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2.1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19.47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1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3.81mm" fo:break-before="auto" style:use-optimal-row-height="false"/>
    </style:style>
    <style:style style:name="ro6" style:family="table-row">
      <style:table-row-properties style:row-height="8.7mm" fo:break-before="auto" style:use-optimal-row-height="false"/>
    </style:style>
    <style:style style:name="ro7" style:family="table-row">
      <style:table-row-properties style:row-height="10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99ff99" fo:border="0.06pt solid #000000"/>
    </style:style>
    <style:style style:name="ce6" style:family="table-cell" style:parent-style-name="Default">
      <style:table-cell-properties fo:background-color="#99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3">
      <style:table-cell-properties fo:background-color="#99ff99" fo:border="0.06pt solid #000000"/>
    </style:style>
    <style:style style:name="ce9" style:family="table-cell" style:parent-style-name="Default">
      <style:table-cell-properties fo:background-color="#99ff99" fo:wrap-option="wrap" fo:border="0.06pt solid #000000"/>
    </style:style>
    <style:style style:name="ce10" style:family="table-cell" style:parent-style-name="Default" style:data-style-name="N2">
      <style:table-cell-properties fo:background-color="#99ff99" fo:border="0.06pt solid #000000"/>
    </style:style>
    <style:style style:name="ce11" style:family="table-cell" style:parent-style-name="Default" style:data-style-name="N4">
      <style:table-cell-properties fo:background-color="#99ff99" fo:border="0.06pt solid #000000"/>
    </style:style>
    <style:style style:name="ce12" style:family="table-cell" style:parent-style-name="Default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99" fo:border="0.06pt solid #000000"/>
    </style:style>
    <style:style style:name="ce15" style:family="table-cell" style:parent-style-name="Default" style:data-style-name="N3">
      <style:table-cell-properties fo:background-color="#ffff99" fo:border="0.06pt solid #000000"/>
    </style:style>
    <style:style style:name="ce16" style:family="table-cell" style:parent-style-name="Default">
      <style:table-cell-properties fo:background-color="#ffff99" fo:wrap-option="wrap" fo:border="0.06pt solid #000000"/>
    </style:style>
    <style:style style:name="ce17" style:family="table-cell" style:parent-style-name="Default" style:data-style-name="N2">
      <style:table-cell-properties fo:background-color="#ffff99" fo:border="0.06pt solid #000000"/>
    </style:style>
    <style:style style:name="ce18" style:family="table-cell" style:parent-style-name="Default" style:data-style-name="N4">
      <style:table-cell-properties fo:background-color="#ffff99" fo:border="0.06pt solid #000000"/>
    </style:style>
    <style:style style:name="ce19" style:family="table-cell" style:parent-style-name="Default" style:data-style-name="N2"/>
    <style:style style:name="ce20" style:family="table-cell" style:parent-style-name="Default">
      <style:table-cell-properties fo:background-color="#99ffff" fo:border="0.06pt solid #000000"/>
    </style:style>
    <style:style style:name="ce21" style:family="table-cell" style:parent-style-name="Default">
      <style:table-cell-properties fo:background-color="#99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ackground-color="#99ffff" fo:border="0.06pt solid #000000"/>
    </style:style>
    <style:style style:name="ce23" style:family="table-cell" style:parent-style-name="Default">
      <style:table-cell-properties fo:background-color="#99ffff" fo:wrap-option="wrap" fo:border="0.06pt solid #000000"/>
    </style:style>
    <style:style style:name="ce24" style:family="table-cell" style:parent-style-name="Default" style:data-style-name="N2">
      <style:table-cell-properties fo:background-color="#99ffff" fo:border="0.06pt solid #000000"/>
    </style:style>
    <style:style style:name="ce25" style:family="table-cell" style:parent-style-name="Default" style:data-style-name="N4">
      <style:table-cell-properties fo:background-color="#99ffff" fo:border="0.06pt solid #000000"/>
    </style:style>
    <style:style style:name="ce26" style:family="table-cell" style:parent-style-name="Default">
      <style:table-cell-properties fo:background-color="#ff9999" fo:border="0.06pt solid #000000"/>
    </style:style>
    <style:style style:name="ce27" style:family="table-cell" style:parent-style-name="Default">
      <style:table-cell-properties fo:background-color="#ff99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9999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ff9999" fo:border="0.06pt solid #000000"/>
    </style:style>
    <style:style style:name="ce30" style:family="table-cell" style:parent-style-name="Default">
      <style:table-cell-properties fo:background-color="#ff9999" fo:wrap-option="wrap" fo:border="0.06pt solid #000000"/>
    </style:style>
    <style:style style:name="ce31" style:family="table-cell" style:parent-style-name="Default" style:data-style-name="N2">
      <style:table-cell-properties fo:background-color="#ff9999" fo:border="0.06pt solid #000000"/>
    </style:style>
    <style:style style:name="ce32" style:family="table-cell" style:parent-style-name="Default" style:data-style-name="N4">
      <style:table-cell-properties fo:background-color="#ff9999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ecTime" table:style-name="ta1">
        <table:shapes>
          <draw:frame draw:z-index="0" draw:style-name="gr1" draw:text-style-name="P1" svg:width="186.98mm" svg:height="121.92mm" svg:x="209.61mm" svg:y="81.46mm">
            <loext:p draw:notify-on-update-of-ranges="ExecTime.A5:ExecTime.A14 ExecTime.A5:ExecTime.A14 ExecTime.B4:ExecTime.B4 ExecTime.B5:ExecTime.B14 ExecTime.A5:ExecTime.A14 ExecTime.D4:ExecTime.D4 ExecTime.D5:ExecTime.D14 ExecTime.A5:ExecTime.A14 ExecTime.F4:ExecTime.F4 ExecTime.F5:ExecTime.F14 ExecTime.A5:ExecTime.A14 ExecTime.H4:ExecTime.H4 ExecTime.H5:ExecTime.H14 ExecTime.A5:ExecTime.A14 ExecTime.K4:ExecTime.K4 ExecTime.K5:ExecTime.K14 ExecTime.A5:ExecTime.A14 ExecTime.M4:ExecTime.M4 ExecTime.M5:ExecTime.M14 ExecTime.A5:ExecTime.A14 ExecTime.O4:ExecTime.O4 ExecTime.O5:ExecTime.O14 ExecTime.A5:ExecTime.A14 ExecTime.Q4:ExecTime.Q4 ExecTime.Q5:ExecTime.Q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64mm" svg:height="120.62mm" svg:x="213.05mm" svg:y="230.37mm">
            <loext:p draw:notify-on-update-of-ranges="ExecTime.A47:ExecTime.A56 ExecTime.B46:ExecTime.B46 ExecTime.B47:ExecTime.B56 ExecTime.A47:ExecTime.A56 ExecTime.C46:ExecTime.C46 ExecTime.C47:ExecTime.C5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 table:number-columns-spanned="2" table:number-rows-spanned="2">
            <text:p>CPLEX Rand</text:p>
          </table:table-cell>
          <table:covered-table-cell/>
          <table:table-cell office:value-type="string" calcext:value-type="string" table:number-columns-spanned="2" table:number-rows-spanned="2">
            <text:p>CPLEX Cluster</text:p>
          </table:table-cell>
          <table:covered-table-cell/>
          <table:table-cell office:value-type="string" calcext:value-type="string" table:number-columns-spanned="2" table:number-rows-spanned="2">
            <text:p>CPLEX Line</text:p>
          </table:table-cell>
          <table:covered-table-cell/>
          <table:table-cell office:value-type="string" calcext:value-type="string" table:number-columns-spanned="2" table:number-rows-spanned="2">
            <text:p>CPLEX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8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 CPLEX Unif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Clust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Line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Circ</text:p>
          </table:table-cell>
          <table:table-cell/>
          <table:table-cell office:value-type="string" calcext:value-type="string">
            <text:p>Nodi</text:p>
          </table:table-cell>
          <table:table-cell office:value-type="string" calcext:value-type="string">
            <text:p>T SA Unif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Clust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Line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Cir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475" calcext:value-type="float">
            <text:p>0,0634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983" calcext:value-type="float">
            <text:p>0,098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8755" calcext:value-type="float">
            <text:p>0,0875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603" calcext:value-type="float">
            <text:p>0,06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395" calcext:value-type="float">
            <text:p>0,3239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546925" calcext:value-type="float">
            <text:p>0,54692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404675" calcext:value-type="float">
            <text:p>0,40467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25725" calcext:value-type="float">
            <text:p>0,257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14275" calcext:value-type="float">
            <text:p>2,5142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.476275" calcext:value-type="float">
            <text:p>1,4762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.763675" calcext:value-type="float">
            <text:p>2,7636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.932375" calcext:value-type="float">
            <text:p>2,9323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94325" calcext:value-type="float">
            <text:p>6,9432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9.660425" calcext:value-type="float">
            <text:p>9,66042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6.3755" calcext:value-type="float">
            <text:p>6,375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5.83975" calcext:value-type="float">
            <text:p>5,839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389725" calcext:value-type="float">
            <text:p>17,3897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31.35625" calcext:value-type="float">
            <text:p>31,356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8.51" calcext:value-type="float">
            <text:p>8,5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4.703" calcext:value-type="float">
            <text:p>14,7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98135" calcext:value-type="float">
            <text:p>19,9813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74.337" calcext:value-type="float">
            <text:p>74,33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21.99525" calcext:value-type="float">
            <text:p>21,9952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6.25075" calcext:value-type="float">
            <text:p>16,250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.28625" calcext:value-type="float">
            <text:p>60,2862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40.6935" calcext:value-type="float">
            <text:p>140,693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65.94175" calcext:value-type="float">
            <text:p>165,9417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830.34475" calcext:value-type="float">
            <text:p>1830,344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.9184" calcext:value-type="float">
            <text:p>109,9184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889.24775" calcext:value-type="float">
            <text:p>1889,247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42.22075" calcext:value-type="float">
            <text:p>142,220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34.429" calcext:value-type="float">
            <text:p>134,4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8557" calcext:value-type="float">
            <text:p>99,8557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008.3725" calcext:value-type="float">
            <text:p>1008,372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248.4065" calcext:value-type="float">
            <text:p>1248,406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625.2715" calcext:value-type="float">
            <text:p>625,27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4.59975" calcext:value-type="float">
            <text:p>284,599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395.84975" calcext:value-type="float">
            <text:p>1395,849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056.003" calcext:value-type="float">
            <text:p>2056,003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936.28125" calcext:value-type="float">
            <text:p>1936,28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2" table:number-rows-spanned="2">
            <text:p>LS Rand</text:p>
          </table:table-cell>
          <table:covered-table-cell/>
          <table:table-cell office:value-type="string" calcext:value-type="string" table:number-columns-spanned="2" table:number-rows-spanned="2">
            <text:p>LS Cluster</text:p>
          </table:table-cell>
          <table:covered-table-cell/>
          <table:table-cell office:value-type="string" calcext:value-type="string" table:number-columns-spanned="2" table:number-rows-spanned="2">
            <text:p>LS Line</text:p>
          </table:table-cell>
          <table:covered-table-cell/>
          <table:table-cell office:value-type="string" calcext:value-type="string" table:number-columns-spanned="2" table:number-rows-spanned="2">
            <text:p>LS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8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20" calcext:value-type="float">
            <text:p>20</text:p>
          </table:table-cell>
          <table:table-cell office:value-type="float" office:value="0.0006" calcext:value-type="float">
            <text:p>0,0006</text:p>
          </table:table-cell>
          <table:table-cell office:value-type="float" office:value="20" calcext:value-type="float">
            <text:p>20</text:p>
          </table:table-cell>
          <table:table-cell office:value-type="float" office:value="0.0006" calcext:value-type="float">
            <text:p>0,0006</text:p>
          </table:table-cell>
          <table:table-cell office:value-type="float" office:value="20" calcext:value-type="float">
            <text:p>20</text:p>
          </table:table-cell>
          <table:table-cell office:value-type="float" office:value="0.000625" calcext:value-type="float">
            <text:p>0,00062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5075" calcext:value-type="float">
            <text:p>0,005075</text:p>
          </table:table-cell>
          <table:table-cell office:value-type="float" office:value="30" calcext:value-type="float">
            <text:p>30</text:p>
          </table:table-cell>
          <table:table-cell office:value-type="float" office:value="0.0064" calcext:value-type="float">
            <text:p>0,0064</text:p>
          </table:table-cell>
          <table:table-cell office:value-type="float" office:value="30" calcext:value-type="float">
            <text:p>30</text:p>
          </table:table-cell>
          <table:table-cell office:value-type="float" office:value="0.0059" calcext:value-type="float">
            <text:p>0,0059</text:p>
          </table:table-cell>
          <table:table-cell office:value-type="float" office:value="30" calcext:value-type="float">
            <text:p>30</text:p>
          </table:table-cell>
          <table:table-cell office:value-type="float" office:value="0.00565" calcext:value-type="float">
            <text:p>0,0056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965" calcext:value-type="float">
            <text:p>0,01965</text:p>
          </table:table-cell>
          <table:table-cell office:value-type="float" office:value="40" calcext:value-type="float">
            <text:p>40</text:p>
          </table:table-cell>
          <table:table-cell office:value-type="float" office:value="0.017725" calcext:value-type="float">
            <text:p>0,017725</text:p>
          </table:table-cell>
          <table:table-cell office:value-type="float" office:value="40" calcext:value-type="float">
            <text:p>40</text:p>
          </table:table-cell>
          <table:table-cell office:value-type="float" office:value="0.01985" calcext:value-type="float">
            <text:p>0,01985</text:p>
          </table:table-cell>
          <table:table-cell office:value-type="float" office:value="40" calcext:value-type="float">
            <text:p>40</text:p>
          </table:table-cell>
          <table:table-cell office:value-type="float" office:value="0.02055" calcext:value-type="float">
            <text:p>0,0205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4225" calcext:value-type="float">
            <text:p>0,054225</text:p>
          </table:table-cell>
          <table:table-cell office:value-type="float" office:value="50" calcext:value-type="float">
            <text:p>50</text:p>
          </table:table-cell>
          <table:table-cell office:value-type="float" office:value="0.057525" calcext:value-type="float">
            <text:p>0,057525</text:p>
          </table:table-cell>
          <table:table-cell office:value-type="float" office:value="50" calcext:value-type="float">
            <text:p>50</text:p>
          </table:table-cell>
          <table:table-cell office:value-type="float" office:value="0.054225" calcext:value-type="float">
            <text:p>0,054225</text:p>
          </table:table-cell>
          <table:table-cell office:value-type="float" office:value="50" calcext:value-type="float">
            <text:p>50</text:p>
          </table:table-cell>
          <table:table-cell office:value-type="float" office:value="0.05685" calcext:value-type="float">
            <text:p>0,0568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78" calcext:value-type="float">
            <text:p>0,1378</text:p>
          </table:table-cell>
          <table:table-cell office:value-type="float" office:value="60" calcext:value-type="float">
            <text:p>60</text:p>
          </table:table-cell>
          <table:table-cell office:value-type="float" office:value="0.129475" calcext:value-type="float">
            <text:p>0,129475</text:p>
          </table:table-cell>
          <table:table-cell office:value-type="float" office:value="60" calcext:value-type="float">
            <text:p>60</text:p>
          </table:table-cell>
          <table:table-cell office:value-type="float" office:value="0.1161" calcext:value-type="float">
            <text:p>0,1161</text:p>
          </table:table-cell>
          <table:table-cell office:value-type="float" office:value="60" calcext:value-type="float">
            <text:p>60</text:p>
          </table:table-cell>
          <table:table-cell office:value-type="float" office:value="0.113575" calcext:value-type="float">
            <text:p>0,11357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17075" calcext:value-type="float">
            <text:p>0,217075</text:p>
          </table:table-cell>
          <table:table-cell office:value-type="float" office:value="70" calcext:value-type="float">
            <text:p>70</text:p>
          </table:table-cell>
          <table:table-cell office:value-type="float" office:value="0.2843" calcext:value-type="float">
            <text:p>0,2843</text:p>
          </table:table-cell>
          <table:table-cell office:value-type="float" office:value="70" calcext:value-type="float">
            <text:p>70</text:p>
          </table:table-cell>
          <table:table-cell office:value-type="float" office:value="0.2338" calcext:value-type="float">
            <text:p>0,2338</text:p>
          </table:table-cell>
          <table:table-cell office:value-type="float" office:value="70" calcext:value-type="float">
            <text:p>70</text:p>
          </table:table-cell>
          <table:table-cell office:value-type="float" office:value="0.234275" calcext:value-type="float">
            <text:p>0,23427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408" calcext:value-type="float">
            <text:p>0,4408</text:p>
          </table:table-cell>
          <table:table-cell office:value-type="float" office:value="80" calcext:value-type="float">
            <text:p>80</text:p>
          </table:table-cell>
          <table:table-cell office:value-type="float" office:value="0.5042" calcext:value-type="float">
            <text:p>0,5042</text:p>
          </table:table-cell>
          <table:table-cell office:value-type="float" office:value="80" calcext:value-type="float">
            <text:p>80</text:p>
          </table:table-cell>
          <table:table-cell office:value-type="float" office:value="0.3809" calcext:value-type="float">
            <text:p>0,3809</text:p>
          </table:table-cell>
          <table:table-cell office:value-type="float" office:value="80" calcext:value-type="float">
            <text:p>80</text:p>
          </table:table-cell>
          <table:table-cell office:value-type="float" office:value="0.407025" calcext:value-type="float">
            <text:p>0,40702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341" calcext:value-type="float">
            <text:p>0,7341</text:p>
          </table:table-cell>
          <table:table-cell office:value-type="float" office:value="90" calcext:value-type="float">
            <text:p>90</text:p>
          </table:table-cell>
          <table:table-cell office:value-type="float" office:value="0.718675" calcext:value-type="float">
            <text:p>0,718675</text:p>
          </table:table-cell>
          <table:table-cell office:value-type="float" office:value="90" calcext:value-type="float">
            <text:p>90</text:p>
          </table:table-cell>
          <table:table-cell office:value-type="float" office:value="0.648525" calcext:value-type="float">
            <text:p>0,648525</text:p>
          </table:table-cell>
          <table:table-cell office:value-type="float" office:value="90" calcext:value-type="float">
            <text:p>90</text:p>
          </table:table-cell>
          <table:table-cell office:value-type="float" office:value="0.67865" calcext:value-type="float">
            <text:p>0,6786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195" calcext:value-type="float">
            <text:p>1,3195</text:p>
          </table:table-cell>
          <table:table-cell office:value-type="float" office:value="100" calcext:value-type="float">
            <text:p>100</text:p>
          </table:table-cell>
          <table:table-cell office:value-type="float" office:value="1.2395" calcext:value-type="float">
            <text:p>1,2395</text:p>
          </table:table-cell>
          <table:table-cell office:value-type="float" office:value="100" calcext:value-type="float">
            <text:p>100</text:p>
          </table:table-cell>
          <table:table-cell office:value-type="float" office:value="1.12155" calcext:value-type="float">
            <text:p>1,12155</text:p>
          </table:table-cell>
          <table:table-cell office:value-type="float" office:value="100" calcext:value-type="float">
            <text:p>100</text:p>
          </table:table-cell>
          <table:table-cell office:value-type="float" office:value="0.95375" calcext:value-type="float">
            <text:p>0,9537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2" table:number-rows-spanned="2">
            <text:p>SA Rand</text:p>
          </table:table-cell>
          <table:covered-table-cell/>
          <table:table-cell table:style-name="ce2" office:value-type="string" calcext:value-type="string" table:number-columns-spanned="2" table:number-rows-spanned="2">
            <text:p>SA Cluster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SA Line</text:p>
          </table:table-cell>
          <table:covered-table-cell table:style-name="ce3"/>
          <table:table-cell office:value-type="string" calcext:value-type="string" table:number-columns-spanned="2" table:number-rows-spanned="2">
            <text:p>SA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2"/>
          <table:covered-table-cell table:number-columns-repeated="4" table:style-name="ce3"/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office:value-type="string" calcext:value-type="string">
            <text:p>Nodi</text:p>
          </table:table-cell>
          <table:table-cell table:style-name="ce1" office:value-type="string" calcext:value-type="string">
            <text:p>T CPLEX</text:p>
          </table:table-cell>
          <table:table-cell table:style-name="ce1" office:value-type="string" calcext:value-type="string">
            <text:p>T Sim Ann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5];[.D5];[.F5];[.H5])" office:value-type="float" office:value="0.07740625" calcext:value-type="float">
            <text:p>0,07740625</text:p>
          </table:table-cell>
          <table:table-cell table:formula="of:=AVERAGE([.B34];[.D34];[.F34];[.H34])" office:value-type="float" office:value="0.61469375" calcext:value-type="float">
            <text:p>0,6146937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6];[.D6];[.F6];[.H6])" office:value-type="float" office:value="0.3832" calcext:value-type="float">
            <text:p>0,3832</text:p>
          </table:table-cell>
          <table:table-cell table:formula="of:=AVERAGE([.B35];[.D35];[.F35];[.H35])" office:value-type="float" office:value="1.343675" calcext:value-type="float">
            <text:p>1,34367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VERAGE([.B7];[.D7];[.F7];[.H7])" office:value-type="float" office:value="2.42165" calcext:value-type="float">
            <text:p>2,42165</text:p>
          </table:table-cell>
          <table:table-cell table:formula="of:=AVERAGE([.B36];[.D36];[.F36];[.H36])" office:value-type="float" office:value="2.18094375" calcext:value-type="float">
            <text:p>2,180943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8];[.D8];[.F8];[.H8])" office:value-type="float" office:value="7.20473125" calcext:value-type="float">
            <text:p>7,20473125</text:p>
          </table:table-cell>
          <table:table-cell table:formula="of:=AVERAGE([.B37];[.D37];[.F37];[.H37])" office:value-type="float" office:value="3.17826875" calcext:value-type="float">
            <text:p>3,178268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VERAGE([.B9];[.D9];[.F9];[.H9])" office:value-type="float" office:value="17.98974375" calcext:value-type="float">
            <text:p>17,98974375</text:p>
          </table:table-cell>
          <table:table-cell table:formula="of:=AVERAGE([.B38];[.D38];[.F38];[.H38])" office:value-type="float" office:value="4.20775" calcext:value-type="float">
            <text:p>4,2077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VERAGE([.B10];[.D10];[.F10];[.H10])" office:value-type="float" office:value="33.1410875" calcext:value-type="float">
            <text:p>33,1410875</text:p>
          </table:table-cell>
          <table:table-cell table:formula="of:=AVERAGE([.B39];[.D39];[.F39];[.H39])" office:value-type="float" office:value="5.44746875" calcext:value-type="float">
            <text:p>5,447468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VERAGE([.B11];[.D11];[.F11];[.H11])" office:value-type="float" office:value="549.3165625" calcext:value-type="float">
            <text:p>549,3165625</text:p>
          </table:table-cell>
          <table:table-cell table:formula="of:=AVERAGE([.B40];[.D40];[.F40];[.H40])" office:value-type="float" office:value="6.76326875" calcext:value-type="float">
            <text:p>6,7632687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B12];[.D12];[.F12];[.H12])" office:value-type="float" office:value="568.953975" calcext:value-type="float">
            <text:p>568,953975</text:p>
          </table:table-cell>
          <table:table-cell table:formula="of:=AVERAGE([.B41];[.D41];[.F41];[.H41])" office:value-type="float" office:value="8.2913125" calcext:value-type="float">
            <text:p>8,2913125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[.B13];[.D13];[.F13];[.H13])" office:value-type="float" office:value="745.47655" calcext:value-type="float">
            <text:p>745,47655</text:p>
          </table:table-cell>
          <table:table-cell table:formula="of:=AVERAGE([.B42];[.D42];[.F42];[.H42])" office:value-type="float" office:value="9.8671625" calcext:value-type="float">
            <text:p>9,867162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B14];[.D14];[.F14];[.H14])" office:value-type="float" office:value="1418.1834375" calcext:value-type="float">
            <text:p>1418,1834375</text:p>
          </table:table-cell>
          <table:table-cell table:formula="of:=AVERAGE([.B43];[.D43];[.F43];[.H43])" office:value-type="float" office:value="11.490575" calcext:value-type="float">
            <text:p>11,490575</text:p>
          </table:table-cell>
          <table:table-cell table:number-columns-repeated="14"/>
        </table:table-row>
      </table:table>
      <table:table table:name="Foglio2" table:style-name="ta1">
        <table:shapes>
          <draw:frame draw:z-index="0" draw:style-name="gr1" draw:text-style-name="P1" svg:width="172.47mm" svg:height="104.17mm" svg:x="22.29mm" svg:y="448.45mm">
            <loext:p draw:notify-on-update-of-ranges="Foglio2.A46:Foglio2.A85 Foglio2.J107:Foglio2.J107 Foglio2.C46:Foglio2.C85 Foglio2.A46:Foglio2.A85 Foglio2.J108:Foglio2.J108 Foglio2.I46:Foglio2.I85 Foglio2.A46:Foglio2.A85 Foglio2.J109:Foglio2.J109 Foglio2.O46:Foglio2.O85 Foglio2.A46:Foglio2.A85 Foglio2.J110:Foglio2.J110 Foglio2.U46:Foglio2.U8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8.67mm" svg:height="103.74mm" svg:x="305.11mm" svg:y="448.19mm">
            <loext:p draw:notify-on-update-of-ranges="Foglio2.J92:Foglio2.J101 Foglio2.K92:Foglio2.K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2.01mm" svg:height="105.96mm" svg:x="23.25mm" svg:y="557.07mm">
            <loext:p draw:notify-on-update-of-ranges="Foglio2.A46:Foglio2.A85 Foglio2.J107:Foglio2.J107 Foglio2.F46:Foglio2.F85 Foglio2.A46:Foglio2.A85 Foglio2.J108:Foglio2.J108 Foglio2.L46:Foglio2.L85 Foglio2.A46:Foglio2.A85 Foglio2.J109:Foglio2.J109 Foglio2.R46:Foglio2.R85 Foglio2.A46:Foglio2.A85 Foglio2.J110:Foglio2.J110 Foglio2.X46:Foglio2.X8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69.57mm" svg:height="104.24mm" svg:x="303.75mm" svg:y="554.07mm">
            <loext:p draw:notify-on-update-of-ranges="Foglio2.J92:Foglio2.J101 Foglio2.L92:Foglio2.L1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3" table:default-cell-style-name="ce5"/>
        <table:table-column table:style-name="co2" table:default-cell-style-name="ce10"/>
        <table:table-column table:style-name="co3" table:default-cell-style-name="ce5"/>
        <table:table-column table:style-name="co1" table:default-cell-style-name="ce12"/>
        <table:table-column table:style-name="co1" table:number-columns-repeated="3" table:default-cell-style-name="ce14"/>
        <table:table-column table:style-name="co4" table:default-cell-style-name="ce17"/>
        <table:table-column table:style-name="co5" table:default-cell-style-name="ce14"/>
        <table:table-column table:style-name="co1" table:default-cell-style-name="ce21"/>
        <table:table-column table:style-name="co1" table:number-columns-repeated="3" table:default-cell-style-name="ce20"/>
        <table:table-column table:style-name="co6" table:default-cell-style-name="ce24"/>
        <table:table-column table:style-name="co7" table:default-cell-style-name="ce20"/>
        <table:table-column table:style-name="co1" table:default-cell-style-name="ce27"/>
        <table:table-column table:style-name="co1" table:number-columns-repeated="3" table:default-cell-style-name="ce26"/>
        <table:table-column table:style-name="co8" table:default-cell-style-name="ce31"/>
        <table:table-column table:style-name="co7" table:default-cell-style-name="ce26"/>
        <table:table-row table:style-name="ro1">
          <table:table-cell table:style-name="Default" table:number-columns-repeated="24"/>
        </table:table-row>
        <table:table-row table:style-name="ro3">
          <table:table-cell table:style-name="ce5" office:value-type="string" calcext:value-type="string">
            <text:p>Ottimo Rand</text:p>
          </table:table-cell>
          <table:table-cell office:value-type="string" calcext:value-type="string">
            <text:p>LS Best Rand</text:p>
          </table:table-cell>
          <table:table-cell office:value-type="string" calcext:value-type="string">
            <text:p>SA INT Rand</text:p>
          </table:table-cell>
          <table:table-cell office:value-type="string" calcext:value-type="string">
            <text:p>SA TOT Rand</text:p>
          </table:table-cell>
          <table:table-cell table:style-name="ce9" office:value-type="string" calcext:value-type="string">
            <text:p>Differenza SA – LS</text:p>
          </table:table-cell>
          <table:table-cell table:style-name="ce9" office:value-type="string" calcext:value-type="string">
            <text:p>Differenza SA TOT – CPLEX</text:p>
          </table:table-cell>
          <table:table-cell office:value-type="string" calcext:value-type="string">
            <text:p>Ottimo Clust</text:p>
          </table:table-cell>
          <table:table-cell office:value-type="string" calcext:value-type="string">
            <text:p>LS Best Clust</text:p>
          </table:table-cell>
          <table:table-cell office:value-type="string" calcext:value-type="string">
            <text:p>SA INT Clust</text:p>
          </table:table-cell>
          <table:table-cell office:value-type="string" calcext:value-type="string">
            <text:p>SA TOT Clust</text:p>
          </table:table-cell>
          <table:table-cell table:style-name="ce16" office:value-type="string" calcext:value-type="string">
            <text:p>Differenza SA – LS</text:p>
          </table:table-cell>
          <table:table-cell table:style-name="ce16" office:value-type="string" calcext:value-type="string">
            <text:p>Differenza CPLX – SA TOT</text:p>
          </table:table-cell>
          <table:table-cell table:style-name="ce20" office:value-type="string" calcext:value-type="string">
            <text:p>Ottimo Line</text:p>
          </table:table-cell>
          <table:table-cell office:value-type="string" calcext:value-type="string">
            <text:p>LS Best Line</text:p>
          </table:table-cell>
          <table:table-cell office:value-type="string" calcext:value-type="string">
            <text:p>SA INT Line</text:p>
          </table:table-cell>
          <table:table-cell office:value-type="string" calcext:value-type="string">
            <text:p>SA TOT Line</text:p>
          </table:table-cell>
          <table:table-cell table:style-name="ce23" office:value-type="string" calcext:value-type="string">
            <text:p>Differenza SA – LS</text:p>
          </table:table-cell>
          <table:table-cell table:style-name="ce23" office:value-type="string" calcext:value-type="string">
            <text:p>Differenza CPLX – SA TOT</text:p>
          </table:table-cell>
          <table:table-cell table:style-name="ce26" office:value-type="string" calcext:value-type="string">
            <text:p>Ottimo Circ</text:p>
          </table:table-cell>
          <table:table-cell office:value-type="string" calcext:value-type="string">
            <text:p>LS Best Circ</text:p>
          </table:table-cell>
          <table:table-cell table:number-columns-repeated="2" office:value-type="string" calcext:value-type="string">
            <text:p>SA INT Circ</text:p>
          </table:table-cell>
          <table:table-cell table:style-name="ce30" office:value-type="string" calcext:value-type="string">
            <text:p>Differenza SA – LS</text:p>
          </table:table-cell>
          <table:table-cell table:style-name="ce30" office:value-type="string" calcext:value-type="string">
            <text:p>Differenza CPLX – SA TOT</text:p>
          </table:table-cell>
        </table:table-row>
        <table:table-row table:style-name="ro4">
          <table:table-cell office:value-type="float" office:value="330.405" calcext:value-type="float">
            <text:p>330,405</text:p>
          </table:table-cell>
          <table:table-cell office:value-type="float" office:value="330.404" calcext:value-type="float">
            <text:p>330,404</text:p>
          </table:table-cell>
          <table:table-cell office:value-type="float" office:value="343.58" calcext:value-type="float">
            <text:p>343,58</text:p>
          </table:table-cell>
          <table:table-cell office:value-type="float" office:value="330.404" calcext:value-type="float">
            <text:p>330,404</text:p>
          </table:table-cell>
          <table:table-cell table:style-name="ce5" table:formula="of:= [.C3] - [.D3]" office:value-type="float" office:value="13.176" calcext:value-type="float">
            <text:p>13,176</text:p>
          </table:table-cell>
          <table:table-cell table:formula="of:=[.D3]-[.A3]" office:value-type="float" office:value="-0.000999999999976353" calcext:value-type="float">
            <text:p>-0,001</text:p>
          </table:table-cell>
          <table:table-cell office:value-type="float" office:value="105.934" calcext:value-type="float">
            <text:p>105,934</text:p>
          </table:table-cell>
          <table:table-cell office:value-type="float" office:value="105.943" calcext:value-type="float">
            <text:p>105,943</text:p>
          </table:table-cell>
          <table:table-cell office:value-type="float" office:value="110.12" calcext:value-type="float">
            <text:p>110,12</text:p>
          </table:table-cell>
          <table:table-cell office:value-type="float" office:value="105.943" calcext:value-type="float">
            <text:p>105,943</text:p>
          </table:table-cell>
          <table:table-cell table:style-name="ce14" table:formula="of:= [.I3]-[.J3]" office:value-type="float" office:value="4.17700000000001" calcext:value-type="float">
            <text:p>4,177</text:p>
          </table:table-cell>
          <table:table-cell table:formula="of:= [.J3]-[.G3]" office:value-type="float" office:value="0.00900000000000034" calcext:value-type="float">
            <text:p>0,009</text:p>
          </table:table-cell>
          <table:table-cell table:number-columns-repeated="4" office:value-type="float" office:value="159.218" calcext:value-type="float">
            <text:p>159,218</text:p>
          </table:table-cell>
          <table:table-cell table:style-name="ce20" table:formula="of:= [.O3]-[.P3]" office:value-type="float" office:value="0" calcext:value-type="float">
            <text:p>0</text:p>
          </table:table-cell>
          <table:table-cell table:formula="of:= [.P3]-[.M3]" office:value-type="float" office:value="0" calcext:value-type="float">
            <text:p>0</text:p>
          </table:table-cell>
          <table:table-cell office:value-type="float" office:value="225.683" calcext:value-type="float">
            <text:p>225,683</text:p>
          </table:table-cell>
          <table:table-cell table:number-columns-repeated="3" office:value-type="float" office:value="225.682" calcext:value-type="float">
            <text:p>225,682</text:p>
          </table:table-cell>
          <table:table-cell table:style-name="ce26" table:formula="of:=[.U3]-[.V3]" office:value-type="float" office:value="0" calcext:value-type="float">
            <text:p>0</text:p>
          </table:table-cell>
          <table:table-cell table:formula="of:=[.V3]-[.S3]" office:value-type="float" office:value="-0.00100000000000477" calcext:value-type="float">
            <text:p>-0,001</text:p>
          </table:table-cell>
        </table:table-row>
        <table:table-row table:style-name="ro4">
          <table:table-cell table:number-columns-repeated="2" office:value-type="float" office:value="284.322" calcext:value-type="float">
            <text:p>284,322</text:p>
          </table:table-cell>
          <table:table-cell office:value-type="float" office:value="305.013" calcext:value-type="float">
            <text:p>305,013</text:p>
          </table:table-cell>
          <table:table-cell office:value-type="float" office:value="284.322" calcext:value-type="float">
            <text:p>284,322</text:p>
          </table:table-cell>
          <table:table-cell table:style-name="ce5" table:formula="of:= [.C4] - [.D4]" office:value-type="float" office:value="20.691" calcext:value-type="float">
            <text:p>20,691</text:p>
          </table:table-cell>
          <table:table-cell table:formula="of:=[.D4]-[.A4]" office:value-type="float" office:value="0" calcext:value-type="float">
            <text:p>0</text:p>
          </table:table-cell>
          <table:table-cell table:number-columns-repeated="2" office:value-type="float" office:value="217.03" calcext:value-type="float">
            <text:p>217,03</text:p>
          </table:table-cell>
          <table:table-cell office:value-type="float" office:value="222.607" calcext:value-type="float">
            <text:p>222,607</text:p>
          </table:table-cell>
          <table:table-cell office:value-type="float" office:value="217.03" calcext:value-type="float">
            <text:p>217,03</text:p>
          </table:table-cell>
          <table:table-cell table:style-name="ce14" table:formula="of:= [.I4]-[.J4]" office:value-type="float" office:value="5.577" calcext:value-type="float">
            <text:p>5,577</text:p>
          </table:table-cell>
          <table:table-cell table:formula="of:= [.J4]-[.G4]" office:value-type="float" office:value="0" calcext:value-type="float">
            <text:p>0</text:p>
          </table:table-cell>
          <table:table-cell table:number-columns-repeated="2" office:value-type="float" office:value="288.51" calcext:value-type="float">
            <text:p>288,51</text:p>
          </table:table-cell>
          <table:table-cell office:value-type="float" office:value="291.641" calcext:value-type="float">
            <text:p>291,641</text:p>
          </table:table-cell>
          <table:table-cell office:value-type="float" office:value="288.51" calcext:value-type="float">
            <text:p>288,51</text:p>
          </table:table-cell>
          <table:table-cell table:style-name="ce20" table:formula="of:= [.O4]-[.P4]" office:value-type="float" office:value="3.13100000000003" calcext:value-type="float">
            <text:p>3,131</text:p>
          </table:table-cell>
          <table:table-cell table:formula="of:= [.P4]-[.M4]" office:value-type="float" office:value="0" calcext:value-type="float">
            <text:p>0</text:p>
          </table:table-cell>
          <table:table-cell table:number-columns-repeated="2" office:value-type="float" office:value="229.968" calcext:value-type="float">
            <text:p>229,968</text:p>
          </table:table-cell>
          <table:table-cell office:value-type="float" office:value="247.148" calcext:value-type="float">
            <text:p>247,148</text:p>
          </table:table-cell>
          <table:table-cell office:value-type="float" office:value="229.968" calcext:value-type="float">
            <text:p>229,968</text:p>
          </table:table-cell>
          <table:table-cell table:style-name="ce26" table:formula="of:=[.U4]-[.V4]" office:value-type="float" office:value="17.18" calcext:value-type="float">
            <text:p>17,18</text:p>
          </table:table-cell>
          <table:table-cell table:formula="of:=[.V4]-[.S4]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297.305" calcext:value-type="float">
            <text:p>297,305</text:p>
          </table:table-cell>
          <table:table-cell office:value-type="float" office:value="300.692" calcext:value-type="float">
            <text:p>300,692</text:p>
          </table:table-cell>
          <table:table-cell office:value-type="float" office:value="297.305" calcext:value-type="float">
            <text:p>297,305</text:p>
          </table:table-cell>
          <table:table-cell table:style-name="ce5" table:formula="of:= [.C5] - [.D5]" office:value-type="float" office:value="3.387" calcext:value-type="float">
            <text:p>3,387</text:p>
          </table:table-cell>
          <table:table-cell table:formula="of:=[.D5]-[.A5]" office:value-type="float" office:value="0" calcext:value-type="float">
            <text:p>0</text:p>
          </table:table-cell>
          <table:table-cell table:number-columns-repeated="4" office:value-type="float" office:value="212.892" calcext:value-type="float">
            <text:p>212,892</text:p>
          </table:table-cell>
          <table:table-cell table:style-name="ce14" table:formula="of:= [.I5]-[.J5]" office:value-type="float" office:value="0" calcext:value-type="float">
            <text:p>0</text:p>
          </table:table-cell>
          <table:table-cell table:formula="of:= [.J5]-[.G5]" office:value-type="float" office:value="0" calcext:value-type="float">
            <text:p>0</text:p>
          </table:table-cell>
          <table:table-cell table:number-columns-repeated="2" office:value-type="float" office:value="261.339" calcext:value-type="float">
            <text:p>261,339</text:p>
          </table:table-cell>
          <table:table-cell office:value-type="float" office:value="311.086" calcext:value-type="float">
            <text:p>311,086</text:p>
          </table:table-cell>
          <table:table-cell office:value-type="float" office:value="261.339" calcext:value-type="float">
            <text:p>261,339</text:p>
          </table:table-cell>
          <table:table-cell table:style-name="ce20" table:formula="of:= [.O5]-[.P5]" office:value-type="float" office:value="49.747" calcext:value-type="float">
            <text:p>49,747</text:p>
          </table:table-cell>
          <table:table-cell table:formula="of:= [.P5]-[.M5]" office:value-type="float" office:value="0" calcext:value-type="float">
            <text:p>0</text:p>
          </table:table-cell>
          <table:table-cell office:value-type="float" office:value="151.994" calcext:value-type="float">
            <text:p>151,994</text:p>
          </table:table-cell>
          <table:table-cell office:value-type="float" office:value="151.944" calcext:value-type="float">
            <text:p>151,944</text:p>
          </table:table-cell>
          <table:table-cell office:value-type="float" office:value="164.808" calcext:value-type="float">
            <text:p>164,808</text:p>
          </table:table-cell>
          <table:table-cell office:value-type="float" office:value="151.944" calcext:value-type="float">
            <text:p>151,944</text:p>
          </table:table-cell>
          <table:table-cell table:style-name="ce26" table:formula="of:=[.U5]-[.V5]" office:value-type="float" office:value="12.864" calcext:value-type="float">
            <text:p>12,864</text:p>
          </table:table-cell>
          <table:table-cell table:formula="of:=[.V5]-[.S5]" office:value-type="float" office:value="-0.0500000000000114" calcext:value-type="float">
            <text:p>-0,05</text:p>
          </table:table-cell>
        </table:table-row>
        <table:table-row table:style-name="ro4">
          <table:table-cell table:number-columns-repeated="2" office:value-type="float" office:value="330.608" calcext:value-type="float">
            <text:p>330,608</text:p>
          </table:table-cell>
          <table:table-cell office:value-type="float" office:value="369.318" calcext:value-type="float">
            <text:p>369,318</text:p>
          </table:table-cell>
          <table:table-cell office:value-type="float" office:value="330.608" calcext:value-type="float">
            <text:p>330,608</text:p>
          </table:table-cell>
          <table:table-cell table:style-name="ce5" table:formula="of:= [.C6] - [.D6]" office:value-type="float" office:value="38.71" calcext:value-type="float">
            <text:p>38,71</text:p>
          </table:table-cell>
          <table:table-cell table:formula="of:=[.D6]-[.A6]" office:value-type="float" office:value="0" calcext:value-type="float">
            <text:p>0</text:p>
          </table:table-cell>
          <table:table-cell office:value-type="float" office:value="201.934" calcext:value-type="float">
            <text:p>201,934</text:p>
          </table:table-cell>
          <table:table-cell office:value-type="float" office:value="202.673" calcext:value-type="float">
            <text:p>202,673</text:p>
          </table:table-cell>
          <table:table-cell office:value-type="float" office:value="207.14" calcext:value-type="float">
            <text:p>207,14</text:p>
          </table:table-cell>
          <table:table-cell office:value-type="float" office:value="201.934" calcext:value-type="float">
            <text:p>201,934</text:p>
          </table:table-cell>
          <table:table-cell table:style-name="ce14" table:formula="of:= [.I6]-[.J6]" office:value-type="float" office:value="5.20599999999999" calcext:value-type="float">
            <text:p>5,206</text:p>
          </table:table-cell>
          <table:table-cell table:formula="of:= [.J6]-[.G6]" office:value-type="float" office:value="0" calcext:value-type="float">
            <text:p>0</text:p>
          </table:table-cell>
          <table:table-cell table:number-columns-repeated="4" office:value-type="float" office:value="209.73" calcext:value-type="float">
            <text:p>209,73</text:p>
          </table:table-cell>
          <table:table-cell table:style-name="ce20" table:formula="of:= [.O6]-[.P6]" office:value-type="float" office:value="0" calcext:value-type="float">
            <text:p>0</text:p>
          </table:table-cell>
          <table:table-cell table:formula="of:= [.P6]-[.M6]" office:value-type="float" office:value="0" calcext:value-type="float">
            <text:p>0</text:p>
          </table:table-cell>
          <table:table-cell table:number-columns-repeated="2" office:value-type="float" office:value="98.1439" calcext:value-type="float">
            <text:p>98,1439</text:p>
          </table:table-cell>
          <table:table-cell office:value-type="float" office:value="98.2724" calcext:value-type="float">
            <text:p>98,2724</text:p>
          </table:table-cell>
          <table:table-cell office:value-type="float" office:value="98.1439" calcext:value-type="float">
            <text:p>98,1439</text:p>
          </table:table-cell>
          <table:table-cell table:style-name="ce26" table:formula="of:=[.U6]-[.V6]" office:value-type="float" office:value="0.128500000000003" calcext:value-type="float">
            <text:p>0,1285</text:p>
          </table:table-cell>
          <table:table-cell table:formula="of:=[.V6]-[.S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68.77" calcext:value-type="float">
            <text:p>368,77</text:p>
          </table:table-cell>
          <table:table-cell table:number-columns-repeated="3" office:value-type="float" office:value="368.776" calcext:value-type="float">
            <text:p>368,776</text:p>
          </table:table-cell>
          <table:table-cell table:style-name="ce5" table:formula="of:= [.C7] - [.D7]" office:value-type="float" office:value="0" calcext:value-type="float">
            <text:p>0</text:p>
          </table:table-cell>
          <table:table-cell table:formula="of:=[.D7]-[.A7]" office:value-type="float" office:value="0.00600000000002865" calcext:value-type="float">
            <text:p>0,006</text:p>
          </table:table-cell>
          <table:table-cell office:value-type="float" office:value="233.456" calcext:value-type="float">
            <text:p>233,456</text:p>
          </table:table-cell>
          <table:table-cell office:value-type="float" office:value="234.421" calcext:value-type="float">
            <text:p>234,421</text:p>
          </table:table-cell>
          <table:table-cell office:value-type="float" office:value="240.241" calcext:value-type="float">
            <text:p>240,241</text:p>
          </table:table-cell>
          <table:table-cell office:value-type="float" office:value="234.421" calcext:value-type="float">
            <text:p>234,421</text:p>
          </table:table-cell>
          <table:table-cell table:style-name="ce14" table:formula="of:= [.I7]-[.J7]" office:value-type="float" office:value="5.82000000000002" calcext:value-type="float">
            <text:p>5,82</text:p>
          </table:table-cell>
          <table:table-cell table:formula="of:= [.J7]-[.G7]" office:value-type="float" office:value="0.965000000000003" calcext:value-type="float">
            <text:p>0,965</text:p>
          </table:table-cell>
          <table:table-cell table:number-columns-repeated="2" office:value-type="float" office:value="319.137" calcext:value-type="float">
            <text:p>319,137</text:p>
          </table:table-cell>
          <table:table-cell office:value-type="float" office:value="345.823" calcext:value-type="float">
            <text:p>345,823</text:p>
          </table:table-cell>
          <table:table-cell office:value-type="float" office:value="319.623" calcext:value-type="float">
            <text:p>319,623</text:p>
          </table:table-cell>
          <table:table-cell table:style-name="ce20" table:formula="of:= [.O7]-[.P7]" office:value-type="float" office:value="26.2" calcext:value-type="float">
            <text:p>26,2</text:p>
          </table:table-cell>
          <table:table-cell table:formula="of:= [.P7]-[.M7]" office:value-type="float" office:value="0.48599999999999" calcext:value-type="float">
            <text:p>0,486</text:p>
          </table:table-cell>
          <table:table-cell table:number-columns-repeated="2" office:value-type="float" office:value="264.681" calcext:value-type="float">
            <text:p>264,681</text:p>
          </table:table-cell>
          <table:table-cell office:value-type="float" office:value="316.725" calcext:value-type="float">
            <text:p>316,725</text:p>
          </table:table-cell>
          <table:table-cell office:value-type="float" office:value="264.681" calcext:value-type="float">
            <text:p>264,681</text:p>
          </table:table-cell>
          <table:table-cell table:style-name="ce26" table:formula="of:=[.U7]-[.V7]" office:value-type="float" office:value="52.044" calcext:value-type="float">
            <text:p>52,044</text:p>
          </table:table-cell>
          <table:table-cell table:formula="of:=[.V7]-[.S7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97.501" calcext:value-type="float">
            <text:p>397,501</text:p>
          </table:table-cell>
          <table:table-cell office:value-type="float" office:value="406.74" calcext:value-type="float">
            <text:p>406,74</text:p>
          </table:table-cell>
          <table:table-cell office:value-type="float" office:value="415.243" calcext:value-type="float">
            <text:p>415,243</text:p>
          </table:table-cell>
          <table:table-cell office:value-type="float" office:value="397.501" calcext:value-type="float">
            <text:p>397,501</text:p>
          </table:table-cell>
          <table:table-cell table:style-name="ce5" table:formula="of:= [.C8] - [.D8]" office:value-type="float" office:value="17.742" calcext:value-type="float">
            <text:p>17,742</text:p>
          </table:table-cell>
          <table:table-cell table:formula="of:=[.D8]-[.A8]" office:value-type="float" office:value="0" calcext:value-type="float">
            <text:p>0</text:p>
          </table:table-cell>
          <table:table-cell table:number-columns-repeated="2" office:value-type="float" office:value="271.206" calcext:value-type="float">
            <text:p>271,206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1.206" calcext:value-type="float">
            <text:p>271,206</text:p>
          </table:table-cell>
          <table:table-cell table:style-name="ce14" table:formula="of:= [.I8]-[.J8]" office:value-type="float" office:value="10.174" calcext:value-type="float">
            <text:p>10,174</text:p>
          </table:table-cell>
          <table:table-cell table:formula="of:= [.J8]-[.G8]" office:value-type="float" office:value="0" calcext:value-type="float">
            <text:p>0</text:p>
          </table:table-cell>
          <table:table-cell table:number-columns-repeated="2" office:value-type="float" office:value="229.684" calcext:value-type="float">
            <text:p>229,684</text:p>
          </table:table-cell>
          <table:table-cell office:value-type="float" office:value="253.507" calcext:value-type="float">
            <text:p>253,507</text:p>
          </table:table-cell>
          <table:table-cell office:value-type="float" office:value="229.684" calcext:value-type="float">
            <text:p>229,684</text:p>
          </table:table-cell>
          <table:table-cell table:style-name="ce20" table:formula="of:= [.O8]-[.P8]" office:value-type="float" office:value="23.823" calcext:value-type="float">
            <text:p>23,823</text:p>
          </table:table-cell>
          <table:table-cell table:formula="of:= [.P8]-[.M8]" office:value-type="float" office:value="0" calcext:value-type="float">
            <text:p>0</text:p>
          </table:table-cell>
          <table:table-cell table:number-columns-repeated="2" office:value-type="float" office:value="238.428" calcext:value-type="float">
            <text:p>238,428</text:p>
          </table:table-cell>
          <table:table-cell office:value-type="float" office:value="291.711" calcext:value-type="float">
            <text:p>291,711</text:p>
          </table:table-cell>
          <table:table-cell office:value-type="float" office:value="238.428" calcext:value-type="float">
            <text:p>238,428</text:p>
          </table:table-cell>
          <table:table-cell table:style-name="ce26" table:formula="of:=[.U8]-[.V8]" office:value-type="float" office:value="53.283" calcext:value-type="float">
            <text:p>53,283</text:p>
          </table:table-cell>
          <table:table-cell table:formula="of:=[.V8]-[.S8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92.092" calcext:value-type="float">
            <text:p>392,092</text:p>
          </table:table-cell>
          <table:table-cell office:value-type="float" office:value="396.615" calcext:value-type="float">
            <text:p>396,615</text:p>
          </table:table-cell>
          <table:table-cell office:value-type="float" office:value="415.465" calcext:value-type="float">
            <text:p>415,465</text:p>
          </table:table-cell>
          <table:table-cell office:value-type="float" office:value="392.092" calcext:value-type="float">
            <text:p>392,092</text:p>
          </table:table-cell>
          <table:table-cell table:style-name="ce5" table:formula="of:= [.C9] - [.D9]" office:value-type="float" office:value="23.373" calcext:value-type="float">
            <text:p>23,373</text:p>
          </table:table-cell>
          <table:table-cell table:formula="of:=[.D9]-[.A9]" office:value-type="float" office:value="0" calcext:value-type="float">
            <text:p>0</text:p>
          </table:table-cell>
          <table:table-cell office:value-type="float" office:value="177.958" calcext:value-type="float">
            <text:p>177,958</text:p>
          </table:table-cell>
          <table:table-cell office:value-type="float" office:value="178.402" calcext:value-type="float">
            <text:p>178,402</text:p>
          </table:table-cell>
          <table:table-cell office:value-type="float" office:value="178.492" calcext:value-type="float">
            <text:p>178,492</text:p>
          </table:table-cell>
          <table:table-cell office:value-type="float" office:value="177.957" calcext:value-type="float">
            <text:p>177,957</text:p>
          </table:table-cell>
          <table:table-cell table:style-name="ce14" table:formula="of:= [.I9]-[.J9]" office:value-type="float" office:value="0.534999999999997" calcext:value-type="float">
            <text:p>0,535</text:p>
          </table:table-cell>
          <table:table-cell table:formula="of:= [.J9]-[.G9]" office:value-type="float" office:value="-0.00100000000000477" calcext:value-type="float">
            <text:p>-0,001</text:p>
          </table:table-cell>
          <table:table-cell table:number-columns-repeated="2" office:value-type="float" office:value="367.093" calcext:value-type="float">
            <text:p>367,093</text:p>
          </table:table-cell>
          <table:table-cell office:value-type="float" office:value="404.032" calcext:value-type="float">
            <text:p>404,032</text:p>
          </table:table-cell>
          <table:table-cell office:value-type="float" office:value="367.093" calcext:value-type="float">
            <text:p>367,093</text:p>
          </table:table-cell>
          <table:table-cell table:style-name="ce20" table:formula="of:= [.O9]-[.P9]" office:value-type="float" office:value="36.939" calcext:value-type="float">
            <text:p>36,939</text:p>
          </table:table-cell>
          <table:table-cell table:formula="of:= [.P9]-[.M9]" office:value-type="float" office:value="0" calcext:value-type="float">
            <text:p>0</text:p>
          </table:table-cell>
          <table:table-cell table:number-columns-repeated="2" office:value-type="float" office:value="258.023" calcext:value-type="float">
            <text:p>258,023</text:p>
          </table:table-cell>
          <table:table-cell office:value-type="float" office:value="296.645" calcext:value-type="float">
            <text:p>296,645</text:p>
          </table:table-cell>
          <table:table-cell office:value-type="float" office:value="258.023" calcext:value-type="float">
            <text:p>258,023</text:p>
          </table:table-cell>
          <table:table-cell table:style-name="ce26" table:formula="of:=[.U9]-[.V9]" office:value-type="float" office:value="38.622" calcext:value-type="float">
            <text:p>38,622</text:p>
          </table:table-cell>
          <table:table-cell table:formula="of:=[.V9]-[.S9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50.8789" calcext:value-type="float">
            <text:p>350,8789</text:p>
          </table:table-cell>
          <table:table-cell office:value-type="float" office:value="350.878" calcext:value-type="float">
            <text:p>350,878</text:p>
          </table:table-cell>
          <table:table-cell office:value-type="float" office:value="394.641" calcext:value-type="float">
            <text:p>394,641</text:p>
          </table:table-cell>
          <table:table-cell office:value-type="float" office:value="351.611" calcext:value-type="float">
            <text:p>351,611</text:p>
          </table:table-cell>
          <table:table-cell table:style-name="ce5" table:formula="of:= [.C10] - [.D10]" office:value-type="float" office:value="43.03" calcext:value-type="float">
            <text:p>43,03</text:p>
          </table:table-cell>
          <table:table-cell table:formula="of:=[.D10]-[.A10]" office:value-type="float" office:value="0.732100000000003" calcext:value-type="float">
            <text:p>0,7321</text:p>
          </table:table-cell>
          <table:table-cell table:number-columns-repeated="2" office:value-type="float" office:value="128.976" calcext:value-type="float">
            <text:p>128,976</text:p>
          </table:table-cell>
          <table:table-cell office:value-type="float" office:value="137.735" calcext:value-type="float">
            <text:p>137,735</text:p>
          </table:table-cell>
          <table:table-cell office:value-type="float" office:value="128.976" calcext:value-type="float">
            <text:p>128,976</text:p>
          </table:table-cell>
          <table:table-cell table:style-name="ce14" table:formula="of:= [.I10]-[.J10]" office:value-type="float" office:value="8.75900000000001" calcext:value-type="float">
            <text:p>8,759</text:p>
          </table:table-cell>
          <table:table-cell table:formula="of:= [.J10]-[.G10]" office:value-type="float" office:value="0" calcext:value-type="float">
            <text:p>0</text:p>
          </table:table-cell>
          <table:table-cell table:number-columns-repeated="2" office:value-type="float" office:value="326.201" calcext:value-type="float">
            <text:p>326,201</text:p>
          </table:table-cell>
          <table:table-cell office:value-type="float" office:value="341.753" calcext:value-type="float">
            <text:p>341,753</text:p>
          </table:table-cell>
          <table:table-cell office:value-type="float" office:value="326.201" calcext:value-type="float">
            <text:p>326,201</text:p>
          </table:table-cell>
          <table:table-cell table:style-name="ce20" table:formula="of:= [.O10]-[.P10]" office:value-type="float" office:value="15.552" calcext:value-type="float">
            <text:p>15,552</text:p>
          </table:table-cell>
          <table:table-cell table:formula="of:= [.P10]-[.M10]" office:value-type="float" office:value="0" calcext:value-type="float">
            <text:p>0</text:p>
          </table:table-cell>
          <table:table-cell table:number-columns-repeated="2" office:value-type="float" office:value="373.909" calcext:value-type="float">
            <text:p>373,909</text:p>
          </table:table-cell>
          <table:table-cell office:value-type="float" office:value="407.031" calcext:value-type="float">
            <text:p>407,031</text:p>
          </table:table-cell>
          <table:table-cell office:value-type="float" office:value="373.909" calcext:value-type="float">
            <text:p>373,909</text:p>
          </table:table-cell>
          <table:table-cell table:style-name="ce26" table:formula="of:=[.U10]-[.V10]" office:value-type="float" office:value="33.122" calcext:value-type="float">
            <text:p>33,122</text:p>
          </table:table-cell>
          <table:table-cell table:formula="of:=[.V10]-[.S10]" office:value-type="float" office:value="0" calcext:value-type="float">
            <text:p>0</text:p>
          </table:table-cell>
        </table:table-row>
        <table:table-row table:style-name="ro4">
          <table:table-cell office:value-type="float" office:value="463.787" calcext:value-type="float">
            <text:p>463,787</text:p>
          </table:table-cell>
          <table:table-cell office:value-type="float" office:value="464.492" calcext:value-type="float">
            <text:p>464,492</text:p>
          </table:table-cell>
          <table:table-cell office:value-type="float" office:value="527.646" calcext:value-type="float">
            <text:p>527,646</text:p>
          </table:table-cell>
          <table:table-cell office:value-type="float" office:value="463.787" calcext:value-type="float">
            <text:p>463,787</text:p>
          </table:table-cell>
          <table:table-cell table:style-name="ce5" table:formula="of:= [.C11] - [.D11]" office:value-type="float" office:value="63.859" calcext:value-type="float">
            <text:p>63,859</text:p>
          </table:table-cell>
          <table:table-cell table:formula="of:=[.D11]-[.A11]" office:value-type="float" office:value="0" calcext:value-type="float">
            <text:p>0</text:p>
          </table:table-cell>
          <table:table-cell table:style-name="ce13" office:value-type="float" office:value="141.03" calcext:value-type="float">
            <text:p>141,03</text:p>
          </table:table-cell>
          <table:table-cell office:value-type="float" office:value="145.56" calcext:value-type="float">
            <text:p>145,56</text:p>
          </table:table-cell>
          <table:table-cell table:number-columns-repeated="2" office:value-type="float" office:value="145.863" calcext:value-type="float">
            <text:p>145,863</text:p>
          </table:table-cell>
          <table:table-cell table:style-name="ce14" table:formula="of:= [.I11]-[.J11]" office:value-type="float" office:value="0" calcext:value-type="float">
            <text:p>0</text:p>
          </table:table-cell>
          <table:table-cell table:formula="of:= [.J11]-[.G11]" office:value-type="float" office:value="4.833" calcext:value-type="float">
            <text:p>4,833</text:p>
          </table:table-cell>
          <table:table-cell table:number-columns-repeated="2" office:value-type="float" office:value="369.053" calcext:value-type="float">
            <text:p>369,053</text:p>
          </table:table-cell>
          <table:table-cell office:value-type="float" office:value="427.316" calcext:value-type="float">
            <text:p>427,316</text:p>
          </table:table-cell>
          <table:table-cell office:value-type="float" office:value="369.053" calcext:value-type="float">
            <text:p>369,053</text:p>
          </table:table-cell>
          <table:table-cell table:style-name="ce20" table:formula="of:= [.O11]-[.P11]" office:value-type="float" office:value="58.263" calcext:value-type="float">
            <text:p>58,263</text:p>
          </table:table-cell>
          <table:table-cell table:formula="of:= [.P11]-[.M11]" office:value-type="float" office:value="0" calcext:value-type="float">
            <text:p>0</text:p>
          </table:table-cell>
          <table:table-cell office:value-type="float" office:value="408.372" calcext:value-type="float">
            <text:p>408,372</text:p>
          </table:table-cell>
          <table:table-cell office:value-type="float" office:value="408.874" calcext:value-type="float">
            <text:p>408,874</text:p>
          </table:table-cell>
          <table:table-cell office:value-type="float" office:value="433.808" calcext:value-type="float">
            <text:p>433,808</text:p>
          </table:table-cell>
          <table:table-cell office:value-type="float" office:value="408.485" calcext:value-type="float">
            <text:p>408,485</text:p>
          </table:table-cell>
          <table:table-cell table:style-name="ce26" table:formula="of:=[.U11]-[.V11]" office:value-type="float" office:value="25.323" calcext:value-type="float">
            <text:p>25,323</text:p>
          </table:table-cell>
          <table:table-cell table:formula="of:=[.V11]-[.S11]" office:value-type="float" office:value="0.113" calcext:value-type="float">
            <text:p>0,113</text:p>
          </table:table-cell>
        </table:table-row>
        <table:table-row table:style-name="ro4">
          <table:table-cell office:value-type="float" office:value="450.216" calcext:value-type="float">
            <text:p>450,216</text:p>
          </table:table-cell>
          <table:table-cell office:value-type="float" office:value="450.463" calcext:value-type="float">
            <text:p>450,463</text:p>
          </table:table-cell>
          <table:table-cell office:value-type="float" office:value="494.146" calcext:value-type="float">
            <text:p>494,146</text:p>
          </table:table-cell>
          <table:table-cell office:value-type="float" office:value="450.463" calcext:value-type="float">
            <text:p>450,463</text:p>
          </table:table-cell>
          <table:table-cell table:style-name="ce5" table:formula="of:= [.C12] - [.D12]" office:value-type="float" office:value="43.683" calcext:value-type="float">
            <text:p>43,683</text:p>
          </table:table-cell>
          <table:table-cell table:formula="of:=[.D12]-[.A12]" office:value-type="float" office:value="0.247000000000014" calcext:value-type="float">
            <text:p>0,247</text:p>
          </table:table-cell>
          <table:table-cell office:value-type="float" office:value="169.219" calcext:value-type="float">
            <text:p>169,219</text:p>
          </table:table-cell>
          <table:table-cell office:value-type="float" office:value="172.679" calcext:value-type="float">
            <text:p>172,679</text:p>
          </table:table-cell>
          <table:table-cell office:value-type="float" office:value="185.961" calcext:value-type="float">
            <text:p>185,961</text:p>
          </table:table-cell>
          <table:table-cell office:value-type="float" office:value="169.219" calcext:value-type="float">
            <text:p>169,219</text:p>
          </table:table-cell>
          <table:table-cell table:style-name="ce14" table:formula="of:= [.I12]-[.J12]" office:value-type="float" office:value="16.742" calcext:value-type="float">
            <text:p>16,742</text:p>
          </table:table-cell>
          <table:table-cell table:formula="of:= [.J12]-[.G12]" office:value-type="float" office:value="0" calcext:value-type="float">
            <text:p>0</text:p>
          </table:table-cell>
          <table:table-cell table:number-columns-repeated="2" office:value-type="float" office:value="454.781" calcext:value-type="float">
            <text:p>454,781</text:p>
          </table:table-cell>
          <table:table-cell office:value-type="float" office:value="539.556" calcext:value-type="float">
            <text:p>539,556</text:p>
          </table:table-cell>
          <table:table-cell office:value-type="float" office:value="454.781" calcext:value-type="float">
            <text:p>454,781</text:p>
          </table:table-cell>
          <table:table-cell table:style-name="ce20" table:formula="of:= [.O12]-[.P12]" office:value-type="float" office:value="84.775" calcext:value-type="float">
            <text:p>84,775</text:p>
          </table:table-cell>
          <table:table-cell table:formula="of:= [.P12]-[.M12]" office:value-type="float" office:value="0" calcext:value-type="float">
            <text:p>0</text:p>
          </table:table-cell>
          <table:table-cell office:value-type="float" office:value="308.674" calcext:value-type="float">
            <text:p>308,674</text:p>
          </table:table-cell>
          <table:table-cell office:value-type="float" office:value="380.674" calcext:value-type="float">
            <text:p>380,674</text:p>
          </table:table-cell>
          <table:table-cell office:value-type="float" office:value="392.097" calcext:value-type="float">
            <text:p>392,097</text:p>
          </table:table-cell>
          <table:table-cell office:value-type="float" office:value="380.674" calcext:value-type="float">
            <text:p>380,674</text:p>
          </table:table-cell>
          <table:table-cell table:style-name="ce26" table:formula="of:=[.U12]-[.V12]" office:value-type="float" office:value="11.423" calcext:value-type="float">
            <text:p>11,423</text:p>
          </table:table-cell>
          <table:table-cell table:formula="of:=[.V12]-[.S12]" office:value-type="float" office:value="72" calcext:value-type="float">
            <text:p>72</text:p>
          </table:table-cell>
        </table:table-row>
        <table:table-row table:style-name="ro4">
          <table:table-cell table:number-columns-repeated="2" office:value-type="float" office:value="494.013" calcext:value-type="float">
            <text:p>494,013</text:p>
          </table:table-cell>
          <table:table-cell office:value-type="float" office:value="520.856" calcext:value-type="float">
            <text:p>520,856</text:p>
          </table:table-cell>
          <table:table-cell office:value-type="float" office:value="498.699" calcext:value-type="float">
            <text:p>498,699</text:p>
          </table:table-cell>
          <table:table-cell table:style-name="ce5" table:formula="of:= [.C13] - [.D13]" office:value-type="float" office:value="22.157" calcext:value-type="float">
            <text:p>22,157</text:p>
          </table:table-cell>
          <table:table-cell table:formula="of:=[.D13]-[.A13]" office:value-type="float" office:value="4.68600000000004" calcext:value-type="float">
            <text:p>4,686</text:p>
          </table:table-cell>
          <table:table-cell office:value-type="float" office:value="188.891" calcext:value-type="float">
            <text:p>188,891</text:p>
          </table:table-cell>
          <table:table-cell office:value-type="float" office:value="190.971" calcext:value-type="float">
            <text:p>190,971</text:p>
          </table:table-cell>
          <table:table-cell office:value-type="float" office:value="198.798" calcext:value-type="float">
            <text:p>198,798</text:p>
          </table:table-cell>
          <table:table-cell office:value-type="float" office:value="190.192" calcext:value-type="float">
            <text:p>190,192</text:p>
          </table:table-cell>
          <table:table-cell table:style-name="ce14" table:formula="of:= [.I13]-[.J13]" office:value-type="float" office:value="8.60599999999999" calcext:value-type="float">
            <text:p>8,606</text:p>
          </table:table-cell>
          <table:table-cell table:formula="of:= [.J13]-[.G13]" office:value-type="float" office:value="1.30100000000002" calcext:value-type="float">
            <text:p>1,301</text:p>
          </table:table-cell>
          <table:table-cell table:number-columns-repeated="2" office:value-type="float" office:value="333.605" calcext:value-type="float">
            <text:p>333,605</text:p>
          </table:table-cell>
          <table:table-cell office:value-type="float" office:value="334.058" calcext:value-type="float">
            <text:p>334,058</text:p>
          </table:table-cell>
          <table:table-cell office:value-type="float" office:value="333.605" calcext:value-type="float">
            <text:p>333,605</text:p>
          </table:table-cell>
          <table:table-cell table:style-name="ce20" table:formula="of:= [.O13]-[.P13]" office:value-type="float" office:value="0.452999999999975" calcext:value-type="float">
            <text:p>0,453</text:p>
          </table:table-cell>
          <table:table-cell table:formula="of:= [.P13]-[.M13]" office:value-type="float" office:value="0" calcext:value-type="float">
            <text:p>0</text:p>
          </table:table-cell>
          <table:table-cell office:value-type="float" office:value="390.255" calcext:value-type="float">
            <text:p>390,255</text:p>
          </table:table-cell>
          <table:table-cell office:value-type="float" office:value="405.795" calcext:value-type="float">
            <text:p>405,795</text:p>
          </table:table-cell>
          <table:table-cell office:value-type="float" office:value="402.433" calcext:value-type="float">
            <text:p>402,433</text:p>
          </table:table-cell>
          <table:table-cell office:value-type="float" office:value="390.255" calcext:value-type="float">
            <text:p>390,255</text:p>
          </table:table-cell>
          <table:table-cell table:style-name="ce26" table:formula="of:=[.U13]-[.V13]" office:value-type="float" office:value="12.178" calcext:value-type="float">
            <text:p>12,178</text:p>
          </table:table-cell>
          <table:table-cell table:formula="of:=[.V13]-[.S13]" office:value-type="float" office:value="0" calcext:value-type="float">
            <text:p>0</text:p>
          </table:table-cell>
        </table:table-row>
        <table:table-row table:style-name="ro4">
          <table:table-cell office:value-type="float" office:value="466.485" calcext:value-type="float">
            <text:p>466,485</text:p>
          </table:table-cell>
          <table:table-cell office:value-type="float" office:value="472.203" calcext:value-type="float">
            <text:p>472,203</text:p>
          </table:table-cell>
          <table:table-cell office:value-type="float" office:value="506.358" calcext:value-type="float">
            <text:p>506,358</text:p>
          </table:table-cell>
          <table:table-cell office:value-type="float" office:value="466.485" calcext:value-type="float">
            <text:p>466,485</text:p>
          </table:table-cell>
          <table:table-cell table:style-name="ce5" table:formula="of:= [.C14] - [.D14]" office:value-type="float" office:value="39.873" calcext:value-type="float">
            <text:p>39,873</text:p>
          </table:table-cell>
          <table:table-cell table:formula="of:=[.D14]-[.A14]" office:value-type="float" office:value="0" calcext:value-type="float">
            <text:p>0</text:p>
          </table:table-cell>
          <table:table-cell table:number-columns-repeated="2" office:value-type="float" office:value="251.035" calcext:value-type="float">
            <text:p>251,035</text:p>
          </table:table-cell>
          <table:table-cell office:value-type="float" office:value="273.264" calcext:value-type="float">
            <text:p>273,264</text:p>
          </table:table-cell>
          <table:table-cell office:value-type="float" office:value="251.035" calcext:value-type="float">
            <text:p>251,035</text:p>
          </table:table-cell>
          <table:table-cell table:style-name="ce14" table:formula="of:= [.I14]-[.J14]" office:value-type="float" office:value="22.229" calcext:value-type="float">
            <text:p>22,229</text:p>
          </table:table-cell>
          <table:table-cell table:formula="of:= [.J14]-[.G14]" office:value-type="float" office:value="0" calcext:value-type="float">
            <text:p>0</text:p>
          </table:table-cell>
          <table:table-cell table:number-columns-repeated="2" office:value-type="float" office:value="318.679" calcext:value-type="float">
            <text:p>318,679</text:p>
          </table:table-cell>
          <table:table-cell office:value-type="float" office:value="382.76" calcext:value-type="float">
            <text:p>382,76</text:p>
          </table:table-cell>
          <table:table-cell office:value-type="float" office:value="318.679" calcext:value-type="float">
            <text:p>318,679</text:p>
          </table:table-cell>
          <table:table-cell table:style-name="ce20" table:formula="of:= [.O14]-[.P14]" office:value-type="float" office:value="64.081" calcext:value-type="float">
            <text:p>64,081</text:p>
          </table:table-cell>
          <table:table-cell table:formula="of:= [.P14]-[.M14]" office:value-type="float" office:value="0" calcext:value-type="float">
            <text:p>0</text:p>
          </table:table-cell>
          <table:table-cell table:number-columns-repeated="2" office:value-type="float" office:value="249.852" calcext:value-type="float">
            <text:p>249,852</text:p>
          </table:table-cell>
          <table:table-cell office:value-type="float" office:value="257.915" calcext:value-type="float">
            <text:p>257,915</text:p>
          </table:table-cell>
          <table:table-cell office:value-type="float" office:value="249.951" calcext:value-type="float">
            <text:p>249,951</text:p>
          </table:table-cell>
          <table:table-cell table:style-name="ce26" table:formula="of:=[.U14]-[.V14]" office:value-type="float" office:value="7.96400000000003" calcext:value-type="float">
            <text:p>7,964</text:p>
          </table:table-cell>
          <table:table-cell table:formula="of:=[.V14]-[.S14]" office:value-type="float" office:value="0.0989999999999895" calcext:value-type="float">
            <text:p>0,099</text:p>
          </table:table-cell>
        </table:table-row>
        <table:table-row table:style-name="ro4">
          <table:table-cell office:value-type="float" office:value="551.326" calcext:value-type="float">
            <text:p>551,326</text:p>
          </table:table-cell>
          <table:table-cell office:value-type="float" office:value="552.236" calcext:value-type="float">
            <text:p>552,236</text:p>
          </table:table-cell>
          <table:table-cell office:value-type="float" office:value="629.162" calcext:value-type="float">
            <text:p>629,162</text:p>
          </table:table-cell>
          <table:table-cell office:value-type="float" office:value="558.111" calcext:value-type="float">
            <text:p>558,111</text:p>
          </table:table-cell>
          <table:table-cell table:style-name="ce5" table:formula="of:= [.C15] - [.D15]" office:value-type="float" office:value="71.051" calcext:value-type="float">
            <text:p>71,051</text:p>
          </table:table-cell>
          <table:table-cell table:formula="of:=[.D15]-[.A15]" office:value-type="float" office:value="6.78499999999997" calcext:value-type="float">
            <text:p>6,785</text:p>
          </table:table-cell>
          <table:table-cell office:value-type="float" office:value="256.097" calcext:value-type="float">
            <text:p>256,097</text:p>
          </table:table-cell>
          <table:table-cell office:value-type="float" office:value="256.879" calcext:value-type="float">
            <text:p>256,879</text:p>
          </table:table-cell>
          <table:table-cell office:value-type="float" office:value="267.22" calcext:value-type="float">
            <text:p>267,22</text:p>
          </table:table-cell>
          <table:table-cell office:value-type="float" office:value="256.65" calcext:value-type="float">
            <text:p>256,65</text:p>
          </table:table-cell>
          <table:table-cell table:style-name="ce14" table:formula="of:= [.I15]-[.J15]" office:value-type="float" office:value="10.5700000000001" calcext:value-type="float">
            <text:p>10,57</text:p>
          </table:table-cell>
          <table:table-cell table:formula="of:= [.J15]-[.G15]" office:value-type="float" office:value="0.552999999999997" calcext:value-type="float">
            <text:p>0,553</text:p>
          </table:table-cell>
          <table:table-cell office:value-type="float" office:value="400.632" calcext:value-type="float">
            <text:p>400,632</text:p>
          </table:table-cell>
          <table:table-cell office:value-type="float" office:value="401.964" calcext:value-type="float">
            <text:p>401,964</text:p>
          </table:table-cell>
          <table:table-cell office:value-type="float" office:value="418.037" calcext:value-type="float">
            <text:p>418,037</text:p>
          </table:table-cell>
          <table:table-cell office:value-type="float" office:value="401.964" calcext:value-type="float">
            <text:p>401,964</text:p>
          </table:table-cell>
          <table:table-cell table:style-name="ce20" table:formula="of:= [.O15]-[.P15]" office:value-type="float" office:value="16.073" calcext:value-type="float">
            <text:p>16,073</text:p>
          </table:table-cell>
          <table:table-cell table:formula="of:= [.P15]-[.M15]" office:value-type="float" office:value="1.33199999999999" calcext:value-type="float">
            <text:p>1,332</text:p>
          </table:table-cell>
          <table:table-cell office:value-type="float" office:value="338.478" calcext:value-type="float">
            <text:p>338,478</text:p>
          </table:table-cell>
          <table:table-cell office:value-type="float" office:value="341.241" calcext:value-type="float">
            <text:p>341,241</text:p>
          </table:table-cell>
          <table:table-cell office:value-type="float" office:value="367.177" calcext:value-type="float">
            <text:p>367,177</text:p>
          </table:table-cell>
          <table:table-cell office:value-type="float" office:value="338.824" calcext:value-type="float">
            <text:p>338,824</text:p>
          </table:table-cell>
          <table:table-cell table:style-name="ce26" table:formula="of:=[.U15]-[.V15]" office:value-type="float" office:value="28.353" calcext:value-type="float">
            <text:p>28,353</text:p>
          </table:table-cell>
          <table:table-cell table:formula="of:=[.V15]-[.S15]" office:value-type="float" office:value="0.346000000000004" calcext:value-type="float">
            <text:p>0,346</text:p>
          </table:table-cell>
        </table:table-row>
        <table:table-row table:style-name="ro4">
          <table:table-cell office:value-type="float" office:value="542.716" calcext:value-type="float">
            <text:p>542,716</text:p>
          </table:table-cell>
          <table:table-cell office:value-type="float" office:value="553.951" calcext:value-type="float">
            <text:p>553,951</text:p>
          </table:table-cell>
          <table:table-cell office:value-type="float" office:value="596.207" calcext:value-type="float">
            <text:p>596,207</text:p>
          </table:table-cell>
          <table:table-cell office:value-type="float" office:value="546.095" calcext:value-type="float">
            <text:p>546,095</text:p>
          </table:table-cell>
          <table:table-cell table:style-name="ce5" table:formula="of:= [.C16] - [.D16]" office:value-type="float" office:value="50.112" calcext:value-type="float">
            <text:p>50,112</text:p>
          </table:table-cell>
          <table:table-cell table:formula="of:=[.D16]-[.A16]" office:value-type="float" office:value="3.37900000000002" calcext:value-type="float">
            <text:p>3,379</text:p>
          </table:table-cell>
          <table:table-cell office:value-type="float" office:value="179.767" calcext:value-type="float">
            <text:p>179,767</text:p>
          </table:table-cell>
          <table:table-cell office:value-type="float" office:value="182.907" calcext:value-type="float">
            <text:p>182,907</text:p>
          </table:table-cell>
          <table:table-cell office:value-type="float" office:value="192.714" calcext:value-type="float">
            <text:p>192,714</text:p>
          </table:table-cell>
          <table:table-cell office:value-type="float" office:value="181.552" calcext:value-type="float">
            <text:p>181,552</text:p>
          </table:table-cell>
          <table:table-cell table:style-name="ce14" table:formula="of:= [.I16]-[.J16]" office:value-type="float" office:value="11.162" calcext:value-type="float">
            <text:p>11,162</text:p>
          </table:table-cell>
          <table:table-cell table:formula="of:= [.J16]-[.G16]" office:value-type="float" office:value="1.785" calcext:value-type="float">
            <text:p>1,785</text:p>
          </table:table-cell>
          <table:table-cell table:number-columns-repeated="2" office:value-type="float" office:value="283.883" calcext:value-type="float">
            <text:p>283,883</text:p>
          </table:table-cell>
          <table:table-cell office:value-type="float" office:value="395.193" calcext:value-type="float">
            <text:p>395,193</text:p>
          </table:table-cell>
          <table:table-cell office:value-type="float" office:value="283.883" calcext:value-type="float">
            <text:p>283,883</text:p>
          </table:table-cell>
          <table:table-cell table:style-name="ce20" table:formula="of:= [.O16]-[.P16]" office:value-type="float" office:value="111.31" calcext:value-type="float">
            <text:p>111,31</text:p>
          </table:table-cell>
          <table:table-cell table:formula="of:= [.P16]-[.M16]" office:value-type="float" office:value="0" calcext:value-type="float">
            <text:p>0</text:p>
          </table:table-cell>
          <table:table-cell table:number-columns-repeated="2" office:value-type="float" office:value="285.975" calcext:value-type="float">
            <text:p>285,975</text:p>
          </table:table-cell>
          <table:table-cell office:value-type="float" office:value="342.698" calcext:value-type="float">
            <text:p>342,698</text:p>
          </table:table-cell>
          <table:table-cell office:value-type="float" office:value="285.975" calcext:value-type="float">
            <text:p>285,975</text:p>
          </table:table-cell>
          <table:table-cell table:style-name="ce26" table:formula="of:=[.U16]-[.V16]" office:value-type="float" office:value="56.723" calcext:value-type="float">
            <text:p>56,723</text:p>
          </table:table-cell>
          <table:table-cell table:formula="of:=[.V16]-[.S1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53.597" calcext:value-type="float">
            <text:p>553,597</text:p>
          </table:table-cell>
          <table:table-cell office:value-type="float" office:value="558.028" calcext:value-type="float">
            <text:p>558,028</text:p>
          </table:table-cell>
          <table:table-cell office:value-type="float" office:value="611.8" calcext:value-type="float">
            <text:p>611,8</text:p>
          </table:table-cell>
          <table:table-cell office:value-type="float" office:value="564.773" calcext:value-type="float">
            <text:p>564,773</text:p>
          </table:table-cell>
          <table:table-cell table:style-name="ce5" table:formula="of:= [.C17] - [.D17]" office:value-type="float" office:value="47.0269999999999" calcext:value-type="float">
            <text:p>47,027</text:p>
          </table:table-cell>
          <table:table-cell table:formula="of:=[.D17]-[.A17]" office:value-type="float" office:value="11.176" calcext:value-type="float">
            <text:p>11,176</text:p>
          </table:table-cell>
          <table:table-cell table:number-columns-repeated="2" office:value-type="float" office:value="277.902" calcext:value-type="float">
            <text:p>277,902</text:p>
          </table:table-cell>
          <table:table-cell office:value-type="float" office:value="303.092" calcext:value-type="float">
            <text:p>303,092</text:p>
          </table:table-cell>
          <table:table-cell office:value-type="float" office:value="278.057" calcext:value-type="float">
            <text:p>278,057</text:p>
          </table:table-cell>
          <table:table-cell table:style-name="ce14" table:formula="of:= [.I17]-[.J17]" office:value-type="float" office:value="25.035" calcext:value-type="float">
            <text:p>25,035</text:p>
          </table:table-cell>
          <table:table-cell table:formula="of:= [.J17]-[.G17]" office:value-type="float" office:value="0.15500000000003" calcext:value-type="float">
            <text:p>0,155</text:p>
          </table:table-cell>
          <table:table-cell table:number-columns-repeated="2" office:value-type="float" office:value="217.522" calcext:value-type="float">
            <text:p>217,522</text:p>
          </table:table-cell>
          <table:table-cell office:value-type="float" office:value="236.657" calcext:value-type="float">
            <text:p>236,657</text:p>
          </table:table-cell>
          <table:table-cell office:value-type="float" office:value="217.522" calcext:value-type="float">
            <text:p>217,522</text:p>
          </table:table-cell>
          <table:table-cell table:style-name="ce20" table:formula="of:= [.O17]-[.P17]" office:value-type="float" office:value="19.135" calcext:value-type="float">
            <text:p>19,135</text:p>
          </table:table-cell>
          <table:table-cell table:formula="of:= [.P17]-[.M17]" office:value-type="float" office:value="0" calcext:value-type="float">
            <text:p>0</text:p>
          </table:table-cell>
          <table:table-cell office:value-type="float" office:value="397.894" calcext:value-type="float">
            <text:p>397,894</text:p>
          </table:table-cell>
          <table:table-cell office:value-type="float" office:value="406.15" calcext:value-type="float">
            <text:p>406,15</text:p>
          </table:table-cell>
          <table:table-cell office:value-type="float" office:value="468.238" calcext:value-type="float">
            <text:p>468,238</text:p>
          </table:table-cell>
          <table:table-cell office:value-type="float" office:value="411.622" calcext:value-type="float">
            <text:p>411,622</text:p>
          </table:table-cell>
          <table:table-cell table:style-name="ce26" table:formula="of:=[.U17]-[.V17]" office:value-type="float" office:value="56.616" calcext:value-type="float">
            <text:p>56,616</text:p>
          </table:table-cell>
          <table:table-cell table:formula="of:=[.V17]-[.S17]" office:value-type="float" office:value="13.728" calcext:value-type="float">
            <text:p>13,728</text:p>
          </table:table-cell>
        </table:table-row>
        <table:table-row table:style-name="ro4">
          <table:table-cell office:value-type="float" office:value="563.193" calcext:value-type="float">
            <text:p>563,193</text:p>
          </table:table-cell>
          <table:table-cell office:value-type="float" office:value="578.263" calcext:value-type="float">
            <text:p>578,263</text:p>
          </table:table-cell>
          <table:table-cell office:value-type="float" office:value="601.596" calcext:value-type="float">
            <text:p>601,596</text:p>
          </table:table-cell>
          <table:table-cell office:value-type="float" office:value="581.841" calcext:value-type="float">
            <text:p>581,841</text:p>
          </table:table-cell>
          <table:table-cell table:style-name="ce5" table:formula="of:= [.C18] - [.D18]" office:value-type="float" office:value="19.755" calcext:value-type="float">
            <text:p>19,755</text:p>
          </table:table-cell>
          <table:table-cell table:formula="of:=[.D18]-[.A18]" office:value-type="float" office:value="18.648" calcext:value-type="float">
            <text:p>18,648</text:p>
          </table:table-cell>
          <table:table-cell office:value-type="float" office:value="226.207" calcext:value-type="float">
            <text:p>226,207</text:p>
          </table:table-cell>
          <table:table-cell office:value-type="float" office:value="227.584" calcext:value-type="float">
            <text:p>227,584</text:p>
          </table:table-cell>
          <table:table-cell office:value-type="float" office:value="256.548" calcext:value-type="float">
            <text:p>256,548</text:p>
          </table:table-cell>
          <table:table-cell office:value-type="float" office:value="229.816" calcext:value-type="float">
            <text:p>229,816</text:p>
          </table:table-cell>
          <table:table-cell table:style-name="ce14" table:formula="of:= [.I18]-[.J18]" office:value-type="float" office:value="26.732" calcext:value-type="float">
            <text:p>26,732</text:p>
          </table:table-cell>
          <table:table-cell table:formula="of:= [.J18]-[.G18]" office:value-type="float" office:value="3.60900000000001" calcext:value-type="float">
            <text:p>3,609</text:p>
          </table:table-cell>
          <table:table-cell table:number-columns-repeated="2" office:value-type="float" office:value="329.906" calcext:value-type="float">
            <text:p>329,906</text:p>
          </table:table-cell>
          <table:table-cell office:value-type="float" office:value="384.388" calcext:value-type="float">
            <text:p>384,388</text:p>
          </table:table-cell>
          <table:table-cell office:value-type="float" office:value="329.906" calcext:value-type="float">
            <text:p>329,906</text:p>
          </table:table-cell>
          <table:table-cell table:style-name="ce20" table:formula="of:= [.O18]-[.P18]" office:value-type="float" office:value="54.482" calcext:value-type="float">
            <text:p>54,482</text:p>
          </table:table-cell>
          <table:table-cell table:formula="of:= [.P18]-[.M18]" office:value-type="float" office:value="0" calcext:value-type="float">
            <text:p>0</text:p>
          </table:table-cell>
          <table:table-cell table:number-columns-repeated="2" office:value-type="float" office:value="195.695" calcext:value-type="float">
            <text:p>195,695</text:p>
          </table:table-cell>
          <table:table-cell office:value-type="float" office:value="204.918" calcext:value-type="float">
            <text:p>204,918</text:p>
          </table:table-cell>
          <table:table-cell office:value-type="float" office:value="196.421" calcext:value-type="float">
            <text:p>196,421</text:p>
          </table:table-cell>
          <table:table-cell table:style-name="ce26" table:formula="of:=[.U18]-[.V18]" office:value-type="float" office:value="8.49700000000001" calcext:value-type="float">
            <text:p>8,497</text:p>
          </table:table-cell>
          <table:table-cell table:formula="of:=[.V18]-[.S18]" office:value-type="float" office:value="0.725999999999999" calcext:value-type="float">
            <text:p>0,726</text:p>
          </table:table-cell>
        </table:table-row>
        <table:table-row table:style-name="ro4">
          <table:table-cell office:value-type="float" office:value="570.99" calcext:value-type="float">
            <text:p>570,99</text:p>
          </table:table-cell>
          <table:table-cell office:value-type="float" office:value="588.15" calcext:value-type="float">
            <text:p>588,15</text:p>
          </table:table-cell>
          <table:table-cell office:value-type="float" office:value="651.64" calcext:value-type="float">
            <text:p>651,64</text:p>
          </table:table-cell>
          <table:table-cell office:value-type="float" office:value="582.904" calcext:value-type="float">
            <text:p>582,904</text:p>
          </table:table-cell>
          <table:table-cell table:style-name="ce5" table:formula="of:= [.C19] - [.D19]" office:value-type="float" office:value="68.736" calcext:value-type="float">
            <text:p>68,736</text:p>
          </table:table-cell>
          <table:table-cell table:formula="of:=[.D19]-[.A19]" office:value-type="float" office:value="11.914" calcext:value-type="float">
            <text:p>11,914</text:p>
          </table:table-cell>
          <table:table-cell office:value-type="float" office:value="284.907" calcext:value-type="float">
            <text:p>284,907</text:p>
          </table:table-cell>
          <table:table-cell office:value-type="float" office:value="286.41" calcext:value-type="float">
            <text:p>286,41</text:p>
          </table:table-cell>
          <table:table-cell office:value-type="float" office:value="309.949" calcext:value-type="float">
            <text:p>309,949</text:p>
          </table:table-cell>
          <table:table-cell office:value-type="float" office:value="287.275" calcext:value-type="float">
            <text:p>287,275</text:p>
          </table:table-cell>
          <table:table-cell table:style-name="ce14" table:formula="of:= [.I19]-[.J19]" office:value-type="float" office:value="22.674" calcext:value-type="float">
            <text:p>22,674</text:p>
          </table:table-cell>
          <table:table-cell table:formula="of:= [.J19]-[.G19]" office:value-type="float" office:value="2.36799999999999" calcext:value-type="float">
            <text:p>2,368</text:p>
          </table:table-cell>
          <table:table-cell table:number-columns-repeated="2" office:value-type="float" office:value="286.163" calcext:value-type="float">
            <text:p>286,163</text:p>
          </table:table-cell>
          <table:table-cell office:value-type="float" office:value="337.199" calcext:value-type="float">
            <text:p>337,199</text:p>
          </table:table-cell>
          <table:table-cell office:value-type="float" office:value="286.163" calcext:value-type="float">
            <text:p>286,163</text:p>
          </table:table-cell>
          <table:table-cell table:style-name="ce20" table:formula="of:= [.O19]-[.P19]" office:value-type="float" office:value="51.036" calcext:value-type="float">
            <text:p>51,036</text:p>
          </table:table-cell>
          <table:table-cell table:formula="of:= [.P19]-[.M19]" office:value-type="float" office:value="0" calcext:value-type="float">
            <text:p>0</text:p>
          </table:table-cell>
          <table:table-cell table:number-columns-repeated="2" office:value-type="float" office:value="295.731" calcext:value-type="float">
            <text:p>295,731</text:p>
          </table:table-cell>
          <table:table-cell office:value-type="float" office:value="329.737" calcext:value-type="float">
            <text:p>329,737</text:p>
          </table:table-cell>
          <table:table-cell office:value-type="float" office:value="298.354" calcext:value-type="float">
            <text:p>298,354</text:p>
          </table:table-cell>
          <table:table-cell table:style-name="ce26" table:formula="of:=[.U19]-[.V19]" office:value-type="float" office:value="31.383" calcext:value-type="float">
            <text:p>31,383</text:p>
          </table:table-cell>
          <table:table-cell table:formula="of:=[.V19]-[.S19]" office:value-type="float" office:value="2.62299999999999" calcext:value-type="float">
            <text:p>2,623</text:p>
          </table:table-cell>
        </table:table-row>
        <table:table-row table:style-name="ro4">
          <table:table-cell office:value-type="float" office:value="562.116" calcext:value-type="float">
            <text:p>562,116</text:p>
          </table:table-cell>
          <table:table-cell office:value-type="float" office:value="562.616" calcext:value-type="float">
            <text:p>562,616</text:p>
          </table:table-cell>
          <table:table-cell office:value-type="float" office:value="571.859" calcext:value-type="float">
            <text:p>571,859</text:p>
          </table:table-cell>
          <table:table-cell office:value-type="float" office:value="568.041" calcext:value-type="float">
            <text:p>568,041</text:p>
          </table:table-cell>
          <table:table-cell table:style-name="ce5" table:formula="of:= [.C20] - [.D20]" office:value-type="float" office:value="3.81799999999998" calcext:value-type="float">
            <text:p>3,818</text:p>
          </table:table-cell>
          <table:table-cell table:formula="of:=[.D20]-[.A20]" office:value-type="float" office:value="5.92500000000007" calcext:value-type="float">
            <text:p>5,925</text:p>
          </table:table-cell>
          <table:table-cell office:value-type="float" office:value="239.721" calcext:value-type="float">
            <text:p>239,721</text:p>
          </table:table-cell>
          <table:table-cell office:value-type="float" office:value="241.752" calcext:value-type="float">
            <text:p>241,752</text:p>
          </table:table-cell>
          <table:table-cell office:value-type="float" office:value="256.051" calcext:value-type="float">
            <text:p>256,051</text:p>
          </table:table-cell>
          <table:table-cell office:value-type="float" office:value="244.159" calcext:value-type="float">
            <text:p>244,159</text:p>
          </table:table-cell>
          <table:table-cell table:style-name="ce14" table:formula="of:= [.I20]-[.J20]" office:value-type="float" office:value="11.892" calcext:value-type="float">
            <text:p>11,892</text:p>
          </table:table-cell>
          <table:table-cell table:formula="of:= [.J20]-[.G20]" office:value-type="float" office:value="4.43799999999999" calcext:value-type="float">
            <text:p>4,438</text:p>
          </table:table-cell>
          <table:table-cell table:number-columns-repeated="2" office:value-type="float" office:value="248.204" calcext:value-type="float">
            <text:p>248,204</text:p>
          </table:table-cell>
          <table:table-cell office:value-type="float" office:value="249.351" calcext:value-type="float">
            <text:p>249,351</text:p>
          </table:table-cell>
          <table:table-cell office:value-type="float" office:value="248.204" calcext:value-type="float">
            <text:p>248,204</text:p>
          </table:table-cell>
          <table:table-cell table:style-name="ce20" table:formula="of:= [.O20]-[.P20]" office:value-type="float" office:value="1.14699999999999" calcext:value-type="float">
            <text:p>1,147</text:p>
          </table:table-cell>
          <table:table-cell table:formula="of:= [.P20]-[.M20]" office:value-type="float" office:value="0" calcext:value-type="float">
            <text:p>0</text:p>
          </table:table-cell>
          <table:table-cell office:value-type="float" office:value="429.179" calcext:value-type="float">
            <text:p>429,179</text:p>
          </table:table-cell>
          <table:table-cell office:value-type="float" office:value="432.646" calcext:value-type="float">
            <text:p>432,646</text:p>
          </table:table-cell>
          <table:table-cell office:value-type="float" office:value="457.335" calcext:value-type="float">
            <text:p>457,335</text:p>
          </table:table-cell>
          <table:table-cell office:value-type="float" office:value="432.521" calcext:value-type="float">
            <text:p>432,521</text:p>
          </table:table-cell>
          <table:table-cell table:style-name="ce26" table:formula="of:=[.U20]-[.V20]" office:value-type="float" office:value="24.814" calcext:value-type="float">
            <text:p>24,814</text:p>
          </table:table-cell>
          <table:table-cell table:formula="of:=[.V20]-[.S20]" office:value-type="float" office:value="3.34200000000004" calcext:value-type="float">
            <text:p>3,342</text:p>
          </table:table-cell>
        </table:table-row>
        <table:table-row table:style-name="ro4">
          <table:table-cell office:value-type="float" office:value="547.048" calcext:value-type="float">
            <text:p>547,048</text:p>
          </table:table-cell>
          <table:table-cell office:value-type="float" office:value="548.513" calcext:value-type="float">
            <text:p>548,513</text:p>
          </table:table-cell>
          <table:table-cell office:value-type="float" office:value="583.899" calcext:value-type="float">
            <text:p>583,899</text:p>
          </table:table-cell>
          <table:table-cell office:value-type="float" office:value="573.129" calcext:value-type="float">
            <text:p>573,129</text:p>
          </table:table-cell>
          <table:table-cell table:style-name="ce5" table:formula="of:= [.C21] - [.D21]" office:value-type="float" office:value="10.77" calcext:value-type="float">
            <text:p>10,77</text:p>
          </table:table-cell>
          <table:table-cell table:formula="of:=[.D21]-[.A21]" office:value-type="float" office:value="26.081" calcext:value-type="float">
            <text:p>26,081</text:p>
          </table:table-cell>
          <table:table-cell office:value-type="float" office:value="215.709" calcext:value-type="float">
            <text:p>215,709</text:p>
          </table:table-cell>
          <table:table-cell office:value-type="float" office:value="217.84" calcext:value-type="float">
            <text:p>217,84</text:p>
          </table:table-cell>
          <table:table-cell office:value-type="float" office:value="231.449" calcext:value-type="float">
            <text:p>231,449</text:p>
          </table:table-cell>
          <table:table-cell office:value-type="float" office:value="219.87" calcext:value-type="float">
            <text:p>219,87</text:p>
          </table:table-cell>
          <table:table-cell table:style-name="ce14" table:formula="of:= [.I21]-[.J21]" office:value-type="float" office:value="11.579" calcext:value-type="float">
            <text:p>11,579</text:p>
          </table:table-cell>
          <table:table-cell table:formula="of:= [.J21]-[.G21]" office:value-type="float" office:value="4.161" calcext:value-type="float">
            <text:p>4,161</text:p>
          </table:table-cell>
          <table:table-cell table:number-columns-repeated="2" office:value-type="float" office:value="323.377" calcext:value-type="float">
            <text:p>323,377</text:p>
          </table:table-cell>
          <table:table-cell office:value-type="float" office:value="353.22" calcext:value-type="float">
            <text:p>353,22</text:p>
          </table:table-cell>
          <table:table-cell office:value-type="float" office:value="323.377" calcext:value-type="float">
            <text:p>323,377</text:p>
          </table:table-cell>
          <table:table-cell table:style-name="ce20" table:formula="of:= [.O21]-[.P21]" office:value-type="float" office:value="29.843" calcext:value-type="float">
            <text:p>29,843</text:p>
          </table:table-cell>
          <table:table-cell table:formula="of:= [.P21]-[.M21]" office:value-type="float" office:value="0" calcext:value-type="float">
            <text:p>0</text:p>
          </table:table-cell>
          <table:table-cell office:value-type="float" office:value="284.7" calcext:value-type="float">
            <text:p>284,7</text:p>
          </table:table-cell>
          <table:table-cell office:value-type="float" office:value="285.04" calcext:value-type="float">
            <text:p>285,04</text:p>
          </table:table-cell>
          <table:table-cell office:value-type="float" office:value="296.56" calcext:value-type="float">
            <text:p>296,56</text:p>
          </table:table-cell>
          <table:table-cell office:value-type="float" office:value="284.7" calcext:value-type="float">
            <text:p>284,7</text:p>
          </table:table-cell>
          <table:table-cell table:style-name="ce26" table:formula="of:=[.U21]-[.V21]" office:value-type="float" office:value="11.86" calcext:value-type="float">
            <text:p>11,86</text:p>
          </table:table-cell>
          <table:table-cell table:formula="of:=[.V21]-[.S21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58.227" calcext:value-type="float">
            <text:p>558,227</text:p>
          </table:table-cell>
          <table:table-cell office:value-type="float" office:value="561.113" calcext:value-type="float">
            <text:p>561,113</text:p>
          </table:table-cell>
          <table:table-cell office:value-type="float" office:value="574.21" calcext:value-type="float">
            <text:p>574,21</text:p>
          </table:table-cell>
          <table:table-cell office:value-type="float" office:value="558.226" calcext:value-type="float">
            <text:p>558,226</text:p>
          </table:table-cell>
          <table:table-cell table:style-name="ce5" table:formula="of:= [.C22] - [.D22]" office:value-type="float" office:value="15.984" calcext:value-type="float">
            <text:p>15,984</text:p>
          </table:table-cell>
          <table:table-cell table:formula="of:=[.D22]-[.A22]" office:value-type="float" office:value="-0.000999999999976353" calcext:value-type="float">
            <text:p>-0,001</text:p>
          </table:table-cell>
          <table:table-cell office:value-type="float" office:value="223.484" calcext:value-type="float">
            <text:p>223,484</text:p>
          </table:table-cell>
          <table:table-cell office:value-type="float" office:value="225.772" calcext:value-type="float">
            <text:p>225,772</text:p>
          </table:table-cell>
          <table:table-cell office:value-type="float" office:value="237.458" calcext:value-type="float">
            <text:p>237,458</text:p>
          </table:table-cell>
          <table:table-cell office:value-type="float" office:value="224.943" calcext:value-type="float">
            <text:p>224,943</text:p>
          </table:table-cell>
          <table:table-cell table:style-name="ce14" table:formula="of:= [.I22]-[.J22]" office:value-type="float" office:value="12.515" calcext:value-type="float">
            <text:p>12,515</text:p>
          </table:table-cell>
          <table:table-cell table:formula="of:= [.J22]-[.G22]" office:value-type="float" office:value="1.459" calcext:value-type="float">
            <text:p>1,459</text:p>
          </table:table-cell>
          <table:table-cell table:number-columns-repeated="2" office:value-type="float" office:value="368.851" calcext:value-type="float">
            <text:p>368,851</text:p>
          </table:table-cell>
          <table:table-cell office:value-type="float" office:value="410.392" calcext:value-type="float">
            <text:p>410,392</text:p>
          </table:table-cell>
          <table:table-cell office:value-type="float" office:value="376.656" calcext:value-type="float">
            <text:p>376,656</text:p>
          </table:table-cell>
          <table:table-cell table:style-name="ce20" table:formula="of:= [.O22]-[.P22]" office:value-type="float" office:value="33.736" calcext:value-type="float">
            <text:p>33,736</text:p>
          </table:table-cell>
          <table:table-cell table:formula="of:= [.P22]-[.M22]" office:value-type="float" office:value="7.80500000000001" calcext:value-type="float">
            <text:p>7,805</text:p>
          </table:table-cell>
          <table:table-cell office:value-type="float" office:value="381.692" calcext:value-type="float">
            <text:p>381,692</text:p>
          </table:table-cell>
          <table:table-cell office:value-type="float" office:value="387.44" calcext:value-type="float">
            <text:p>387,44</text:p>
          </table:table-cell>
          <table:table-cell office:value-type="float" office:value="393.275" calcext:value-type="float">
            <text:p>393,275</text:p>
          </table:table-cell>
          <table:table-cell office:value-type="float" office:value="381.692" calcext:value-type="float">
            <text:p>381,692</text:p>
          </table:table-cell>
          <table:table-cell table:style-name="ce26" table:formula="of:=[.U22]-[.V22]" office:value-type="float" office:value="11.583" calcext:value-type="float">
            <text:p>11,583</text:p>
          </table:table-cell>
          <table:table-cell table:formula="of:=[.V22]-[.S22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27.037" calcext:value-type="float">
            <text:p>627,037</text:p>
          </table:table-cell>
          <table:table-cell office:value-type="float" office:value="655.543" calcext:value-type="float">
            <text:p>655,543</text:p>
          </table:table-cell>
          <table:table-cell office:value-type="float" office:value="688.678" calcext:value-type="float">
            <text:p>688,678</text:p>
          </table:table-cell>
          <table:table-cell office:value-type="float" office:value="642.312" calcext:value-type="float">
            <text:p>642,312</text:p>
          </table:table-cell>
          <table:table-cell table:style-name="ce5" table:formula="of:= [.C23] - [.D23]" office:value-type="float" office:value="46.366" calcext:value-type="float">
            <text:p>46,366</text:p>
          </table:table-cell>
          <table:table-cell table:formula="of:=[.D23]-[.A23]" office:value-type="float" office:value="15.275" calcext:value-type="float">
            <text:p>15,275</text:p>
          </table:table-cell>
          <table:table-cell office:value-type="float" office:value="321.861" calcext:value-type="float">
            <text:p>321,861</text:p>
          </table:table-cell>
          <table:table-cell office:value-type="float" office:value="269.729" calcext:value-type="float">
            <text:p>269,729</text:p>
          </table:table-cell>
          <table:table-cell office:value-type="float" office:value="278.529" calcext:value-type="float">
            <text:p>278,529</text:p>
          </table:table-cell>
          <table:table-cell office:value-type="float" office:value="271.402" calcext:value-type="float">
            <text:p>271,402</text:p>
          </table:table-cell>
          <table:table-cell table:style-name="ce14" table:formula="of:= [.I23]-[.J23]" office:value-type="float" office:value="7.12700000000001" calcext:value-type="float">
            <text:p>7,127</text:p>
          </table:table-cell>
          <table:table-cell table:formula="of:= [.J23]-[.G23]" office:value-type="float" office:value="-50.459" calcext:value-type="float">
            <text:p>-50,459</text:p>
          </table:table-cell>
          <table:table-cell table:number-columns-repeated="2" office:value-type="float" office:value="324.177" calcext:value-type="float">
            <text:p>324,177</text:p>
          </table:table-cell>
          <table:table-cell office:value-type="float" office:value="359.942" calcext:value-type="float">
            <text:p>359,942</text:p>
          </table:table-cell>
          <table:table-cell office:value-type="float" office:value="324.177" calcext:value-type="float">
            <text:p>324,177</text:p>
          </table:table-cell>
          <table:table-cell table:style-name="ce20" table:formula="of:= [.O23]-[.P23]" office:value-type="float" office:value="35.765" calcext:value-type="float">
            <text:p>35,765</text:p>
          </table:table-cell>
          <table:table-cell table:formula="of:= [.P23]-[.M23]" office:value-type="float" office:value="0" calcext:value-type="float">
            <text:p>0</text:p>
          </table:table-cell>
          <table:table-cell office:value-type="float" office:value="331.55" calcext:value-type="float">
            <text:p>331,55</text:p>
          </table:table-cell>
          <table:table-cell office:value-type="float" office:value="331.551" calcext:value-type="float">
            <text:p>331,551</text:p>
          </table:table-cell>
          <table:table-cell office:value-type="float" office:value="364.621" calcext:value-type="float">
            <text:p>364,621</text:p>
          </table:table-cell>
          <table:table-cell office:value-type="float" office:value="331.551" calcext:value-type="float">
            <text:p>331,551</text:p>
          </table:table-cell>
          <table:table-cell table:style-name="ce26" table:formula="of:=[.U23]-[.V23]" office:value-type="float" office:value="33.07" calcext:value-type="float">
            <text:p>33,07</text:p>
          </table:table-cell>
          <table:table-cell table:formula="of:=[.V23]-[.S23]" office:value-type="float" office:value="0.000999999999976353" calcext:value-type="float">
            <text:p>0,001</text:p>
          </table:table-cell>
        </table:table-row>
        <table:table-row table:style-name="ro4">
          <table:table-cell office:value-type="float" office:value="596.215" calcext:value-type="float">
            <text:p>596,215</text:p>
          </table:table-cell>
          <table:table-cell office:value-type="float" office:value="602.623" calcext:value-type="float">
            <text:p>602,623</text:p>
          </table:table-cell>
          <table:table-cell office:value-type="float" office:value="644.05" calcext:value-type="float">
            <text:p>644,05</text:p>
          </table:table-cell>
          <table:table-cell office:value-type="float" office:value="605.06" calcext:value-type="float">
            <text:p>605,06</text:p>
          </table:table-cell>
          <table:table-cell table:style-name="ce5" table:formula="of:= [.C24] - [.D24]" office:value-type="float" office:value="38.99" calcext:value-type="float">
            <text:p>38,99</text:p>
          </table:table-cell>
          <table:table-cell table:formula="of:=[.D24]-[.A24]" office:value-type="float" office:value="8.84499999999991" calcext:value-type="float">
            <text:p>8,845</text:p>
          </table:table-cell>
          <table:table-cell office:value-type="float" office:value="221.679" calcext:value-type="float">
            <text:p>221,679</text:p>
          </table:table-cell>
          <table:table-cell office:value-type="float" office:value="326.029" calcext:value-type="float">
            <text:p>326,029</text:p>
          </table:table-cell>
          <table:table-cell office:value-type="float" office:value="337.01" calcext:value-type="float">
            <text:p>337,01</text:p>
          </table:table-cell>
          <table:table-cell office:value-type="float" office:value="322.707" calcext:value-type="float">
            <text:p>322,707</text:p>
          </table:table-cell>
          <table:table-cell table:style-name="ce14" table:formula="of:= [.I24]-[.J24]" office:value-type="float" office:value="14.303" calcext:value-type="float">
            <text:p>14,303</text:p>
          </table:table-cell>
          <table:table-cell table:formula="of:= [.J24]-[.G24]" office:value-type="float" office:value="101.028" calcext:value-type="float">
            <text:p>101,028</text:p>
          </table:table-cell>
          <table:table-cell table:number-columns-repeated="2" office:value-type="float" office:value="305.244" calcext:value-type="float">
            <text:p>305,244</text:p>
          </table:table-cell>
          <table:table-cell office:value-type="float" office:value="345.605" calcext:value-type="float">
            <text:p>345,605</text:p>
          </table:table-cell>
          <table:table-cell office:value-type="float" office:value="305.244" calcext:value-type="float">
            <text:p>305,244</text:p>
          </table:table-cell>
          <table:table-cell table:style-name="ce20" table:formula="of:= [.O24]-[.P24]" office:value-type="float" office:value="40.361" calcext:value-type="float">
            <text:p>40,361</text:p>
          </table:table-cell>
          <table:table-cell table:formula="of:= [.P24]-[.M24]" office:value-type="float" office:value="0" calcext:value-type="float">
            <text:p>0</text:p>
          </table:table-cell>
          <table:table-cell table:number-columns-repeated="2" office:value-type="float" office:value="381.601" calcext:value-type="float">
            <text:p>381,601</text:p>
          </table:table-cell>
          <table:table-cell office:value-type="float" office:value="414.225" calcext:value-type="float">
            <text:p>414,225</text:p>
          </table:table-cell>
          <table:table-cell office:value-type="float" office:value="381.601" calcext:value-type="float">
            <text:p>381,601</text:p>
          </table:table-cell>
          <table:table-cell table:style-name="ce26" table:formula="of:=[.U24]-[.V24]" office:value-type="float" office:value="32.624" calcext:value-type="float">
            <text:p>32,624</text:p>
          </table:table-cell>
          <table:table-cell table:formula="of:=[.V24]-[.S24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08.963" calcext:value-type="float">
            <text:p>608,963</text:p>
          </table:table-cell>
          <table:table-cell office:value-type="float" office:value="618.083" calcext:value-type="float">
            <text:p>618,083</text:p>
          </table:table-cell>
          <table:table-cell office:value-type="float" office:value="657.456" calcext:value-type="float">
            <text:p>657,456</text:p>
          </table:table-cell>
          <table:table-cell office:value-type="float" office:value="609.126" calcext:value-type="float">
            <text:p>609,126</text:p>
          </table:table-cell>
          <table:table-cell table:style-name="ce5" table:formula="of:= [.C25] - [.D25]" office:value-type="float" office:value="48.33" calcext:value-type="float">
            <text:p>48,33</text:p>
          </table:table-cell>
          <table:table-cell table:formula="of:=[.D25]-[.A25]" office:value-type="float" office:value="0.163000000000011" calcext:value-type="float">
            <text:p>0,163</text:p>
          </table:table-cell>
          <table:table-cell office:value-type="float" office:value="267.767" calcext:value-type="float">
            <text:p>267,767</text:p>
          </table:table-cell>
          <table:table-cell office:value-type="float" office:value="292.338" calcext:value-type="float">
            <text:p>292,338</text:p>
          </table:table-cell>
          <table:table-cell office:value-type="float" office:value="307.112" calcext:value-type="float">
            <text:p>307,112</text:p>
          </table:table-cell>
          <table:table-cell office:value-type="float" office:value="290.126" calcext:value-type="float">
            <text:p>290,126</text:p>
          </table:table-cell>
          <table:table-cell table:style-name="ce14" table:formula="of:= [.I25]-[.J25]" office:value-type="float" office:value="16.986" calcext:value-type="float">
            <text:p>16,986</text:p>
          </table:table-cell>
          <table:table-cell table:formula="of:= [.J25]-[.G25]" office:value-type="float" office:value="22.359" calcext:value-type="float">
            <text:p>22,359</text:p>
          </table:table-cell>
          <table:table-cell office:value-type="float" office:value="370.937" calcext:value-type="float">
            <text:p>370,937</text:p>
          </table:table-cell>
          <table:table-cell office:value-type="float" office:value="375.713" calcext:value-type="float">
            <text:p>375,713</text:p>
          </table:table-cell>
          <table:table-cell office:value-type="float" office:value="418.927" calcext:value-type="float">
            <text:p>418,927</text:p>
          </table:table-cell>
          <table:table-cell office:value-type="float" office:value="380.62" calcext:value-type="float">
            <text:p>380,62</text:p>
          </table:table-cell>
          <table:table-cell table:style-name="ce20" table:formula="of:= [.O25]-[.P25]" office:value-type="float" office:value="38.307" calcext:value-type="float">
            <text:p>38,307</text:p>
          </table:table-cell>
          <table:table-cell table:formula="of:= [.P25]-[.M25]" office:value-type="float" office:value="9.68299999999999" calcext:value-type="float">
            <text:p>9,683</text:p>
          </table:table-cell>
          <table:table-cell table:number-columns-repeated="2" office:value-type="float" office:value="229.035" calcext:value-type="float">
            <text:p>229,035</text:p>
          </table:table-cell>
          <table:table-cell office:value-type="float" office:value="248.17" calcext:value-type="float">
            <text:p>248,17</text:p>
          </table:table-cell>
          <table:table-cell office:value-type="float" office:value="229.035" calcext:value-type="float">
            <text:p>229,035</text:p>
          </table:table-cell>
          <table:table-cell table:style-name="ce26" table:formula="of:=[.U25]-[.V25]" office:value-type="float" office:value="19.135" calcext:value-type="float">
            <text:p>19,135</text:p>
          </table:table-cell>
          <table:table-cell table:formula="of:=[.V25]-[.S25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88.066" calcext:value-type="float">
            <text:p>588,066</text:p>
          </table:table-cell>
          <table:table-cell office:value-type="float" office:value="593.257" calcext:value-type="float">
            <text:p>593,257</text:p>
          </table:table-cell>
          <table:table-cell office:value-type="float" office:value="611.539" calcext:value-type="float">
            <text:p>611,539</text:p>
          </table:table-cell>
          <table:table-cell office:value-type="float" office:value="598.164" calcext:value-type="float">
            <text:p>598,164</text:p>
          </table:table-cell>
          <table:table-cell table:style-name="ce5" table:formula="of:= [.C26] - [.D26]" office:value-type="float" office:value="13.375" calcext:value-type="float">
            <text:p>13,375</text:p>
          </table:table-cell>
          <table:table-cell table:formula="of:=[.D26]-[.A26]" office:value-type="float" office:value="10.098" calcext:value-type="float">
            <text:p>10,098</text:p>
          </table:table-cell>
          <table:table-cell office:value-type="float" office:value="231.175" calcext:value-type="float">
            <text:p>231,175</text:p>
          </table:table-cell>
          <table:table-cell office:value-type="float" office:value="234.16" calcext:value-type="float">
            <text:p>234,16</text:p>
          </table:table-cell>
          <table:table-cell office:value-type="float" office:value="248.108" calcext:value-type="float">
            <text:p>248,108</text:p>
          </table:table-cell>
          <table:table-cell office:value-type="float" office:value="233.602" calcext:value-type="float">
            <text:p>233,602</text:p>
          </table:table-cell>
          <table:table-cell table:style-name="ce14" table:formula="of:= [.I26]-[.J26]" office:value-type="float" office:value="14.506" calcext:value-type="float">
            <text:p>14,506</text:p>
          </table:table-cell>
          <table:table-cell table:formula="of:= [.J26]-[.G26]" office:value-type="float" office:value="2.42699999999999" calcext:value-type="float">
            <text:p>2,427</text:p>
          </table:table-cell>
          <table:table-cell table:number-columns-repeated="2" office:value-type="float" office:value="396.103" calcext:value-type="float">
            <text:p>396,103</text:p>
          </table:table-cell>
          <table:table-cell office:value-type="float" office:value="402.293" calcext:value-type="float">
            <text:p>402,293</text:p>
          </table:table-cell>
          <table:table-cell office:value-type="float" office:value="396.103" calcext:value-type="float">
            <text:p>396,103</text:p>
          </table:table-cell>
          <table:table-cell table:style-name="ce20" table:formula="of:= [.O26]-[.P26]" office:value-type="float" office:value="6.19" calcext:value-type="float">
            <text:p>6,19</text:p>
          </table:table-cell>
          <table:table-cell table:formula="of:= [.P26]-[.M26]" office:value-type="float" office:value="0" calcext:value-type="float">
            <text:p>0</text:p>
          </table:table-cell>
          <table:table-cell office:value-type="float" office:value="454.897" calcext:value-type="float">
            <text:p>454,897</text:p>
          </table:table-cell>
          <table:table-cell office:value-type="float" office:value="455.043" calcext:value-type="float">
            <text:p>455,043</text:p>
          </table:table-cell>
          <table:table-cell office:value-type="float" office:value="554.719" calcext:value-type="float">
            <text:p>554,719</text:p>
          </table:table-cell>
          <table:table-cell office:value-type="float" office:value="454.897" calcext:value-type="float">
            <text:p>454,897</text:p>
          </table:table-cell>
          <table:table-cell table:style-name="ce26" table:formula="of:=[.U26]-[.V26]" office:value-type="float" office:value="99.8220000000001" calcext:value-type="float">
            <text:p>99,822</text:p>
          </table:table-cell>
          <table:table-cell table:formula="of:=[.V26]-[.S2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39.207" calcext:value-type="float">
            <text:p>639,207</text:p>
          </table:table-cell>
          <table:table-cell office:value-type="float" office:value="646.847" calcext:value-type="float">
            <text:p>646,847</text:p>
          </table:table-cell>
          <table:table-cell office:value-type="float" office:value="689.024" calcext:value-type="float">
            <text:p>689,024</text:p>
          </table:table-cell>
          <table:table-cell office:value-type="float" office:value="657.159" calcext:value-type="float">
            <text:p>657,159</text:p>
          </table:table-cell>
          <table:table-cell table:style-name="ce5" table:formula="of:= [.C27] - [.D27]" office:value-type="float" office:value="31.865" calcext:value-type="float">
            <text:p>31,865</text:p>
          </table:table-cell>
          <table:table-cell table:formula="of:=[.D27]-[.A27]" office:value-type="float" office:value="17.952" calcext:value-type="float">
            <text:p>17,952</text:p>
          </table:table-cell>
          <table:table-cell office:value-type="float" office:value="285.619" calcext:value-type="float">
            <text:p>285,619</text:p>
          </table:table-cell>
          <table:table-cell office:value-type="float" office:value="291.392" calcext:value-type="float">
            <text:p>291,392</text:p>
          </table:table-cell>
          <table:table-cell office:value-type="float" office:value="306.681" calcext:value-type="float">
            <text:p>306,681</text:p>
          </table:table-cell>
          <table:table-cell office:value-type="float" office:value="290.915" calcext:value-type="float">
            <text:p>290,915</text:p>
          </table:table-cell>
          <table:table-cell table:style-name="ce14" table:formula="of:= [.I27]-[.J27]" office:value-type="float" office:value="15.766" calcext:value-type="float">
            <text:p>15,766</text:p>
          </table:table-cell>
          <table:table-cell table:formula="of:= [.J27]-[.G27]" office:value-type="float" office:value="5.29599999999999" calcext:value-type="float">
            <text:p>5,296</text:p>
          </table:table-cell>
          <table:table-cell table:number-columns-repeated="2" office:value-type="float" office:value="399.93" calcext:value-type="float">
            <text:p>399,93</text:p>
          </table:table-cell>
          <table:table-cell office:value-type="float" office:value="454.6" calcext:value-type="float">
            <text:p>454,6</text:p>
          </table:table-cell>
          <table:table-cell office:value-type="float" office:value="399.93" calcext:value-type="float">
            <text:p>399,93</text:p>
          </table:table-cell>
          <table:table-cell table:style-name="ce20" table:formula="of:= [.O27]-[.P27]" office:value-type="float" office:value="54.67" calcext:value-type="float">
            <text:p>54,67</text:p>
          </table:table-cell>
          <table:table-cell table:formula="of:= [.P27]-[.M27]" office:value-type="float" office:value="0" calcext:value-type="float">
            <text:p>0</text:p>
          </table:table-cell>
          <table:table-cell office:value-type="float" office:value="275.222" calcext:value-type="float">
            <text:p>275,222</text:p>
          </table:table-cell>
          <table:table-cell office:value-type="float" office:value="275.654" calcext:value-type="float">
            <text:p>275,654</text:p>
          </table:table-cell>
          <table:table-cell office:value-type="float" office:value="307.199" calcext:value-type="float">
            <text:p>307,199</text:p>
          </table:table-cell>
          <table:table-cell office:value-type="float" office:value="277.868" calcext:value-type="float">
            <text:p>277,868</text:p>
          </table:table-cell>
          <table:table-cell table:style-name="ce26" table:formula="of:=[.U27]-[.V27]" office:value-type="float" office:value="29.331" calcext:value-type="float">
            <text:p>29,331</text:p>
          </table:table-cell>
          <table:table-cell table:formula="of:=[.V27]-[.S27]" office:value-type="float" office:value="2.64600000000001" calcext:value-type="float">
            <text:p>2,646</text:p>
          </table:table-cell>
        </table:table-row>
        <table:table-row table:style-name="ro4">
          <table:table-cell office:value-type="float" office:value="676.871" calcext:value-type="float">
            <text:p>676,871</text:p>
          </table:table-cell>
          <table:table-cell office:value-type="float" office:value="692.334" calcext:value-type="float">
            <text:p>692,334</text:p>
          </table:table-cell>
          <table:table-cell office:value-type="float" office:value="764.932" calcext:value-type="float">
            <text:p>764,932</text:p>
          </table:table-cell>
          <table:table-cell office:value-type="float" office:value="684.891" calcext:value-type="float">
            <text:p>684,891</text:p>
          </table:table-cell>
          <table:table-cell table:style-name="ce5" table:formula="of:= [.C28] - [.D28]" office:value-type="float" office:value="80.041" calcext:value-type="float">
            <text:p>80,041</text:p>
          </table:table-cell>
          <table:table-cell table:formula="of:=[.D28]-[.A28]" office:value-type="float" office:value="8.01999999999998" calcext:value-type="float">
            <text:p>8,02</text:p>
          </table:table-cell>
          <table:table-cell office:value-type="float" office:value="197.216" calcext:value-type="float">
            <text:p>197,216</text:p>
          </table:table-cell>
          <table:table-cell office:value-type="float" office:value="200.99" calcext:value-type="float">
            <text:p>200,99</text:p>
          </table:table-cell>
          <table:table-cell office:value-type="float" office:value="227.211" calcext:value-type="float">
            <text:p>227,211</text:p>
          </table:table-cell>
          <table:table-cell office:value-type="float" office:value="201.453" calcext:value-type="float">
            <text:p>201,453</text:p>
          </table:table-cell>
          <table:table-cell table:style-name="ce14" table:formula="of:= [.I28]-[.J28]" office:value-type="float" office:value="25.758" calcext:value-type="float">
            <text:p>25,758</text:p>
          </table:table-cell>
          <table:table-cell table:formula="of:= [.J28]-[.G28]" office:value-type="float" office:value="4.237" calcext:value-type="float">
            <text:p>4,237</text:p>
          </table:table-cell>
          <table:table-cell office:value-type="float" office:value="311.815" calcext:value-type="float">
            <text:p>311,815</text:p>
          </table:table-cell>
          <table:table-cell office:value-type="float" office:value="317.436" calcext:value-type="float">
            <text:p>317,436</text:p>
          </table:table-cell>
          <table:table-cell office:value-type="float" office:value="350.288" calcext:value-type="float">
            <text:p>350,288</text:p>
          </table:table-cell>
          <table:table-cell office:value-type="float" office:value="313.276" calcext:value-type="float">
            <text:p>313,276</text:p>
          </table:table-cell>
          <table:table-cell table:style-name="ce20" table:formula="of:= [.O28]-[.P28]" office:value-type="float" office:value="37.012" calcext:value-type="float">
            <text:p>37,012</text:p>
          </table:table-cell>
          <table:table-cell table:formula="of:= [.P28]-[.M28]" office:value-type="float" office:value="1.46100000000001" calcext:value-type="float">
            <text:p>1,461</text:p>
          </table:table-cell>
          <table:table-cell office:value-type="float" office:value="250.276" calcext:value-type="float">
            <text:p>250,276</text:p>
          </table:table-cell>
          <table:table-cell office:value-type="float" office:value="255.61" calcext:value-type="float">
            <text:p>255,61</text:p>
          </table:table-cell>
          <table:table-cell office:value-type="float" office:value="283.527" calcext:value-type="float">
            <text:p>283,527</text:p>
          </table:table-cell>
          <table:table-cell office:value-type="float" office:value="255.252" calcext:value-type="float">
            <text:p>255,252</text:p>
          </table:table-cell>
          <table:table-cell table:style-name="ce26" table:formula="of:=[.U28]-[.V28]" office:value-type="float" office:value="28.275" calcext:value-type="float">
            <text:p>28,275</text:p>
          </table:table-cell>
          <table:table-cell table:formula="of:=[.V28]-[.S28]" office:value-type="float" office:value="4.976" calcext:value-type="float">
            <text:p>4,976</text:p>
          </table:table-cell>
        </table:table-row>
        <table:table-row table:style-name="ro4">
          <table:table-cell office:value-type="float" office:value="682.625" calcext:value-type="float">
            <text:p>682,625</text:p>
          </table:table-cell>
          <table:table-cell office:value-type="float" office:value="697.544" calcext:value-type="float">
            <text:p>697,544</text:p>
          </table:table-cell>
          <table:table-cell office:value-type="float" office:value="735.9" calcext:value-type="float">
            <text:p>735,9</text:p>
          </table:table-cell>
          <table:table-cell office:value-type="float" office:value="689.772" calcext:value-type="float">
            <text:p>689,772</text:p>
          </table:table-cell>
          <table:table-cell table:style-name="ce5" table:formula="of:= [.C29] - [.D29]" office:value-type="float" office:value="46.1279999999999" calcext:value-type="float">
            <text:p>46,128</text:p>
          </table:table-cell>
          <table:table-cell table:formula="of:=[.D29]-[.A29]" office:value-type="float" office:value="7.14700000000005" calcext:value-type="float">
            <text:p>7,147</text:p>
          </table:table-cell>
          <table:table-cell office:value-type="float" office:value="265.149" calcext:value-type="float">
            <text:p>265,149</text:p>
          </table:table-cell>
          <table:table-cell office:value-type="float" office:value="269.364" calcext:value-type="float">
            <text:p>269,364</text:p>
          </table:table-cell>
          <table:table-cell office:value-type="float" office:value="274.447" calcext:value-type="float">
            <text:p>274,447</text:p>
          </table:table-cell>
          <table:table-cell office:value-type="float" office:value="270.098" calcext:value-type="float">
            <text:p>270,098</text:p>
          </table:table-cell>
          <table:table-cell table:style-name="ce14" table:formula="of:= [.I29]-[.J29]" office:value-type="float" office:value="4.34899999999999" calcext:value-type="float">
            <text:p>4,349</text:p>
          </table:table-cell>
          <table:table-cell table:formula="of:= [.J29]-[.G29]" office:value-type="float" office:value="4.94900000000001" calcext:value-type="float">
            <text:p>4,949</text:p>
          </table:table-cell>
          <table:table-cell table:number-columns-repeated="2" office:value-type="float" office:value="431.462" calcext:value-type="float">
            <text:p>431,462</text:p>
          </table:table-cell>
          <table:table-cell office:value-type="float" office:value="454.191" calcext:value-type="float">
            <text:p>454,191</text:p>
          </table:table-cell>
          <table:table-cell office:value-type="float" office:value="431.462" calcext:value-type="float">
            <text:p>431,462</text:p>
          </table:table-cell>
          <table:table-cell table:style-name="ce20" table:formula="of:= [.O29]-[.P29]" office:value-type="float" office:value="22.729" calcext:value-type="float">
            <text:p>22,729</text:p>
          </table:table-cell>
          <table:table-cell table:formula="of:= [.P29]-[.M29]" office:value-type="float" office:value="0" calcext:value-type="float">
            <text:p>0</text:p>
          </table:table-cell>
          <table:table-cell table:style-name="ce28" office:value-type="float" office:value="275.22" calcext:value-type="float">
            <text:p>275,22</text:p>
          </table:table-cell>
          <table:table-cell office:value-type="float" office:value="338.085" calcext:value-type="float">
            <text:p>338,085</text:p>
          </table:table-cell>
          <table:table-cell office:value-type="float" office:value="356.177" calcext:value-type="float">
            <text:p>356,177</text:p>
          </table:table-cell>
          <table:table-cell office:value-type="float" office:value="338.821" calcext:value-type="float">
            <text:p>338,821</text:p>
          </table:table-cell>
          <table:table-cell table:style-name="ce26" table:formula="of:=[.U29]-[.V29]" office:value-type="float" office:value="17.356" calcext:value-type="float">
            <text:p>17,356</text:p>
          </table:table-cell>
          <table:table-cell table:formula="of:=[.V29]-[.S29]" office:value-type="float" office:value="63.601" calcext:value-type="float">
            <text:p>63,601</text:p>
          </table:table-cell>
        </table:table-row>
        <table:table-row table:style-name="ro4">
          <table:table-cell office:value-type="float" office:value="656.5" calcext:value-type="float">
            <text:p>656,5</text:p>
          </table:table-cell>
          <table:table-cell office:value-type="float" office:value="685.08" calcext:value-type="float">
            <text:p>685,08</text:p>
          </table:table-cell>
          <table:table-cell office:value-type="float" office:value="688.424" calcext:value-type="float">
            <text:p>688,424</text:p>
          </table:table-cell>
          <table:table-cell office:value-type="float" office:value="677.042" calcext:value-type="float">
            <text:p>677,042</text:p>
          </table:table-cell>
          <table:table-cell table:style-name="ce5" table:formula="of:= [.C30] - [.D30]" office:value-type="float" office:value="11.3819999999999" calcext:value-type="float">
            <text:p>11,382</text:p>
          </table:table-cell>
          <table:table-cell table:formula="of:=[.D30]-[.A30]" office:value-type="float" office:value="20.542" calcext:value-type="float">
            <text:p>20,542</text:p>
          </table:table-cell>
          <table:table-cell office:value-type="float" office:value="266.622" calcext:value-type="float">
            <text:p>266,622</text:p>
          </table:table-cell>
          <table:table-cell office:value-type="float" office:value="267.975" calcext:value-type="float">
            <text:p>267,975</text:p>
          </table:table-cell>
          <table:table-cell office:value-type="float" office:value="293.707" calcext:value-type="float">
            <text:p>293,707</text:p>
          </table:table-cell>
          <table:table-cell office:value-type="float" office:value="267.231" calcext:value-type="float">
            <text:p>267,231</text:p>
          </table:table-cell>
          <table:table-cell table:style-name="ce14" table:formula="of:= [.I30]-[.J30]" office:value-type="float" office:value="26.476" calcext:value-type="float">
            <text:p>26,476</text:p>
          </table:table-cell>
          <table:table-cell table:formula="of:= [.J30]-[.G30]" office:value-type="float" office:value="0.60899999999998" calcext:value-type="float">
            <text:p>0,609</text:p>
          </table:table-cell>
          <table:table-cell table:number-columns-repeated="2" office:value-type="float" office:value="365.242" calcext:value-type="float">
            <text:p>365,242</text:p>
          </table:table-cell>
          <table:table-cell office:value-type="float" office:value="422.794" calcext:value-type="float">
            <text:p>422,794</text:p>
          </table:table-cell>
          <table:table-cell office:value-type="float" office:value="365.656" calcext:value-type="float">
            <text:p>365,656</text:p>
          </table:table-cell>
          <table:table-cell table:style-name="ce20" table:formula="of:= [.O30]-[.P30]" office:value-type="float" office:value="57.138" calcext:value-type="float">
            <text:p>57,138</text:p>
          </table:table-cell>
          <table:table-cell table:formula="of:= [.P30]-[.M30]" office:value-type="float" office:value="0.413999999999987" calcext:value-type="float">
            <text:p>0,414</text:p>
          </table:table-cell>
          <table:table-cell table:style-name="ce28" office:value-type="float" office:value="250.276" calcext:value-type="float">
            <text:p>250,276</text:p>
          </table:table-cell>
          <table:table-cell office:value-type="float" office:value="451.098" calcext:value-type="float">
            <text:p>451,098</text:p>
          </table:table-cell>
          <table:table-cell office:value-type="float" office:value="516.939" calcext:value-type="float">
            <text:p>516,939</text:p>
          </table:table-cell>
          <table:table-cell office:value-type="float" office:value="453.074" calcext:value-type="float">
            <text:p>453,074</text:p>
          </table:table-cell>
          <table:table-cell table:style-name="ce26" table:formula="of:=[.U30]-[.V30]" office:value-type="float" office:value="63.865" calcext:value-type="float">
            <text:p>63,865</text:p>
          </table:table-cell>
          <table:table-cell table:formula="of:=[.V30]-[.S30]" office:value-type="float" office:value="202.798" calcext:value-type="float">
            <text:p>202,798</text:p>
          </table:table-cell>
        </table:table-row>
        <table:table-row table:style-name="ro4">
          <table:table-cell office:value-type="float" office:value="720.635" calcext:value-type="float">
            <text:p>720,635</text:p>
          </table:table-cell>
          <table:table-cell office:value-type="float" office:value="731.228" calcext:value-type="float">
            <text:p>731,228</text:p>
          </table:table-cell>
          <table:table-cell office:value-type="float" office:value="781.297" calcext:value-type="float">
            <text:p>781,297</text:p>
          </table:table-cell>
          <table:table-cell office:value-type="float" office:value="741.39" calcext:value-type="float">
            <text:p>741,39</text:p>
          </table:table-cell>
          <table:table-cell table:style-name="ce5" table:formula="of:= [.C31] - [.D31]" office:value-type="float" office:value="39.907" calcext:value-type="float">
            <text:p>39,907</text:p>
          </table:table-cell>
          <table:table-cell table:formula="of:=[.D31]-[.A31]" office:value-type="float" office:value="20.755" calcext:value-type="float">
            <text:p>20,755</text:p>
          </table:table-cell>
          <table:table-cell office:value-type="float" office:value="285.681" calcext:value-type="float">
            <text:p>285,681</text:p>
          </table:table-cell>
          <table:table-cell office:value-type="float" office:value="294.642" calcext:value-type="float">
            <text:p>294,642</text:p>
          </table:table-cell>
          <table:table-cell office:value-type="float" office:value="308.387" calcext:value-type="float">
            <text:p>308,387</text:p>
          </table:table-cell>
          <table:table-cell office:value-type="float" office:value="296.059" calcext:value-type="float">
            <text:p>296,059</text:p>
          </table:table-cell>
          <table:table-cell table:style-name="ce14" table:formula="of:= [.I31]-[.J31]" office:value-type="float" office:value="12.328" calcext:value-type="float">
            <text:p>12,328</text:p>
          </table:table-cell>
          <table:table-cell table:formula="of:= [.J31]-[.G31]" office:value-type="float" office:value="10.378" calcext:value-type="float">
            <text:p>10,378</text:p>
          </table:table-cell>
          <table:table-cell office:value-type="float" office:value="343.466" calcext:value-type="float">
            <text:p>343,466</text:p>
          </table:table-cell>
          <table:table-cell office:value-type="float" office:value="344.079" calcext:value-type="float">
            <text:p>344,079</text:p>
          </table:table-cell>
          <table:table-cell office:value-type="float" office:value="426.34" calcext:value-type="float">
            <text:p>426,34</text:p>
          </table:table-cell>
          <table:table-cell office:value-type="float" office:value="345.949" calcext:value-type="float">
            <text:p>345,949</text:p>
          </table:table-cell>
          <table:table-cell table:style-name="ce20" table:formula="of:= [.O31]-[.P31]" office:value-type="float" office:value="80.391" calcext:value-type="float">
            <text:p>80,391</text:p>
          </table:table-cell>
          <table:table-cell table:formula="of:= [.P31]-[.M31]" office:value-type="float" office:value="2.483" calcext:value-type="float">
            <text:p>2,483</text:p>
          </table:table-cell>
          <table:table-cell office:value-type="float" office:value="548.281" calcext:value-type="float">
            <text:p>548,281</text:p>
          </table:table-cell>
          <table:table-cell office:value-type="float" office:value="571.562" calcext:value-type="float">
            <text:p>571,562</text:p>
          </table:table-cell>
          <table:table-cell office:value-type="float" office:value="630.14" calcext:value-type="float">
            <text:p>630,14</text:p>
          </table:table-cell>
          <table:table-cell office:value-type="float" office:value="568.645" calcext:value-type="float">
            <text:p>568,645</text:p>
          </table:table-cell>
          <table:table-cell table:style-name="ce26" table:formula="of:=[.U31]-[.V31]" office:value-type="float" office:value="61.495" calcext:value-type="float">
            <text:p>61,495</text:p>
          </table:table-cell>
          <table:table-cell table:formula="of:=[.V31]-[.S31]" office:value-type="float" office:value="20.364" calcext:value-type="float">
            <text:p>20,364</text:p>
          </table:table-cell>
        </table:table-row>
        <table:table-row table:style-name="ro4">
          <table:table-cell office:value-type="float" office:value="672.432" calcext:value-type="float">
            <text:p>672,432</text:p>
          </table:table-cell>
          <table:table-cell office:value-type="float" office:value="676.179" calcext:value-type="float">
            <text:p>676,179</text:p>
          </table:table-cell>
          <table:table-cell office:value-type="float" office:value="755.451" calcext:value-type="float">
            <text:p>755,451</text:p>
          </table:table-cell>
          <table:table-cell office:value-type="float" office:value="696.175" calcext:value-type="float">
            <text:p>696,175</text:p>
          </table:table-cell>
          <table:table-cell table:style-name="ce5" table:formula="of:= [.C32] - [.D32]" office:value-type="float" office:value="59.2760000000001" calcext:value-type="float">
            <text:p>59,276</text:p>
          </table:table-cell>
          <table:table-cell table:formula="of:=[.D32]-[.A32]" office:value-type="float" office:value="23.7429999999999" calcext:value-type="float">
            <text:p>23,743</text:p>
          </table:table-cell>
          <table:table-cell office:value-type="float" office:value="326.623" calcext:value-type="float">
            <text:p>326,623</text:p>
          </table:table-cell>
          <table:table-cell office:value-type="float" office:value="333.597" calcext:value-type="float">
            <text:p>333,597</text:p>
          </table:table-cell>
          <table:table-cell office:value-type="float" office:value="344.966" calcext:value-type="float">
            <text:p>344,966</text:p>
          </table:table-cell>
          <table:table-cell office:value-type="float" office:value="332.15" calcext:value-type="float">
            <text:p>332,15</text:p>
          </table:table-cell>
          <table:table-cell table:style-name="ce14" table:formula="of:= [.I32]-[.J32]" office:value-type="float" office:value="12.816" calcext:value-type="float">
            <text:p>12,816</text:p>
          </table:table-cell>
          <table:table-cell table:formula="of:= [.J32]-[.G32]" office:value-type="float" office:value="5.52699999999999" calcext:value-type="float">
            <text:p>5,527</text:p>
          </table:table-cell>
          <table:table-cell office:value-type="float" office:value="387.624" calcext:value-type="float">
            <text:p>387,624</text:p>
          </table:table-cell>
          <table:table-cell office:value-type="float" office:value="392.088" calcext:value-type="float">
            <text:p>392,088</text:p>
          </table:table-cell>
          <table:table-cell office:value-type="float" office:value="398.378" calcext:value-type="float">
            <text:p>398,378</text:p>
          </table:table-cell>
          <table:table-cell office:value-type="float" office:value="388.86" calcext:value-type="float">
            <text:p>388,86</text:p>
          </table:table-cell>
          <table:table-cell table:style-name="ce20" table:formula="of:= [.O32]-[.P32]" office:value-type="float" office:value="9.51799999999997" calcext:value-type="float">
            <text:p>9,518</text:p>
          </table:table-cell>
          <table:table-cell table:formula="of:= [.P32]-[.M32]" office:value-type="float" office:value="1.23599999999999" calcext:value-type="float">
            <text:p>1,236</text:p>
          </table:table-cell>
          <table:table-cell table:number-columns-repeated="2" office:value-type="float" office:value="403.446" calcext:value-type="float">
            <text:p>403,446</text:p>
          </table:table-cell>
          <table:table-cell office:value-type="float" office:value="432.605" calcext:value-type="float">
            <text:p>432,605</text:p>
          </table:table-cell>
          <table:table-cell office:value-type="float" office:value="404.712" calcext:value-type="float">
            <text:p>404,712</text:p>
          </table:table-cell>
          <table:table-cell table:style-name="ce26" table:formula="of:=[.U32]-[.V32]" office:value-type="float" office:value="27.893" calcext:value-type="float">
            <text:p>27,893</text:p>
          </table:table-cell>
          <table:table-cell table:formula="of:=[.V32]-[.S32]" office:value-type="float" office:value="1.26599999999996" calcext:value-type="float">
            <text:p>1,266</text:p>
          </table:table-cell>
        </table:table-row>
        <table:table-row table:style-name="ro4">
          <table:table-cell office:value-type="float" office:value="693.824" calcext:value-type="float">
            <text:p>693,824</text:p>
          </table:table-cell>
          <table:table-cell office:value-type="float" office:value="715.643" calcext:value-type="float">
            <text:p>715,643</text:p>
          </table:table-cell>
          <table:table-cell office:value-type="float" office:value="807.723" calcext:value-type="float">
            <text:p>807,723</text:p>
          </table:table-cell>
          <table:table-cell office:value-type="float" office:value="725.98" calcext:value-type="float">
            <text:p>725,98</text:p>
          </table:table-cell>
          <table:table-cell table:style-name="ce5" table:formula="of:= [.C33] - [.D33]" office:value-type="float" office:value="81.7429999999999" calcext:value-type="float">
            <text:p>81,743</text:p>
          </table:table-cell>
          <table:table-cell table:formula="of:=[.D33]-[.A33]" office:value-type="float" office:value="32.1560000000001" calcext:value-type="float">
            <text:p>32,156</text:p>
          </table:table-cell>
          <table:table-cell office:value-type="float" office:value="307.625" calcext:value-type="float">
            <text:p>307,625</text:p>
          </table:table-cell>
          <table:table-cell office:value-type="float" office:value="312.825" calcext:value-type="float">
            <text:p>312,825</text:p>
          </table:table-cell>
          <table:table-cell office:value-type="float" office:value="330.406" calcext:value-type="float">
            <text:p>330,406</text:p>
          </table:table-cell>
          <table:table-cell office:value-type="float" office:value="315.371" calcext:value-type="float">
            <text:p>315,371</text:p>
          </table:table-cell>
          <table:table-cell table:style-name="ce14" table:formula="of:= [.I33]-[.J33]" office:value-type="float" office:value="15.035" calcext:value-type="float">
            <text:p>15,035</text:p>
          </table:table-cell>
          <table:table-cell table:formula="of:= [.J33]-[.G33]" office:value-type="float" office:value="7.74599999999998" calcext:value-type="float">
            <text:p>7,746</text:p>
          </table:table-cell>
          <table:table-cell office:value-type="float" office:value="306.028" calcext:value-type="float">
            <text:p>306,028</text:p>
          </table:table-cell>
          <table:table-cell office:value-type="float" office:value="306.863" calcext:value-type="float">
            <text:p>306,863</text:p>
          </table:table-cell>
          <table:table-cell office:value-type="float" office:value="344.88" calcext:value-type="float">
            <text:p>344,88</text:p>
          </table:table-cell>
          <table:table-cell office:value-type="float" office:value="308.113" calcext:value-type="float">
            <text:p>308,113</text:p>
          </table:table-cell>
          <table:table-cell table:style-name="ce20" table:formula="of:= [.O33]-[.P33]" office:value-type="float" office:value="36.767" calcext:value-type="float">
            <text:p>36,767</text:p>
          </table:table-cell>
          <table:table-cell table:formula="of:= [.P33]-[.M33]" office:value-type="float" office:value="2.08499999999998" calcext:value-type="float">
            <text:p>2,085</text:p>
          </table:table-cell>
          <table:table-cell office:value-type="float" office:value="144.94" calcext:value-type="float">
            <text:p>144,94</text:p>
          </table:table-cell>
          <table:table-cell office:value-type="float" office:value="145.162" calcext:value-type="float">
            <text:p>145,162</text:p>
          </table:table-cell>
          <table:table-cell office:value-type="float" office:value="158.345" calcext:value-type="float">
            <text:p>158,345</text:p>
          </table:table-cell>
          <table:table-cell office:value-type="float" office:value="145.478" calcext:value-type="float">
            <text:p>145,478</text:p>
          </table:table-cell>
          <table:table-cell table:style-name="ce26" table:formula="of:=[.U33]-[.V33]" office:value-type="float" office:value="12.867" calcext:value-type="float">
            <text:p>12,867</text:p>
          </table:table-cell>
          <table:table-cell table:formula="of:=[.V33]-[.S33]" office:value-type="float" office:value="0.538000000000011" calcext:value-type="float">
            <text:p>0,538</text:p>
          </table:table-cell>
        </table:table-row>
        <table:table-row table:style-name="ro4">
          <table:table-cell office:value-type="float" office:value="705.53" calcext:value-type="float">
            <text:p>705,53</text:p>
          </table:table-cell>
          <table:table-cell office:value-type="float" office:value="713.485" calcext:value-type="float">
            <text:p>713,485</text:p>
          </table:table-cell>
          <table:table-cell office:value-type="float" office:value="777.004" calcext:value-type="float">
            <text:p>777,004</text:p>
          </table:table-cell>
          <table:table-cell office:value-type="float" office:value="726.221" calcext:value-type="float">
            <text:p>726,221</text:p>
          </table:table-cell>
          <table:table-cell table:style-name="ce5" table:formula="of:= [.C34] - [.D34]" office:value-type="float" office:value="50.783" calcext:value-type="float">
            <text:p>50,783</text:p>
          </table:table-cell>
          <table:table-cell table:formula="of:=[.D34]-[.A34]" office:value-type="float" office:value="20.691" calcext:value-type="float">
            <text:p>20,691</text:p>
          </table:table-cell>
          <table:table-cell office:value-type="float" office:value="291.085" calcext:value-type="float">
            <text:p>291,085</text:p>
          </table:table-cell>
          <table:table-cell office:value-type="float" office:value="292.599" calcext:value-type="float">
            <text:p>292,599</text:p>
          </table:table-cell>
          <table:table-cell office:value-type="float" office:value="323.993" calcext:value-type="float">
            <text:p>323,993</text:p>
          </table:table-cell>
          <table:table-cell office:value-type="float" office:value="297.951" calcext:value-type="float">
            <text:p>297,951</text:p>
          </table:table-cell>
          <table:table-cell table:style-name="ce14" table:formula="of:= [.I34]-[.J34]" office:value-type="float" office:value="26.042" calcext:value-type="float">
            <text:p>26,042</text:p>
          </table:table-cell>
          <table:table-cell table:formula="of:= [.J34]-[.G34]" office:value-type="float" office:value="6.86600000000004" calcext:value-type="float">
            <text:p>6,866</text:p>
          </table:table-cell>
          <table:table-cell office:value-type="float" office:value="281.249" calcext:value-type="float">
            <text:p>281,249</text:p>
          </table:table-cell>
          <table:table-cell office:value-type="float" office:value="289.389" calcext:value-type="float">
            <text:p>289,389</text:p>
          </table:table-cell>
          <table:table-cell office:value-type="float" office:value="311.25" calcext:value-type="float">
            <text:p>311,25</text:p>
          </table:table-cell>
          <table:table-cell office:value-type="float" office:value="293.083" calcext:value-type="float">
            <text:p>293,083</text:p>
          </table:table-cell>
          <table:table-cell table:style-name="ce20" table:formula="of:= [.O34]-[.P34]" office:value-type="float" office:value="18.167" calcext:value-type="float">
            <text:p>18,167</text:p>
          </table:table-cell>
          <table:table-cell table:formula="of:= [.P34]-[.M34]" office:value-type="float" office:value="11.834" calcext:value-type="float">
            <text:p>11,834</text:p>
          </table:table-cell>
          <table:table-cell office:value-type="float" office:value="225.483" calcext:value-type="float">
            <text:p>225,483</text:p>
          </table:table-cell>
          <table:table-cell office:value-type="float" office:value="225.627" calcext:value-type="float">
            <text:p>225,627</text:p>
          </table:table-cell>
          <table:table-cell office:value-type="float" office:value="232.849" calcext:value-type="float">
            <text:p>232,849</text:p>
          </table:table-cell>
          <table:table-cell office:value-type="float" office:value="226.094" calcext:value-type="float">
            <text:p>226,094</text:p>
          </table:table-cell>
          <table:table-cell table:style-name="ce26" table:formula="of:=[.U34]-[.V34]" office:value-type="float" office:value="6.755" calcext:value-type="float">
            <text:p>6,755</text:p>
          </table:table-cell>
          <table:table-cell table:formula="of:=[.V34]-[.S34]" office:value-type="float" office:value="0.61099999999999" calcext:value-type="float">
            <text:p>0,611</text:p>
          </table:table-cell>
        </table:table-row>
        <table:table-row table:style-name="ro4">
          <table:table-cell office:value-type="float" office:value="688.27" calcext:value-type="float">
            <text:p>688,27</text:p>
          </table:table-cell>
          <table:table-cell office:value-type="float" office:value="719.851" calcext:value-type="float">
            <text:p>719,851</text:p>
          </table:table-cell>
          <table:table-cell office:value-type="float" office:value="749.681" calcext:value-type="float">
            <text:p>749,681</text:p>
          </table:table-cell>
          <table:table-cell office:value-type="float" office:value="728.041" calcext:value-type="float">
            <text:p>728,041</text:p>
          </table:table-cell>
          <table:table-cell table:style-name="ce5" table:formula="of:= [.C35] - [.D35]" office:value-type="float" office:value="21.64" calcext:value-type="float">
            <text:p>21,64</text:p>
          </table:table-cell>
          <table:table-cell table:formula="of:=[.D35]-[.A35]" office:value-type="float" office:value="39.7710000000001" calcext:value-type="float">
            <text:p>39,771</text:p>
          </table:table-cell>
          <table:table-cell office:value-type="float" office:value="273.718" calcext:value-type="float">
            <text:p>273,718</text:p>
          </table:table-cell>
          <table:table-cell office:value-type="float" office:value="280.349" calcext:value-type="float">
            <text:p>280,349</text:p>
          </table:table-cell>
          <table:table-cell office:value-type="float" office:value="297.814" calcext:value-type="float">
            <text:p>297,814</text:p>
          </table:table-cell>
          <table:table-cell office:value-type="float" office:value="280.464" calcext:value-type="float">
            <text:p>280,464</text:p>
          </table:table-cell>
          <table:table-cell table:style-name="ce14" table:formula="of:= [.I35]-[.J35]" office:value-type="float" office:value="17.35" calcext:value-type="float">
            <text:p>17,35</text:p>
          </table:table-cell>
          <table:table-cell table:formula="of:= [.J35]-[.G35]" office:value-type="float" office:value="6.74599999999998" calcext:value-type="float">
            <text:p>6,746</text:p>
          </table:table-cell>
          <table:table-cell office:value-type="float" office:value="299.544" calcext:value-type="float">
            <text:p>299,544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48.201" calcext:value-type="float">
            <text:p>348,201</text:p>
          </table:table-cell>
          <table:table-cell office:value-type="float" office:value="300.086" calcext:value-type="float">
            <text:p>300,086</text:p>
          </table:table-cell>
          <table:table-cell table:style-name="ce20" table:formula="of:= [.O35]-[.P35]" office:value-type="float" office:value="48.115" calcext:value-type="float">
            <text:p>48,115</text:p>
          </table:table-cell>
          <table:table-cell table:formula="of:= [.P35]-[.M35]" office:value-type="float" office:value="0.54200000000003" calcext:value-type="float">
            <text:p>0,542</text:p>
          </table:table-cell>
          <table:table-cell office:value-type="float" office:value="361.478" calcext:value-type="float">
            <text:p>361,478</text:p>
          </table:table-cell>
          <table:table-cell office:value-type="float" office:value="367.967" calcext:value-type="float">
            <text:p>367,967</text:p>
          </table:table-cell>
          <table:table-cell office:value-type="float" office:value="406.761" calcext:value-type="float">
            <text:p>406,761</text:p>
          </table:table-cell>
          <table:table-cell office:value-type="float" office:value="368.213" calcext:value-type="float">
            <text:p>368,213</text:p>
          </table:table-cell>
          <table:table-cell table:style-name="ce26" table:formula="of:=[.U35]-[.V35]" office:value-type="float" office:value="38.548" calcext:value-type="float">
            <text:p>38,548</text:p>
          </table:table-cell>
          <table:table-cell table:formula="of:=[.V35]-[.S35]" office:value-type="float" office:value="6.73500000000001" calcext:value-type="float">
            <text:p>6,735</text:p>
          </table:table-cell>
        </table:table-row>
        <table:table-row table:style-name="ro4">
          <table:table-cell office:value-type="float" office:value="745.053" calcext:value-type="float">
            <text:p>745,053</text:p>
          </table:table-cell>
          <table:table-cell office:value-type="float" office:value="773.366" calcext:value-type="float">
            <text:p>773,366</text:p>
          </table:table-cell>
          <table:table-cell office:value-type="float" office:value="798.515" calcext:value-type="float">
            <text:p>798,515</text:p>
          </table:table-cell>
          <table:table-cell office:value-type="float" office:value="772.366" calcext:value-type="float">
            <text:p>772,366</text:p>
          </table:table-cell>
          <table:table-cell table:style-name="ce5" table:formula="of:= [.C36] - [.D36]" office:value-type="float" office:value="26.149" calcext:value-type="float">
            <text:p>26,149</text:p>
          </table:table-cell>
          <table:table-cell table:formula="of:=[.D36]-[.A36]" office:value-type="float" office:value="27.313" calcext:value-type="float">
            <text:p>27,313</text:p>
          </table:table-cell>
          <table:table-cell office:value-type="float" office:value="174.74" calcext:value-type="float">
            <text:p>174,74</text:p>
          </table:table-cell>
          <table:table-cell office:value-type="float" office:value="177.189" calcext:value-type="float">
            <text:p>177,189</text:p>
          </table:table-cell>
          <table:table-cell office:value-type="float" office:value="191.412" calcext:value-type="float">
            <text:p>191,412</text:p>
          </table:table-cell>
          <table:table-cell office:value-type="float" office:value="179.252" calcext:value-type="float">
            <text:p>179,252</text:p>
          </table:table-cell>
          <table:table-cell table:style-name="ce14" table:formula="of:= [.I36]-[.J36]" office:value-type="float" office:value="12.16" calcext:value-type="float">
            <text:p>12,16</text:p>
          </table:table-cell>
          <table:table-cell table:formula="of:= [.J36]-[.G36]" office:value-type="float" office:value="4.512" calcext:value-type="float">
            <text:p>4,512</text:p>
          </table:table-cell>
          <table:table-cell office:value-type="float" office:value="478.714" calcext:value-type="float">
            <text:p>478,714</text:p>
          </table:table-cell>
          <table:table-cell office:value-type="float" office:value="478.513" calcext:value-type="float">
            <text:p>478,513</text:p>
          </table:table-cell>
          <table:table-cell office:value-type="float" office:value="503.342" calcext:value-type="float">
            <text:p>503,342</text:p>
          </table:table-cell>
          <table:table-cell office:value-type="float" office:value="478.513" calcext:value-type="float">
            <text:p>478,513</text:p>
          </table:table-cell>
          <table:table-cell table:style-name="ce20" table:formula="of:= [.O36]-[.P36]" office:value-type="float" office:value="24.829" calcext:value-type="float">
            <text:p>24,829</text:p>
          </table:table-cell>
          <table:table-cell table:formula="of:= [.P36]-[.M36]" office:value-type="float" office:value="-0.201000000000022" calcext:value-type="float">
            <text:p>-0,201</text:p>
          </table:table-cell>
          <table:table-cell office:value-type="float" office:value="379.671" calcext:value-type="float">
            <text:p>379,671</text:p>
          </table:table-cell>
          <table:table-cell office:value-type="float" office:value="389.327" calcext:value-type="float">
            <text:p>389,327</text:p>
          </table:table-cell>
          <table:table-cell office:value-type="float" office:value="400.622" calcext:value-type="float">
            <text:p>400,622</text:p>
          </table:table-cell>
          <table:table-cell office:value-type="float" office:value="379.671" calcext:value-type="float">
            <text:p>379,671</text:p>
          </table:table-cell>
          <table:table-cell table:style-name="ce26" table:formula="of:=[.U36]-[.V36]" office:value-type="float" office:value="20.951" calcext:value-type="float">
            <text:p>20,951</text:p>
          </table:table-cell>
          <table:table-cell table:formula="of:=[.V36]-[.S3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791.615" calcext:value-type="float">
            <text:p>791,615</text:p>
          </table:table-cell>
          <table:table-cell office:value-type="float" office:value="819.303" calcext:value-type="float">
            <text:p>819,303</text:p>
          </table:table-cell>
          <table:table-cell office:value-type="float" office:value="862.361" calcext:value-type="float">
            <text:p>862,361</text:p>
          </table:table-cell>
          <table:table-cell office:value-type="float" office:value="822.167" calcext:value-type="float">
            <text:p>822,167</text:p>
          </table:table-cell>
          <table:table-cell table:style-name="ce5" table:formula="of:= [.C37] - [.D37]" office:value-type="float" office:value="40.194" calcext:value-type="float">
            <text:p>40,194</text:p>
          </table:table-cell>
          <table:table-cell table:formula="of:=[.D37]-[.A37]" office:value-type="float" office:value="30.552" calcext:value-type="float">
            <text:p>30,552</text:p>
          </table:table-cell>
          <table:table-cell office:value-type="float" office:value="308.327" calcext:value-type="float">
            <text:p>308,327</text:p>
          </table:table-cell>
          <table:table-cell office:value-type="float" office:value="313.403" calcext:value-type="float">
            <text:p>313,403</text:p>
          </table:table-cell>
          <table:table-cell office:value-type="float" office:value="328.536" calcext:value-type="float">
            <text:p>328,536</text:p>
          </table:table-cell>
          <table:table-cell office:value-type="float" office:value="313.385" calcext:value-type="float">
            <text:p>313,385</text:p>
          </table:table-cell>
          <table:table-cell table:style-name="ce14" table:formula="of:= [.I37]-[.J37]" office:value-type="float" office:value="15.151" calcext:value-type="float">
            <text:p>15,151</text:p>
          </table:table-cell>
          <table:table-cell table:formula="of:= [.J37]-[.G37]" office:value-type="float" office:value="5.05799999999999" calcext:value-type="float">
            <text:p>5,058</text:p>
          </table:table-cell>
          <table:table-cell office:value-type="float" office:value="426.229" calcext:value-type="float">
            <text:p>426,229</text:p>
          </table:table-cell>
          <table:table-cell office:value-type="float" office:value="431.953" calcext:value-type="float">
            <text:p>431,953</text:p>
          </table:table-cell>
          <table:table-cell office:value-type="float" office:value="515.612" calcext:value-type="float">
            <text:p>515,612</text:p>
          </table:table-cell>
          <table:table-cell office:value-type="float" office:value="436.637" calcext:value-type="float">
            <text:p>436,637</text:p>
          </table:table-cell>
          <table:table-cell table:style-name="ce20" table:formula="of:= [.O37]-[.P37]" office:value-type="float" office:value="78.975" calcext:value-type="float">
            <text:p>78,975</text:p>
          </table:table-cell>
          <table:table-cell table:formula="of:= [.P37]-[.M37]" office:value-type="float" office:value="10.408" calcext:value-type="float">
            <text:p>10,408</text:p>
          </table:table-cell>
          <table:table-cell office:value-type="float" office:value="258.881" calcext:value-type="float">
            <text:p>258,881</text:p>
          </table:table-cell>
          <table:table-cell office:value-type="float" office:value="259.175" calcext:value-type="float">
            <text:p>259,175</text:p>
          </table:table-cell>
          <table:table-cell office:value-type="float" office:value="280.556" calcext:value-type="float">
            <text:p>280,556</text:p>
          </table:table-cell>
          <table:table-cell office:value-type="float" office:value="264.643" calcext:value-type="float">
            <text:p>264,643</text:p>
          </table:table-cell>
          <table:table-cell table:style-name="ce26" table:formula="of:=[.U37]-[.V37]" office:value-type="float" office:value="15.913" calcext:value-type="float">
            <text:p>15,913</text:p>
          </table:table-cell>
          <table:table-cell table:formula="of:=[.V37]-[.S37]" office:value-type="float" office:value="5.762" calcext:value-type="float">
            <text:p>5,762</text:p>
          </table:table-cell>
        </table:table-row>
        <table:table-row table:style-name="ro4">
          <table:table-cell office:value-type="float" office:value="749.636" calcext:value-type="float">
            <text:p>749,636</text:p>
          </table:table-cell>
          <table:table-cell office:value-type="float" office:value="778.321" calcext:value-type="float">
            <text:p>778,321</text:p>
          </table:table-cell>
          <table:table-cell office:value-type="float" office:value="841.266" calcext:value-type="float">
            <text:p>841,266</text:p>
          </table:table-cell>
          <table:table-cell office:value-type="float" office:value="790.794" calcext:value-type="float">
            <text:p>790,794</text:p>
          </table:table-cell>
          <table:table-cell table:style-name="ce5" table:formula="of:= [.C38] - [.D38]" office:value-type="float" office:value="50.472" calcext:value-type="float">
            <text:p>50,472</text:p>
          </table:table-cell>
          <table:table-cell table:formula="of:=[.D38]-[.A38]" office:value-type="float" office:value="41.158" calcext:value-type="float">
            <text:p>41,158</text:p>
          </table:table-cell>
          <table:table-cell office:value-type="float" office:value="405.472" calcext:value-type="float">
            <text:p>405,472</text:p>
          </table:table-cell>
          <table:table-cell office:value-type="float" office:value="410.503" calcext:value-type="float">
            <text:p>410,503</text:p>
          </table:table-cell>
          <table:table-cell office:value-type="float" office:value="417.391" calcext:value-type="float">
            <text:p>417,391</text:p>
          </table:table-cell>
          <table:table-cell office:value-type="float" office:value="410.736" calcext:value-type="float">
            <text:p>410,736</text:p>
          </table:table-cell>
          <table:table-cell table:style-name="ce14" table:formula="of:= [.I38]-[.J38]" office:value-type="float" office:value="6.65500000000003" calcext:value-type="float">
            <text:p>6,655</text:p>
          </table:table-cell>
          <table:table-cell table:formula="of:= [.J38]-[.G38]" office:value-type="float" office:value="5.26400000000001" calcext:value-type="float">
            <text:p>5,264</text:p>
          </table:table-cell>
          <table:table-cell table:number-columns-repeated="2" office:value-type="float" office:value="313.67" calcext:value-type="float">
            <text:p>313,67</text:p>
          </table:table-cell>
          <table:table-cell office:value-type="float" office:value="373.05" calcext:value-type="float">
            <text:p>373,05</text:p>
          </table:table-cell>
          <table:table-cell office:value-type="float" office:value="313.67" calcext:value-type="float">
            <text:p>313,67</text:p>
          </table:table-cell>
          <table:table-cell table:style-name="ce20" table:formula="of:= [.O38]-[.P38]" office:value-type="float" office:value="59.38" calcext:value-type="float">
            <text:p>59,38</text:p>
          </table:table-cell>
          <table:table-cell table:formula="of:= [.P38]-[.M38]" office:value-type="float" office:value="0" calcext:value-type="float">
            <text:p>0</text:p>
          </table:table-cell>
          <table:table-cell office:value-type="float" office:value="442.317" calcext:value-type="float">
            <text:p>442,317</text:p>
          </table:table-cell>
          <table:table-cell office:value-type="float" office:value="450.127" calcext:value-type="float">
            <text:p>450,127</text:p>
          </table:table-cell>
          <table:table-cell office:value-type="float" office:value="445.419" calcext:value-type="float">
            <text:p>445,419</text:p>
          </table:table-cell>
          <table:table-cell office:value-type="float" office:value="445.404" calcext:value-type="float">
            <text:p>445,404</text:p>
          </table:table-cell>
          <table:table-cell table:style-name="ce26" table:formula="of:=[.U38]-[.V38]" office:value-type="float" office:value="0.0149999999999864" calcext:value-type="float">
            <text:p>0,015</text:p>
          </table:table-cell>
          <table:table-cell table:formula="of:=[.V38]-[.S38]" office:value-type="float" office:value="3.08699999999999" calcext:value-type="float">
            <text:p>3,087</text:p>
          </table:table-cell>
        </table:table-row>
        <table:table-row table:style-name="ro4">
          <table:table-cell office:value-type="float" office:value="751.394" calcext:value-type="float">
            <text:p>751,394</text:p>
          </table:table-cell>
          <table:table-cell office:value-type="float" office:value="765.031" calcext:value-type="float">
            <text:p>765,031</text:p>
          </table:table-cell>
          <table:table-cell office:value-type="float" office:value="830.501" calcext:value-type="float">
            <text:p>830,501</text:p>
          </table:table-cell>
          <table:table-cell office:value-type="float" office:value="776.195" calcext:value-type="float">
            <text:p>776,195</text:p>
          </table:table-cell>
          <table:table-cell table:style-name="ce5" table:formula="of:= [.C39] - [.D39]" office:value-type="float" office:value="54.3059999999999" calcext:value-type="float">
            <text:p>54,306</text:p>
          </table:table-cell>
          <table:table-cell table:formula="of:=[.D39]-[.A39]" office:value-type="float" office:value="24.801" calcext:value-type="float">
            <text:p>24,801</text:p>
          </table:table-cell>
          <table:table-cell office:value-type="float" office:value="325.174" calcext:value-type="float">
            <text:p>325,174</text:p>
          </table:table-cell>
          <table:table-cell office:value-type="float" office:value="338.73" calcext:value-type="float">
            <text:p>338,73</text:p>
          </table:table-cell>
          <table:table-cell office:value-type="float" office:value="352.279" calcext:value-type="float">
            <text:p>352,279</text:p>
          </table:table-cell>
          <table:table-cell office:value-type="float" office:value="336.101" calcext:value-type="float">
            <text:p>336,101</text:p>
          </table:table-cell>
          <table:table-cell table:style-name="ce14" table:formula="of:= [.I39]-[.J39]" office:value-type="float" office:value="16.178" calcext:value-type="float">
            <text:p>16,178</text:p>
          </table:table-cell>
          <table:table-cell table:formula="of:= [.J39]-[.G39]" office:value-type="float" office:value="10.927" calcext:value-type="float">
            <text:p>10,927</text:p>
          </table:table-cell>
          <table:table-cell office:value-type="float" office:value="364.388" calcext:value-type="float">
            <text:p>364,388</text:p>
          </table:table-cell>
          <table:table-cell office:value-type="float" office:value="368.081" calcext:value-type="float">
            <text:p>368,081</text:p>
          </table:table-cell>
          <table:table-cell office:value-type="float" office:value="405.915" calcext:value-type="float">
            <text:p>405,915</text:p>
          </table:table-cell>
          <table:table-cell office:value-type="float" office:value="366.82" calcext:value-type="float">
            <text:p>366,82</text:p>
          </table:table-cell>
          <table:table-cell table:style-name="ce20" table:formula="of:= [.O39]-[.P39]" office:value-type="float" office:value="39.095" calcext:value-type="float">
            <text:p>39,095</text:p>
          </table:table-cell>
          <table:table-cell table:formula="of:= [.P39]-[.M39]" office:value-type="float" office:value="2.43200000000002" calcext:value-type="float">
            <text:p>2,432</text:p>
          </table:table-cell>
          <table:table-cell office:value-type="float" office:value="527.288" calcext:value-type="float">
            <text:p>527,288</text:p>
          </table:table-cell>
          <table:table-cell office:value-type="float" office:value="533.632" calcext:value-type="float">
            <text:p>533,632</text:p>
          </table:table-cell>
          <table:table-cell office:value-type="float" office:value="548.316" calcext:value-type="float">
            <text:p>548,316</text:p>
          </table:table-cell>
          <table:table-cell office:value-type="float" office:value="534.59" calcext:value-type="float">
            <text:p>534,59</text:p>
          </table:table-cell>
          <table:table-cell table:style-name="ce26" table:formula="of:=[.U39]-[.V39]" office:value-type="float" office:value="13.726" calcext:value-type="float">
            <text:p>13,726</text:p>
          </table:table-cell>
          <table:table-cell table:formula="of:=[.V39]-[.S39]" office:value-type="float" office:value="7.30200000000002" calcext:value-type="float">
            <text:p>7,302</text:p>
          </table:table-cell>
        </table:table-row>
        <table:table-row table:style-name="ro4">
          <table:table-cell office:value-type="float" office:value="771.981" calcext:value-type="float">
            <text:p>771,981</text:p>
          </table:table-cell>
          <table:table-cell office:value-type="float" office:value="792.474" calcext:value-type="float">
            <text:p>792,474</text:p>
          </table:table-cell>
          <table:table-cell office:value-type="float" office:value="860.799" calcext:value-type="float">
            <text:p>860,799</text:p>
          </table:table-cell>
          <table:table-cell office:value-type="float" office:value="785.286" calcext:value-type="float">
            <text:p>785,286</text:p>
          </table:table-cell>
          <table:table-cell table:style-name="ce5" table:formula="of:= [.C40] - [.D40]" office:value-type="float" office:value="75.513" calcext:value-type="float">
            <text:p>75,513</text:p>
          </table:table-cell>
          <table:table-cell table:formula="of:=[.D40]-[.A40]" office:value-type="float" office:value="13.305" calcext:value-type="float">
            <text:p>13,305</text:p>
          </table:table-cell>
          <table:table-cell office:value-type="float" office:value="247.389" calcext:value-type="float">
            <text:p>247,389</text:p>
          </table:table-cell>
          <table:table-cell office:value-type="float" office:value="255.354" calcext:value-type="float">
            <text:p>255,354</text:p>
          </table:table-cell>
          <table:table-cell office:value-type="float" office:value="269.05" calcext:value-type="float">
            <text:p>269,05</text:p>
          </table:table-cell>
          <table:table-cell office:value-type="float" office:value="252.929" calcext:value-type="float">
            <text:p>252,929</text:p>
          </table:table-cell>
          <table:table-cell table:style-name="ce14" table:formula="of:= [.I40]-[.J40]" office:value-type="float" office:value="16.121" calcext:value-type="float">
            <text:p>16,121</text:p>
          </table:table-cell>
          <table:table-cell table:formula="of:= [.J40]-[.G40]" office:value-type="float" office:value="5.53999999999999" calcext:value-type="float">
            <text:p>5,54</text:p>
          </table:table-cell>
          <table:table-cell office:value-type="float" office:value="387.014" calcext:value-type="float">
            <text:p>387,014</text:p>
          </table:table-cell>
          <table:table-cell office:value-type="float" office:value="391.543" calcext:value-type="float">
            <text:p>391,543</text:p>
          </table:table-cell>
          <table:table-cell office:value-type="float" office:value="403.469" calcext:value-type="float">
            <text:p>403,469</text:p>
          </table:table-cell>
          <table:table-cell office:value-type="float" office:value="393.798" calcext:value-type="float">
            <text:p>393,798</text:p>
          </table:table-cell>
          <table:table-cell table:style-name="ce20" table:formula="of:= [.O40]-[.P40]" office:value-type="float" office:value="9.67099999999999" calcext:value-type="float">
            <text:p>9,671</text:p>
          </table:table-cell>
          <table:table-cell table:formula="of:= [.P40]-[.M40]" office:value-type="float" office:value="6.78399999999999" calcext:value-type="float">
            <text:p>6,784</text:p>
          </table:table-cell>
          <table:table-cell office:value-type="float" office:value="538.758" calcext:value-type="float">
            <text:p>538,758</text:p>
          </table:table-cell>
          <table:table-cell office:value-type="float" office:value="549.878" calcext:value-type="float">
            <text:p>549,878</text:p>
          </table:table-cell>
          <table:table-cell office:value-type="float" office:value="593.555" calcext:value-type="float">
            <text:p>593,555</text:p>
          </table:table-cell>
          <table:table-cell office:value-type="float" office:value="538.758" calcext:value-type="float">
            <text:p>538,758</text:p>
          </table:table-cell>
          <table:table-cell table:style-name="ce26" table:formula="of:=[.U40]-[.V40]" office:value-type="float" office:value="54.7969999999999" calcext:value-type="float">
            <text:p>54,797</text:p>
          </table:table-cell>
          <table:table-cell table:formula="of:=[.V40]-[.S40]" office:value-type="float" office:value="0" calcext:value-type="float">
            <text:p>0</text:p>
          </table:table-cell>
        </table:table-row>
        <table:table-row table:style-name="ro4">
          <table:table-cell office:value-type="float" office:value="747.132" calcext:value-type="float">
            <text:p>747,132</text:p>
          </table:table-cell>
          <table:table-cell office:value-type="float" office:value="779.559" calcext:value-type="float">
            <text:p>779,559</text:p>
          </table:table-cell>
          <table:table-cell office:value-type="float" office:value="833.166" calcext:value-type="float">
            <text:p>833,166</text:p>
          </table:table-cell>
          <table:table-cell office:value-type="float" office:value="781.972" calcext:value-type="float">
            <text:p>781,972</text:p>
          </table:table-cell>
          <table:table-cell table:style-name="ce5" table:formula="of:= [.C41] - [.D41]" office:value-type="float" office:value="51.1940000000001" calcext:value-type="float">
            <text:p>51,194</text:p>
          </table:table-cell>
          <table:table-cell table:formula="of:=[.D41]-[.A41]" office:value-type="float" office:value="34.84" calcext:value-type="float">
            <text:p>34,84</text:p>
          </table:table-cell>
          <table:table-cell office:value-type="float" office:value="366.503" calcext:value-type="float">
            <text:p>366,503</text:p>
          </table:table-cell>
          <table:table-cell office:value-type="float" office:value="376.793" calcext:value-type="float">
            <text:p>376,793</text:p>
          </table:table-cell>
          <table:table-cell office:value-type="float" office:value="401.684" calcext:value-type="float">
            <text:p>401,684</text:p>
          </table:table-cell>
          <table:table-cell office:value-type="float" office:value="377.171" calcext:value-type="float">
            <text:p>377,171</text:p>
          </table:table-cell>
          <table:table-cell table:style-name="ce14" table:formula="of:= [.I41]-[.J41]" office:value-type="float" office:value="24.513" calcext:value-type="float">
            <text:p>24,513</text:p>
          </table:table-cell>
          <table:table-cell table:formula="of:= [.J41]-[.G41]" office:value-type="float" office:value="10.668" calcext:value-type="float">
            <text:p>10,668</text:p>
          </table:table-cell>
          <table:table-cell table:number-columns-repeated="2" office:value-type="float" office:value="320.892" calcext:value-type="float">
            <text:p>320,892</text:p>
          </table:table-cell>
          <table:table-cell office:value-type="float" office:value="357.205" calcext:value-type="float">
            <text:p>357,205</text:p>
          </table:table-cell>
          <table:table-cell office:value-type="float" office:value="320.892" calcext:value-type="float">
            <text:p>320,892</text:p>
          </table:table-cell>
          <table:table-cell table:style-name="ce20" table:formula="of:= [.O41]-[.P41]" office:value-type="float" office:value="36.313" calcext:value-type="float">
            <text:p>36,313</text:p>
          </table:table-cell>
          <table:table-cell table:formula="of:= [.P41]-[.M41]" office:value-type="float" office:value="0" calcext:value-type="float">
            <text:p>0</text:p>
          </table:table-cell>
          <table:table-cell office:value-type="float" office:value="411.977" calcext:value-type="float">
            <text:p>411,977</text:p>
          </table:table-cell>
          <table:table-cell office:value-type="float" office:value="413.398" calcext:value-type="float">
            <text:p>413,398</text:p>
          </table:table-cell>
          <table:table-cell office:value-type="float" office:value="452.994" calcext:value-type="float">
            <text:p>452,994</text:p>
          </table:table-cell>
          <table:table-cell office:value-type="float" office:value="415.952" calcext:value-type="float">
            <text:p>415,952</text:p>
          </table:table-cell>
          <table:table-cell table:style-name="ce26" table:formula="of:=[.U41]-[.V41]" office:value-type="float" office:value="37.042" calcext:value-type="float">
            <text:p>37,042</text:p>
          </table:table-cell>
          <table:table-cell table:formula="of:=[.V41]-[.S41]" office:value-type="float" office:value="3.97500000000002" calcext:value-type="float">
            <text:p>3,975</text:p>
          </table:table-cell>
        </table:table-row>
        <table:table-row table:style-name="ro4">
          <table:table-cell office:value-type="float" office:value="751.394" calcext:value-type="float">
            <text:p>751,394</text:p>
          </table:table-cell>
          <table:table-cell office:value-type="float" office:value="838.442" calcext:value-type="float">
            <text:p>838,442</text:p>
          </table:table-cell>
          <table:table-cell office:value-type="float" office:value="862.248" calcext:value-type="float">
            <text:p>862,248</text:p>
          </table:table-cell>
          <table:table-cell office:value-type="float" office:value="842.968" calcext:value-type="float">
            <text:p>842,968</text:p>
          </table:table-cell>
          <table:table-cell table:style-name="ce5" table:formula="of:= [.C42] - [.D42]" office:value-type="float" office:value="19.2800000000001" calcext:value-type="float">
            <text:p>19,28</text:p>
          </table:table-cell>
          <table:table-cell table:formula="of:=[.D42]-[.A42]" office:value-type="float" office:value="91.574" calcext:value-type="float">
            <text:p>91,574</text:p>
          </table:table-cell>
          <table:table-cell office:value-type="float" office:value="362.039" calcext:value-type="float">
            <text:p>362,039</text:p>
          </table:table-cell>
          <table:table-cell office:value-type="float" office:value="371.764" calcext:value-type="float">
            <text:p>371,764</text:p>
          </table:table-cell>
          <table:table-cell office:value-type="float" office:value="388.964" calcext:value-type="float">
            <text:p>388,964</text:p>
          </table:table-cell>
          <table:table-cell office:value-type="float" office:value="367.522" calcext:value-type="float">
            <text:p>367,522</text:p>
          </table:table-cell>
          <table:table-cell table:style-name="ce14" table:formula="of:= [.I42]-[.J42]" office:value-type="float" office:value="21.442" calcext:value-type="float">
            <text:p>21,442</text:p>
          </table:table-cell>
          <table:table-cell table:formula="of:= [.J42]-[.G42]" office:value-type="float" office:value="5.483" calcext:value-type="float">
            <text:p>5,483</text:p>
          </table:table-cell>
          <table:table-cell table:style-name="ce20" office:value-type="float" office:value="407.188" calcext:value-type="float">
            <text:p>407,188</text:p>
          </table:table-cell>
          <table:table-cell office:value-type="float" office:value="417.943" calcext:value-type="float">
            <text:p>417,943</text:p>
          </table:table-cell>
          <table:table-cell office:value-type="float" office:value="467.386" calcext:value-type="float">
            <text:p>467,386</text:p>
          </table:table-cell>
          <table:table-cell office:value-type="float" office:value="416.123" calcext:value-type="float">
            <text:p>416,123</text:p>
          </table:table-cell>
          <table:table-cell table:style-name="ce20" table:formula="of:= [.O42]-[.P42]" office:value-type="float" office:value="51.263" calcext:value-type="float">
            <text:p>51,263</text:p>
          </table:table-cell>
          <table:table-cell table:formula="of:= [.P42]-[.M42]" office:value-type="float" office:value="8.935" calcext:value-type="float">
            <text:p>8,935</text:p>
          </table:table-cell>
          <table:table-cell office:value-type="float" office:value="297.516" calcext:value-type="float">
            <text:p>297,516</text:p>
          </table:table-cell>
          <table:table-cell office:value-type="float" office:value="297.896" calcext:value-type="float">
            <text:p>297,896</text:p>
          </table:table-cell>
          <table:table-cell office:value-type="float" office:value="307.641" calcext:value-type="float">
            <text:p>307,641</text:p>
          </table:table-cell>
          <table:table-cell office:value-type="float" office:value="300.029" calcext:value-type="float">
            <text:p>300,029</text:p>
          </table:table-cell>
          <table:table-cell table:style-name="ce26" table:formula="of:=[.U42]-[.V42]" office:value-type="float" office:value="7.61200000000002" calcext:value-type="float">
            <text:p>7,612</text:p>
          </table:table-cell>
          <table:table-cell table:formula="of:=[.V42]-[.S42]" office:value-type="float" office:value="2.51299999999998" calcext:value-type="float">
            <text:p>2,513</text:p>
          </table:table-cell>
        </table:table-row>
        <table:table-row table:style-name="ro1">
          <table:table-cell table:style-name="ce7" office:value-type="string" calcext:value-type="string" table:number-columns-spanned="6" table:number-rows-spanned="2">
            <text:p>Percentuali Guadagno Distribuzione Uniforme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Cluster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Line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Circle</text:p>
          </table:table-cell>
          <table:covered-table-cell table:number-columns-repeated="5" table:style-name="ce7"/>
        </table:table-row>
        <table:table-row table:style-name="ro1">
          <table:covered-table-cell table:number-columns-repeated="24" table:style-name="ce7"/>
        </table:table-row>
        <table:table-row table:style-name="ro5">
          <table:table-cell table:style-name="ce5"/>
          <table:table-cell/>
          <table:table-cell table:style-name="ce9" office:value-type="string" calcext:value-type="string">
            <text:p>Guadagno X gruppo LS</text:p>
          </table:table-cell>
          <table:table-cell table:style-name="ce9" office:value-type="string" calcext:value-type="string">
            <text:p>Guadagno LS</text:p>
          </table:table-cell>
          <table:table-cell table:style-name="ce9" office:value-type="string" calcext:value-type="string">
            <text:p>Guadagno CPLEX</text:p>
          </table:table-cell>
          <table:table-cell table:style-name="ce9" office:value-type="string" calcext:value-type="string">
            <text:p>Guadagno X gruppo CPLEX</text:p>
          </table:table-cell>
          <table:table-cell table:style-name="ce14"/>
          <table:table-cell/>
          <table:table-cell table:style-name="ce16" office:value-type="string" calcext:value-type="string">
            <text:p>Guadagno X gruppo LS</text:p>
          </table:table-cell>
          <table:table-cell table:style-name="ce16" office:value-type="string" calcext:value-type="string">
            <text:p>Guadagno LS</text:p>
          </table:table-cell>
          <table:table-cell table:style-name="ce16" office:value-type="string" calcext:value-type="string">
            <text:p>Guadagno CPLEX</text:p>
          </table:table-cell>
          <table:table-cell table:style-name="ce16" office:value-type="string" calcext:value-type="string">
            <text:p>Guadagno X gruppo CPLEX</text:p>
          </table:table-cell>
          <table:table-cell table:style-name="ce20"/>
          <table:table-cell/>
          <table:table-cell table:style-name="ce23" office:value-type="string" calcext:value-type="string">
            <text:p>Guadagno X gruppo LS</text:p>
          </table:table-cell>
          <table:table-cell table:style-name="ce23" office:value-type="string" calcext:value-type="string">
            <text:p>Guadagno LS</text:p>
          </table:table-cell>
          <table:table-cell table:style-name="ce23" office:value-type="string" calcext:value-type="string">
            <text:p>Guadagno CPLEX</text:p>
          </table:table-cell>
          <table:table-cell table:style-name="ce23" office:value-type="string" calcext:value-type="string">
            <text:p>Guadagno X gruppo CPLEX</text:p>
          </table:table-cell>
          <table:table-cell table:style-name="ce26"/>
          <table:table-cell/>
          <table:table-cell table:style-name="ce30" office:value-type="string" calcext:value-type="string">
            <text:p>Guadagno X gruppo LS</text:p>
          </table:table-cell>
          <table:table-cell table:style-name="ce30" office:value-type="string" calcext:value-type="string">
            <text:p>Guadagno LS</text:p>
          </table:table-cell>
          <table:table-cell table:style-name="ce30" office:value-type="string" calcext:value-type="string">
            <text:p>Guadagno CPLEX</text:p>
          </table:table-cell>
          <table:table-cell table:style-name="ce30" office:value-type="string" calcext:value-type="string">
            <text:p>Guadagno X gruppo CPLEX</text:p>
          </table:table-cell>
        </table:table-row>
        <table:table-row table:style-name="ro4">
          <table:table-cell table:style-name="ce8" office:value-type="float" office:value="10" calcext:value-type="float" table:number-columns-spanned="1" table:number-rows-spanned="4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46:.D49])" office:value-type="float" office:value="5.5566109646238" calcext:value-type="float" table:number-columns-spanned="1" table:number-rows-spanned="4">
            <text:p>5,56</text:p>
          </table:table-cell>
          <table:table-cell table:style-name="ce10" table:formula="of:=([.E3]*100)/[.C3]" office:value-type="float" office:value="3.83491472146225" calcext:value-type="float">
            <text:p>3,83</text:p>
          </table:table-cell>
          <table:table-cell table:formula="of:=[.D3]*100/[.A3]" office:value-type="float" office:value="99.9996973411419" calcext:value-type="float">
            <text:p>100,00</text:p>
          </table:table-cell>
          <table:table-cell table:style-name="ce10" table:formula="of:=AVERAGE([.E46:.E49])" office:value-type="float" office:value="99.9999243352855" calcext:value-type="float" table:number-columns-spanned="1" table:number-rows-spanned="4">
            <text:p>100,00</text:p>
          </table:table-cell>
          <table:table-cell table:style-name="ce15" office:value-type="float" office:value="10" calcext:value-type="float" table:number-columns-spanned="1" table:number-rows-spanned="4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46:.J49])" office:value-type="float" office:value="2.20293071486155" calcext:value-type="float" table:number-columns-spanned="1" table:number-rows-spanned="4">
            <text:p>2,20</text:p>
          </table:table-cell>
          <table:table-cell table:style-name="ce17" table:formula="of:=[.K3]*100/[.I3]" office:value-type="float" office:value="3.79313476207774" calcext:value-type="float">
            <text:p>3,79</text:p>
          </table:table-cell>
          <table:table-cell table:formula="of:=[.J3]*100/[.G3]" office:value-type="float" office:value="100.00849585591" calcext:value-type="float">
            <text:p>100,01</text:p>
          </table:table-cell>
          <table:table-cell table:style-name="ce17" table:formula="of:=AVERAGE([.K46:.K49])" office:value-type="float" office:value="100.002123963978" calcext:value-type="float" table:number-columns-spanned="1" table:number-rows-spanned="4">
            <text:p>100,00</text:p>
          </table:table-cell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46:.P49])" office:value-type="float" office:value="4.26624451661419" calcext:value-type="float" table:number-columns-spanned="1" table:number-rows-spanned="4">
            <text:p>4,27</text:p>
          </table:table-cell>
          <table:table-cell table:style-name="ce24" table:formula="of:=[.Q3]*100/[.O3]" office:value-type="float" office:value="0" calcext:value-type="float">
            <text:p>0,00</text:p>
          </table:table-cell>
          <table:table-cell table:formula="of:=[.P3]*100/[.M3]" office:value-type="float" office:value="100" calcext:value-type="float">
            <text:p>100,00</text:p>
          </table:table-cell>
          <table:table-cell table:style-name="ce24" table:formula="of:=AVERAGE([.Q46:.Q49])" office:value-type="float" office:value="100" calcext:value-type="float" table:number-columns-spanned="1" table:number-rows-spanned="4">
            <text:p>100,00</text:p>
          </table:table-cell>
          <table:table-cell table:style-name="ce29" office:value-type="float" office:value="10" calcext:value-type="float" table:number-columns-spanned="1" table:number-rows-spanned="4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46:.V49])" office:value-type="float" office:value="3.72187644131874" calcext:value-type="float" table:number-columns-spanned="1" table:number-rows-spanned="4">
            <text:p>3,72</text:p>
          </table:table-cell>
          <table:table-cell table:style-name="ce31" table:formula="of:=[.W3]*100/[.U3]" office:value-type="float" office:value="0" calcext:value-type="float">
            <text:p>0,00</text:p>
          </table:table-cell>
          <table:table-cell table:formula="of:=[.V3]*100/[.S3]" office:value-type="float" office:value="99.9995569006084" calcext:value-type="float">
            <text:p>100,00</text:p>
          </table:table-cell>
          <table:table-cell table:style-name="ce31" table:formula="of:=AVERAGE([.W46:.W49])" office:value-type="float" office:value="99.9916652163096" calcext:value-type="float" table:number-columns-spanned="1" table:number-rows-spanned="4">
            <text:p>99,99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/>
          <table:table-cell table:style-name="ce10" table:formula="of:=([.E4]*100)/[.C4]" office:value-type="float" office:value="6.78364528725004" calcext:value-type="float">
            <text:p>6,78</text:p>
          </table:table-cell>
          <table:table-cell table:formula="of:=[.D4]*100/[.A4]" office:value-type="float" office:value="100" calcext:value-type="float">
            <text:p>100,00</text:p>
          </table:table-cell>
          <table:covered-table-cell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/>
          <table:table-cell table:style-name="ce17" table:formula="of:=[.K4]*100/[.I4]" office:value-type="float" office:value="2.50531205218165" calcext:value-type="float">
            <text:p>2,51</text:p>
          </table:table-cell>
          <table:table-cell table:formula="of:=[.J4]*100/[.G4]" office:value-type="float" office:value="100" calcext:value-type="float">
            <text:p>100,00</text:p>
          </table:table-cell>
          <table:covered-table-cell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/>
          <table:table-cell table:style-name="ce24" table:formula="of:=[.Q4]*100/[.O4]" office:value-type="float" office:value="1.07358018934239" calcext:value-type="float">
            <text:p>1,07</text:p>
          </table:table-cell>
          <table:table-cell table:formula="of:=[.P4]*100/[.M4]" office:value-type="float" office:value="100" calcext:value-type="float">
            <text:p>100,00</text:p>
          </table:table-cell>
          <table:covered-table-cell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/>
          <table:table-cell table:style-name="ce31" table:formula="of:=[.W4]*100/[.U4]" office:value-type="float" office:value="6.95130043536667" calcext:value-type="float">
            <text:p>6,95</text:p>
          </table:table-cell>
          <table:table-cell table:formula="of:=[.V4]*100/[.S4]" office:value-type="float" office:value="100" calcext:value-type="float">
            <text:p>100,00</text:p>
          </table:table-cell>
          <table:covered-table-cell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/>
          <table:table-cell table:style-name="ce10" table:formula="of:=([.E5]*100)/[.C5]" office:value-type="float" office:value="1.12640176659173" calcext:value-type="float">
            <text:p>1,13</text:p>
          </table:table-cell>
          <table:table-cell table:formula="of:=[.D5]*100/[.A5]" office:value-type="float" office:value="100" calcext:value-type="float">
            <text:p>100,00</text:p>
          </table:table-cell>
          <table:covered-table-cell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/>
          <table:table-cell table:style-name="ce17" table:formula="of:=[.K5]*100/[.I5]" office:value-type="float" office:value="0" calcext:value-type="float">
            <text:p>0,00</text:p>
          </table:table-cell>
          <table:table-cell table:formula="of:=[.J5]*100/[.G5]" office:value-type="float" office:value="100" calcext:value-type="float">
            <text:p>100,00</text:p>
          </table:table-cell>
          <table:covered-table-cell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/>
          <table:table-cell table:style-name="ce24" table:formula="of:=[.Q5]*100/[.O5]" office:value-type="float" office:value="15.9913978771144" calcext:value-type="float">
            <text:p>15,99</text:p>
          </table:table-cell>
          <table:table-cell table:formula="of:=[.P5]*100/[.M5]" office:value-type="float" office:value="100" calcext:value-type="float">
            <text:p>100,00</text:p>
          </table:table-cell>
          <table:covered-table-cell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/>
          <table:table-cell table:style-name="ce31" table:formula="of:=[.W5]*100/[.U5]" office:value-type="float" office:value="7.80544633755643" calcext:value-type="float">
            <text:p>7,81</text:p>
          </table:table-cell>
          <table:table-cell table:formula="of:=[.V5]*100/[.S5]" office:value-type="float" office:value="99.9671039646302" calcext:value-type="float">
            <text:p>99,97</text:p>
          </table:table-cell>
          <table:covered-table-cell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6]*100)/[.C6]" office:value-type="float" office:value="10.4814820831912" calcext:value-type="float">
            <text:p>10,48</text:p>
          </table:table-cell>
          <table:table-cell table:formula="of:=[.D6]*100/[.A6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6]*100/[.I6]" office:value-type="float" office:value="2.51327604518682" calcext:value-type="float">
            <text:p>2,51</text:p>
          </table:table-cell>
          <table:table-cell table:formula="of:=[.J6]*100/[.G6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6]*100/[.O6]" office:value-type="float" office:value="0" calcext:value-type="float">
            <text:p>0,00</text:p>
          </table:table-cell>
          <table:table-cell table:formula="of:=[.P6]*100/[.M6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6]*100/[.U6]" office:value-type="float" office:value="0.130758992351873" calcext:value-type="float">
            <text:p>0,13</text:p>
          </table:table-cell>
          <table:table-cell table:formula="of:=[.V6]*100/[.S6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20" calcext:value-type="float" table:number-columns-spanned="1" table:number-rows-spanned="4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0:.D53])" office:value-type="float" office:value="5.20050106488128" calcext:value-type="float" table:number-columns-spanned="1" table:number-rows-spanned="4">
            <text:p>5,20</text:p>
          </table:table-cell>
          <table:table-cell table:style-name="ce10" table:formula="of:=([.E7]*100)/[.C7]" office:value-type="float" office:value="0" calcext:value-type="float">
            <text:p>0,00</text:p>
          </table:table-cell>
          <table:table-cell table:formula="of:=[.D7]*100/[.A7]" office:value-type="float" office:value="100.001627030398" calcext:value-type="float">
            <text:p>100,00</text:p>
          </table:table-cell>
          <table:table-cell table:style-name="ce10" table:formula="of:=AVERAGE([.E50:.E53])" office:value-type="float" office:value="100.052568628832" calcext:value-type="float" table:number-columns-spanned="1" table:number-rows-spanned="4">
            <text:p>100,05</text:p>
          </table:table-cell>
          <table:table-cell table:style-name="ce15" office:value-type="float" office:value="20" calcext:value-type="float" table:number-columns-spanned="1" table:number-rows-spanned="4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0:.J53])" office:value-type="float" office:value="3.17434119391185" calcext:value-type="float" table:number-columns-spanned="1" table:number-rows-spanned="4">
            <text:p>3,17</text:p>
          </table:table-cell>
          <table:table-cell table:style-name="ce17" table:formula="of:=[.K7]*100/[.I7]" office:value-type="float" office:value="2.4225673386308" calcext:value-type="float">
            <text:p>2,42</text:p>
          </table:table-cell>
          <table:table-cell table:formula="of:=[.J7]*100/[.G7]" office:value-type="float" office:value="100.413354122404" calcext:value-type="float">
            <text:p>100,41</text:p>
          </table:table-cell>
          <table:table-cell table:style-name="ce17" table:formula="of:=AVERAGE([.K50:.K53])" office:value-type="float" office:value="100.103198048015" calcext:value-type="float" table:number-columns-spanned="1" table:number-rows-spanned="4">
            <text:p>100,10</text:p>
          </table:table-cell>
          <table:table-cell table:style-name="ce22" office:value-type="float" office:value="20" calcext:value-type="float" table:number-columns-spanned="1" table:number-rows-spanned="4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0:.P53])" office:value-type="float" office:value="7.66668782481589" calcext:value-type="float" table:number-columns-spanned="1" table:number-rows-spanned="4">
            <text:p>7,67</text:p>
          </table:table-cell>
          <table:table-cell table:style-name="ce24" table:formula="of:=[.Q7]*100/[.O7]" office:value-type="float" office:value="7.57612998557065" calcext:value-type="float">
            <text:p>7,58</text:p>
          </table:table-cell>
          <table:table-cell table:formula="of:=[.P7]*100/[.M7]" office:value-type="float" office:value="100.152285695485" calcext:value-type="float">
            <text:p>100,15</text:p>
          </table:table-cell>
          <table:table-cell table:style-name="ce24" table:formula="of:=AVERAGE([.Q50:.Q53])" office:value-type="float" office:value="100.038071423871" calcext:value-type="float" table:number-columns-spanned="1" table:number-rows-spanned="4">
            <text:p>100,04</text:p>
          </table:table-cell>
          <table:table-cell table:style-name="ce29" office:value-type="float" office:value="20" calcext:value-type="float" table:number-columns-spanned="1" table:number-rows-spanned="4">
            <text:p>2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0:.V53])" office:value-type="float" office:value="13.9636668703994" calcext:value-type="float" table:number-columns-spanned="1" table:number-rows-spanned="4">
            <text:p>13,96</text:p>
          </table:table-cell>
          <table:table-cell table:style-name="ce31" table:formula="of:=[.W7]*100/[.U7]" office:value-type="float" office:value="16.4319204357092" calcext:value-type="float">
            <text:p>16,43</text:p>
          </table:table-cell>
          <table:table-cell table:formula="of:=[.V7]*100/[.S7]" office:value-type="float" office:value="100" calcext:value-type="float">
            <text:p>100,00</text:p>
          </table:table-cell>
          <table:table-cell table:style-name="ce31" table:formula="of:=AVERAGE([.W50:.W53])" office:value-type="float" office:value="100" calcext:value-type="float" table:number-columns-spanned="1" table:number-rows-spanned="4">
            <text:p>100,0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8]*100)/[.C8]" office:value-type="float" office:value="4.27267888922872" calcext:value-type="float">
            <text:p>4,27</text:p>
          </table:table-cell>
          <table:table-cell table:formula="of:=[.D8]*100/[.A8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8]*100/[.I8]" office:value-type="float" office:value="3.6157509417869" calcext:value-type="float">
            <text:p>3,62</text:p>
          </table:table-cell>
          <table:table-cell table:formula="of:=[.J8]*100/[.G8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8]*100/[.O8]" office:value-type="float" office:value="9.39737364254242" calcext:value-type="float">
            <text:p>9,40</text:p>
          </table:table-cell>
          <table:table-cell table:formula="of:=[.P8]*100/[.M8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8]*100/[.U8]" office:value-type="float" office:value="18.2656807593817" calcext:value-type="float">
            <text:p>18,27</text:p>
          </table:table-cell>
          <table:table-cell table:formula="of:=[.V8]*100/[.S8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9]*100)/[.C9]" office:value-type="float" office:value="5.62574464756357" calcext:value-type="float">
            <text:p>5,63</text:p>
          </table:table-cell>
          <table:table-cell table:formula="of:=[.D9]*100/[.A9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9]*100/[.I9]" office:value-type="float" office:value="0.299733321381348" calcext:value-type="float">
            <text:p>0,30</text:p>
          </table:table-cell>
          <table:table-cell table:formula="of:=[.J9]*100/[.G9]" office:value-type="float" office:value="99.9994380696569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9]*100/[.O9]" office:value-type="float" office:value="9.14259266592744" calcext:value-type="float">
            <text:p>9,14</text:p>
          </table:table-cell>
          <table:table-cell table:formula="of:=[.P9]*100/[.M9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9]*100/[.U9]" office:value-type="float" office:value="13.0196025552428" calcext:value-type="float">
            <text:p>13,02</text:p>
          </table:table-cell>
          <table:table-cell table:formula="of:=[.V9]*100/[.S9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0]*100)/[.C10]" office:value-type="float" office:value="10.9035807227328" calcext:value-type="float">
            <text:p>10,90</text:p>
          </table:table-cell>
          <table:table-cell table:formula="of:=[.D10]*100/[.A10]" office:value-type="float" office:value="100.20864748493" calcext:value-type="float">
            <text:p>100,21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0]*100/[.I10]" office:value-type="float" office:value="6.35931317384834" calcext:value-type="float">
            <text:p>6,36</text:p>
          </table:table-cell>
          <table:table-cell table:formula="of:=[.J10]*100/[.G10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0]*100/[.O10]" office:value-type="float" office:value="4.55065500522306" calcext:value-type="float">
            <text:p>4,55</text:p>
          </table:table-cell>
          <table:table-cell table:formula="of:=[.P10]*100/[.M10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0]*100/[.U10]" office:value-type="float" office:value="8.13746373126372" calcext:value-type="float">
            <text:p>8,14</text:p>
          </table:table-cell>
          <table:table-cell table:formula="of:=[.V10]*100/[.S10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30" calcext:value-type="float" table:number-columns-spanned="1" table:number-rows-spanned="4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4:.D57])" office:value-type="float" office:value="8.26778721309498" calcext:value-type="float" table:number-columns-spanned="1" table:number-rows-spanned="4">
            <text:p>8,27</text:p>
          </table:table-cell>
          <table:table-cell table:style-name="ce10" table:formula="of:=([.E11]*100)/[.C11]" office:value-type="float" office:value="12.1026218335778" calcext:value-type="float">
            <text:p>12,10</text:p>
          </table:table-cell>
          <table:table-cell table:formula="of:=[.D11]*100/[.A11]" office:value-type="float" office:value="100" calcext:value-type="float">
            <text:p>100,00</text:p>
          </table:table-cell>
          <table:table-cell table:style-name="ce10" table:formula="of:=AVERAGE([.E54:.E57])" office:value-type="float" office:value="100.25085514719" calcext:value-type="float" table:number-columns-spanned="1" table:number-rows-spanned="4">
            <text:p>100,25</text:p>
          </table:table-cell>
          <table:table-cell table:style-name="ce15" office:value-type="float" office:value="30" calcext:value-type="float" table:number-columns-spanned="1" table:number-rows-spanned="4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4:.J57])" office:value-type="float" office:value="5.36665119348322" calcext:value-type="float" table:number-columns-spanned="1" table:number-rows-spanned="4">
            <text:p>5,37</text:p>
          </table:table-cell>
          <table:table-cell table:style-name="ce17" table:formula="of:=[.K11]*100/[.I11]" office:value-type="float" office:value="0" calcext:value-type="float">
            <text:p>0,00</text:p>
          </table:table-cell>
          <table:table-cell table:formula="of:=[.J11]*100/[.G11]" office:value-type="float" office:value="103.426930440332" calcext:value-type="float">
            <text:p>103,43</text:p>
          </table:table-cell>
          <table:table-cell table:style-name="ce17" table:formula="of:=AVERAGE([.K54:.K57])" office:value-type="float" office:value="101.028921862085" calcext:value-type="float" table:number-columns-spanned="1" table:number-rows-spanned="4">
            <text:p>101,03</text:p>
          </table:table-cell>
          <table:table-cell table:style-name="ce22" office:value-type="float" office:value="30" calcext:value-type="float" table:number-columns-spanned="1" table:number-rows-spanned="4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4:.P57])" office:value-type="float" office:value="11.5560152441647" calcext:value-type="float" table:number-columns-spanned="1" table:number-rows-spanned="4">
            <text:p>11,56</text:p>
          </table:table-cell>
          <table:table-cell table:style-name="ce24" table:formula="of:=[.Q11]*100/[.O11]" office:value-type="float" office:value="13.6346404066312" calcext:value-type="float">
            <text:p>13,63</text:p>
          </table:table-cell>
          <table:table-cell table:formula="of:=[.P11]*100/[.M11]" office:value-type="float" office:value="100" calcext:value-type="float">
            <text:p>100,00</text:p>
          </table:table-cell>
          <table:table-cell table:style-name="ce24" table:formula="of:=AVERAGE([.Q54:.Q57])" office:value-type="float" office:value="100" calcext:value-type="float" table:number-columns-spanned="1" table:number-rows-spanned="4">
            <text:p>100,00</text:p>
          </table:table-cell>
          <table:table-cell table:style-name="ce29" office:value-type="float" office:value="30" calcext:value-type="float" table:number-columns-spanned="1" table:number-rows-spanned="4">
            <text:p>3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4:.V57])" office:value-type="float" office:value="3.71615439448709" calcext:value-type="float" table:number-columns-spanned="1" table:number-rows-spanned="4">
            <text:p>3,72</text:p>
          </table:table-cell>
          <table:table-cell table:style-name="ce31" table:formula="of:=[.W11]*100/[.U11]" office:value-type="float" office:value="5.83737505993434" calcext:value-type="float">
            <text:p>5,84</text:p>
          </table:table-cell>
          <table:table-cell table:formula="of:=[.V11]*100/[.S11]" office:value-type="float" office:value="100.027670849128" calcext:value-type="float">
            <text:p>100,03</text:p>
          </table:table-cell>
          <table:table-cell table:style-name="ce31" table:formula="of:=AVERAGE([.W54:.W57])" office:value-type="float" office:value="105.848218511015" calcext:value-type="float" table:number-columns-spanned="1" table:number-rows-spanned="4">
            <text:p>105,85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12]*100)/[.C12]" office:value-type="float" office:value="8.84009988950634" calcext:value-type="float">
            <text:p>8,84</text:p>
          </table:table-cell>
          <table:table-cell table:formula="of:=[.D12]*100/[.A12]" office:value-type="float" office:value="100.054862554863" calcext:value-type="float">
            <text:p>100,05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12]*100/[.I12]" office:value-type="float" office:value="9.00296298686285" calcext:value-type="float">
            <text:p>9,00</text:p>
          </table:table-cell>
          <table:table-cell table:formula="of:=[.J12]*100/[.G12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12]*100/[.O12]" office:value-type="float" office:value="15.7119928237291" calcext:value-type="float">
            <text:p>15,71</text:p>
          </table:table-cell>
          <table:table-cell table:formula="of:=[.P12]*100/[.M12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12]*100/[.U12]" office:value-type="float" office:value="2.91330971672826" calcext:value-type="float">
            <text:p>2,91</text:p>
          </table:table-cell>
          <table:table-cell table:formula="of:=[.V12]*100/[.S12]" office:value-type="float" office:value="123.325579737846" calcext:value-type="float">
            <text:p>123,33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13]*100)/[.C13]" office:value-type="float" office:value="4.25395886771007" calcext:value-type="float">
            <text:p>4,25</text:p>
          </table:table-cell>
          <table:table-cell table:formula="of:=[.D13]*100/[.A13]" office:value-type="float" office:value="100.948558033898" calcext:value-type="float">
            <text:p>100,95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13]*100/[.I13]" office:value-type="float" office:value="4.32901739454119" calcext:value-type="float">
            <text:p>4,33</text:p>
          </table:table-cell>
          <table:table-cell table:formula="of:=[.J13]*100/[.G13]" office:value-type="float" office:value="100.68875700801" calcext:value-type="float">
            <text:p>100,69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13]*100/[.O13]" office:value-type="float" office:value="0.135605194307568" calcext:value-type="float">
            <text:p>0,14</text:p>
          </table:table-cell>
          <table:table-cell table:formula="of:=[.P13]*100/[.M13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13]*100/[.U13]" office:value-type="float" office:value="3.02609378455544" calcext:value-type="float">
            <text:p>3,03</text:p>
          </table:table-cell>
          <table:table-cell table:formula="of:=[.V13]*100/[.S13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4]*100)/[.C14]" office:value-type="float" office:value="7.87446826158568" calcext:value-type="float">
            <text:p>7,87</text:p>
          </table:table-cell>
          <table:table-cell table:formula="of:=[.D14]*100/[.A14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4]*100/[.I14]" office:value-type="float" office:value="8.13462439252884" calcext:value-type="float">
            <text:p>8,13</text:p>
          </table:table-cell>
          <table:table-cell table:formula="of:=[.J14]*100/[.G14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4]*100/[.O14]" office:value-type="float" office:value="16.7418225519908" calcext:value-type="float">
            <text:p>16,74</text:p>
          </table:table-cell>
          <table:table-cell table:formula="of:=[.P14]*100/[.M14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4]*100/[.U14]" office:value-type="float" office:value="3.08783901673033" calcext:value-type="float">
            <text:p>3,09</text:p>
          </table:table-cell>
          <table:table-cell table:formula="of:=[.V14]*100/[.S14]" office:value-type="float" office:value="100.039623457087" calcext:value-type="float">
            <text:p>100,04</text:p>
          </table:table-cell>
          <table:covered-table-cell table:style-name="ce31"/>
        </table:table-row>
        <table:table-row table:style-name="ro4">
          <table:table-cell table:style-name="ce8" office:value-type="float" office:value="40" calcext:value-type="float" table:number-columns-spanned="1" table:number-rows-spanned="4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8:.D61])" office:value-type="float" office:value="7.66712997135231" calcext:value-type="float" table:number-columns-spanned="1" table:number-rows-spanned="4">
            <text:p>7,67</text:p>
          </table:table-cell>
          <table:table-cell table:style-name="ce10" table:formula="of:=([.E15]*100)/[.C15]" office:value-type="float" office:value="11.2929579345224" calcext:value-type="float">
            <text:p>11,29</text:p>
          </table:table-cell>
          <table:table-cell table:formula="of:=[.D15]*100/[.A15]" office:value-type="float" office:value="101.230669331757" calcext:value-type="float">
            <text:p>101,23</text:p>
          </table:table-cell>
          <table:table-cell table:style-name="ce10" table:formula="of:=AVERAGE([.E58:.E61])" office:value-type="float" office:value="101.795799086265" calcext:value-type="float" table:number-columns-spanned="1" table:number-rows-spanned="4">
            <text:p>101,80</text:p>
          </table:table-cell>
          <table:table-cell table:style-name="ce15" office:value-type="float" office:value="40" calcext:value-type="float" table:number-columns-spanned="1" table:number-rows-spanned="4">
            <text:p>4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8:.J61])" office:value-type="float" office:value="7.10682390914701" calcext:value-type="float" table:number-columns-spanned="1" table:number-rows-spanned="4">
            <text:p>7,11</text:p>
          </table:table-cell>
          <table:table-cell table:style-name="ce17" table:formula="of:=[.K15]*100/[.I15]" office:value-type="float" office:value="3.95554224983162" calcext:value-type="float">
            <text:p>3,96</text:p>
          </table:table-cell>
          <table:table-cell table:formula="of:=[.J15]*100/[.G15]" office:value-type="float" office:value="100.215933806331" calcext:value-type="float">
            <text:p>100,22</text:p>
          </table:table-cell>
          <table:table-cell table:style-name="ce17" table:formula="of:=AVERAGE([.K58:.K61])" office:value-type="float" office:value="100.715025548781" calcext:value-type="float" table:number-columns-spanned="1" table:number-rows-spanned="4">
            <text:p>100,72</text:p>
          </table:table-cell>
          <table:table-cell table:style-name="ce22" office:value-type="float" office:value="40" calcext:value-type="float" table:number-columns-spanned="1" table:number-rows-spanned="4">
            <text:p>4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8:.P61])" office:value-type="float" office:value="13.5675251774571" calcext:value-type="float" table:number-columns-spanned="1" table:number-rows-spanned="4">
            <text:p>13,57</text:p>
          </table:table-cell>
          <table:table-cell table:style-name="ce24" table:formula="of:=[.Q15]*100/[.O15]" office:value-type="float" office:value="3.84487497518162" calcext:value-type="float">
            <text:p>3,84</text:p>
          </table:table-cell>
          <table:table-cell table:formula="of:=[.P15]*100/[.M15]" office:value-type="float" office:value="100.33247468999" calcext:value-type="float">
            <text:p>100,33</text:p>
          </table:table-cell>
          <table:table-cell table:style-name="ce24" table:formula="of:=AVERAGE([.Q58:.Q61])" office:value-type="float" office:value="100.083118672497" calcext:value-type="float" table:number-columns-spanned="1" table:number-rows-spanned="4">
            <text:p>100,08</text:p>
          </table:table-cell>
          <table:table-cell table:style-name="ce29" office:value-type="float" office:value="40" calcext:value-type="float" table:number-columns-spanned="1" table:number-rows-spanned="4">
            <text:p>4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8:.V61])" office:value-type="float" office:value="10.1279009102122" calcext:value-type="float" table:number-columns-spanned="1" table:number-rows-spanned="4">
            <text:p>10,13</text:p>
          </table:table-cell>
          <table:table-cell table:style-name="ce31" table:formula="of:=[.W15]*100/[.U15]" office:value-type="float" office:value="7.72188889826977" calcext:value-type="float">
            <text:p>7,72</text:p>
          </table:table-cell>
          <table:table-cell table:formula="of:=[.V15]*100/[.S15]" office:value-type="float" office:value="100.102222301006" calcext:value-type="float">
            <text:p>100,10</text:p>
          </table:table-cell>
          <table:table-cell table:style-name="ce31" table:formula="of:=AVERAGE([.W58:.W61])" office:value-type="float" office:value="100.980843220608" calcext:value-type="float" table:number-columns-spanned="1" table:number-rows-spanned="4">
            <text:p>100,98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16]*100)/[.C16]" office:value-type="float" office:value="8.4051344583341" calcext:value-type="float">
            <text:p>8,41</text:p>
          </table:table-cell>
          <table:table-cell table:formula="of:=[.D16]*100/[.A16]" office:value-type="float" office:value="100.622609246825" calcext:value-type="float">
            <text:p>100,62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16]*100/[.I16]" office:value-type="float" office:value="5.79200265678675" calcext:value-type="float">
            <text:p>5,79</text:p>
          </table:table-cell>
          <table:table-cell table:formula="of:=[.J16]*100/[.G16]" office:value-type="float" office:value="100.992951987851" calcext:value-type="float">
            <text:p>100,99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16]*100/[.O16]" office:value-type="float" office:value="28.1659847213893" calcext:value-type="float">
            <text:p>28,17</text:p>
          </table:table-cell>
          <table:table-cell table:formula="of:=[.P16]*100/[.M16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16]*100/[.U16]" office:value-type="float" office:value="16.5518911694845" calcext:value-type="float">
            <text:p>16,55</text:p>
          </table:table-cell>
          <table:table-cell table:formula="of:=[.V16]*100/[.S16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17]*100)/[.C17]" office:value-type="float" office:value="7.68666230794376" calcext:value-type="float">
            <text:p>7,69</text:p>
          </table:table-cell>
          <table:table-cell table:formula="of:=[.D17]*100/[.A17]" office:value-type="float" office:value="102.018797067181" calcext:value-type="float">
            <text:p>102,02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17]*100/[.I17]" office:value-type="float" office:value="8.25986829081598" calcext:value-type="float">
            <text:p>8,26</text:p>
          </table:table-cell>
          <table:table-cell table:formula="of:=[.J17]*100/[.G17]" office:value-type="float" office:value="100.055775057394" calcext:value-type="float">
            <text:p>100,06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17]*100/[.O17]" office:value-type="float" office:value="8.08554152211852" calcext:value-type="float">
            <text:p>8,09</text:p>
          </table:table-cell>
          <table:table-cell table:formula="of:=[.P17]*100/[.M17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17]*100/[.U17]" office:value-type="float" office:value="12.0912869096485" calcext:value-type="float">
            <text:p>12,09</text:p>
          </table:table-cell>
          <table:table-cell table:formula="of:=[.V17]*100/[.S17]" office:value-type="float" office:value="103.450165119353" calcext:value-type="float">
            <text:p>103,45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8]*100)/[.C18]" office:value-type="float" office:value="3.28376518460894" calcext:value-type="float">
            <text:p>3,28</text:p>
          </table:table-cell>
          <table:table-cell table:formula="of:=[.D18]*100/[.A18]" office:value-type="float" office:value="103.311120699298" calcext:value-type="float">
            <text:p>103,31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8]*100/[.I18]" office:value-type="float" office:value="10.4198824391537" calcext:value-type="float">
            <text:p>10,42</text:p>
          </table:table-cell>
          <table:table-cell table:formula="of:=[.J18]*100/[.G18]" office:value-type="float" office:value="101.595441343548" calcext:value-type="float">
            <text:p>101,6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8]*100/[.O18]" office:value-type="float" office:value="14.1736994911392" calcext:value-type="float">
            <text:p>14,17</text:p>
          </table:table-cell>
          <table:table-cell table:formula="of:=[.P18]*100/[.M18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8]*100/[.U18]" office:value-type="float" office:value="4.14653666344587" calcext:value-type="float">
            <text:p>4,15</text:p>
          </table:table-cell>
          <table:table-cell table:formula="of:=[.V18]*100/[.S18]" office:value-type="float" office:value="100.370985462071" calcext:value-type="float">
            <text:p>100,37</text:p>
          </table:table-cell>
          <table:covered-table-cell table:style-name="ce31"/>
        </table:table-row>
        <table:table-row table:style-name="ro4">
          <table:table-cell table:style-name="ce8" office:value-type="float" office:value="50" calcext:value-type="float" table:number-columns-spanned="1" table:number-rows-spanned="4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62:.D65])" office:value-type="float" office:value="3.96098754449544" calcext:value-type="float" table:number-columns-spanned="1" table:number-rows-spanned="4">
            <text:p>3,96</text:p>
          </table:table-cell>
          <table:table-cell table:style-name="ce10" table:formula="of:=([.E19]*100)/[.C19]" office:value-type="float" office:value="10.5481554232398" calcext:value-type="float">
            <text:p>10,55</text:p>
          </table:table-cell>
          <table:table-cell table:formula="of:=[.D19]*100/[.A19]" office:value-type="float" office:value="102.086551428221" calcext:value-type="float">
            <text:p>102,09</text:p>
          </table:table-cell>
          <table:table-cell table:style-name="ce10" table:formula="of:=AVERAGE([.E62:.E65])" office:value-type="float" office:value="101.977003534972" calcext:value-type="float" table:number-columns-spanned="1" table:number-rows-spanned="4">
            <text:p>101,98</text:p>
          </table:table-cell>
          <table:table-cell table:style-name="ce15" office:value-type="float" office:value="50" calcext:value-type="float" table:number-columns-spanned="1" table:number-rows-spanned="4">
            <text:p>5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62:.J65])" office:value-type="float" office:value="5.55825500278177" calcext:value-type="float" table:number-columns-spanned="1" table:number-rows-spanned="4">
            <text:p>5,56</text:p>
          </table:table-cell>
          <table:table-cell table:style-name="ce17" table:formula="of:=[.K19]*100/[.I19]" office:value-type="float" office:value="7.31539704919197" calcext:value-type="float">
            <text:p>7,32</text:p>
          </table:table-cell>
          <table:table-cell table:formula="of:=[.J19]*100/[.G19]" office:value-type="float" office:value="100.831148409832" calcext:value-type="float">
            <text:p>100,83</text:p>
          </table:table-cell>
          <table:table-cell table:style-name="ce17" table:formula="of:=AVERAGE([.K62:.K65])" office:value-type="float" office:value="101.316074513781" calcext:value-type="float" table:number-columns-spanned="1" table:number-rows-spanned="4">
            <text:p>101,32</text:p>
          </table:table-cell>
          <table:table-cell table:style-name="ce22" office:value-type="float" office:value="50" calcext:value-type="float" table:number-columns-spanned="1" table:number-rows-spanned="4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62:.P65])" office:value-type="float" office:value="8.06613639373848" calcext:value-type="float" table:number-columns-spanned="1" table:number-rows-spanned="4">
            <text:p>8,07</text:p>
          </table:table-cell>
          <table:table-cell table:style-name="ce24" table:formula="of:=[.Q19]*100/[.O19]" office:value-type="float" office:value="15.1352762018867" calcext:value-type="float">
            <text:p>15,14</text:p>
          </table:table-cell>
          <table:table-cell table:formula="of:=[.P19]*100/[.M19]" office:value-type="float" office:value="100" calcext:value-type="float">
            <text:p>100,00</text:p>
          </table:table-cell>
          <table:table-cell table:style-name="ce24" table:formula="of:=AVERAGE([.Q62:.Q65])" office:value-type="float" office:value="100.529007648075" calcext:value-type="float" table:number-columns-spanned="1" table:number-rows-spanned="4">
            <text:p>100,53</text:p>
          </table:table-cell>
          <table:table-cell table:style-name="ce29" office:value-type="float" office:value="50" calcext:value-type="float" table:number-columns-spanned="1" table:number-rows-spanned="4">
            <text:p>5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62:.V65])" office:value-type="float" office:value="5.47195630746963" calcext:value-type="float" table:number-columns-spanned="1" table:number-rows-spanned="4">
            <text:p>5,47</text:p>
          </table:table-cell>
          <table:table-cell table:style-name="ce31" table:formula="of:=[.W19]*100/[.U19]" office:value-type="float" office:value="9.51758522701427" calcext:value-type="float">
            <text:p>9,52</text:p>
          </table:table-cell>
          <table:table-cell table:formula="of:=[.V19]*100/[.S19]" office:value-type="float" office:value="100.886954698696" calcext:value-type="float">
            <text:p>100,89</text:p>
          </table:table-cell>
          <table:table-cell table:style-name="ce31" table:formula="of:=AVERAGE([.W62:.W65])" office:value-type="float" office:value="100.416412691809" calcext:value-type="float" table:number-columns-spanned="1" table:number-rows-spanned="4">
            <text:p>100,42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20]*100)/[.C20]" office:value-type="float" office:value="0.66764709482582" calcext:value-type="float">
            <text:p>0,67</text:p>
          </table:table-cell>
          <table:table-cell table:formula="of:=[.D20]*100/[.A20]" office:value-type="float" office:value="101.054052900113" calcext:value-type="float">
            <text:p>101,05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20]*100/[.I20]" office:value-type="float" office:value="4.64438725097734" calcext:value-type="float">
            <text:p>4,64</text:p>
          </table:table-cell>
          <table:table-cell table:formula="of:=[.J20]*100/[.G20]" office:value-type="float" office:value="101.851318824801" calcext:value-type="float">
            <text:p>101,85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20]*100/[.O20]" office:value-type="float" office:value="0.459994144799897" calcext:value-type="float">
            <text:p>0,46</text:p>
          </table:table-cell>
          <table:table-cell table:formula="of:=[.P20]*100/[.M20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20]*100/[.U20]" office:value-type="float" office:value="5.4257819760132" calcext:value-type="float">
            <text:p>5,43</text:p>
          </table:table-cell>
          <table:table-cell table:formula="of:=[.V20]*100/[.S20]" office:value-type="float" office:value="100.77869606854" calcext:value-type="float">
            <text:p>100,78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21]*100)/[.C21]" office:value-type="float" office:value="1.84449707911813" calcext:value-type="float">
            <text:p>1,84</text:p>
          </table:table-cell>
          <table:table-cell table:formula="of:=[.D21]*100/[.A21]" office:value-type="float" office:value="104.767588950147" calcext:value-type="float">
            <text:p>104,77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21]*100/[.I21]" office:value-type="float" office:value="5.0028299971052" calcext:value-type="float">
            <text:p>5,00</text:p>
          </table:table-cell>
          <table:table-cell table:formula="of:=[.J21]*100/[.G21]" office:value-type="float" office:value="101.928987663936" calcext:value-type="float">
            <text:p>101,93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21]*100/[.O21]" office:value-type="float" office:value="8.44884208142235" calcext:value-type="float">
            <text:p>8,45</text:p>
          </table:table-cell>
          <table:table-cell table:formula="of:=[.P21]*100/[.M21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21]*100/[.U21]" office:value-type="float" office:value="3.99919072025897" calcext:value-type="float">
            <text:p>4,00</text:p>
          </table:table-cell>
          <table:table-cell table:formula="of:=[.V21]*100/[.S21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22]*100)/[.C22]" office:value-type="float" office:value="2.78365058079797" calcext:value-type="float">
            <text:p>2,78</text:p>
          </table:table-cell>
          <table:table-cell table:formula="of:=[.D22]*100/[.A22]" office:value-type="float" office:value="99.9998208614059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22]*100/[.I22]" office:value-type="float" office:value="5.27040571385255" calcext:value-type="float">
            <text:p>5,27</text:p>
          </table:table-cell>
          <table:table-cell table:formula="of:=[.J22]*100/[.G22]" office:value-type="float" office:value="100.652843156557" calcext:value-type="float">
            <text:p>100,65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22]*100/[.O22]" office:value-type="float" office:value="8.22043314684496" calcext:value-type="float">
            <text:p>8,22</text:p>
          </table:table-cell>
          <table:table-cell table:formula="of:=[.P22]*100/[.M22]" office:value-type="float" office:value="102.116030592299" calcext:value-type="float">
            <text:p>102,12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22]*100/[.U22]" office:value-type="float" office:value="2.94526730659207" calcext:value-type="float">
            <text:p>2,95</text:p>
          </table:table-cell>
          <table:table-cell table:formula="of:=[.V22]*100/[.S22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60" calcext:value-type="float" table:number-columns-spanned="1" table:number-rows-spanned="4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66:.D69])" office:value-type="float" office:value="5.58116362693071" calcext:value-type="float" table:number-columns-spanned="1" table:number-rows-spanned="4">
            <text:p>5,58</text:p>
          </table:table-cell>
          <table:table-cell table:style-name="ce10" table:formula="of:=([.E23]*100)/[.C23]" office:value-type="float" office:value="6.73260943430747" calcext:value-type="float">
            <text:p>6,73</text:p>
          </table:table-cell>
          <table:table-cell table:formula="of:=[.D23]*100/[.A23]" office:value-type="float" office:value="102.43606039197" calcext:value-type="float">
            <text:p>102,44</text:p>
          </table:table-cell>
          <table:table-cell table:style-name="ce11" table:formula="of:=AVERAGE([.E66:.E69])" office:value-type="float" office:value="101.415876660597" calcext:value-type="float" table:number-columns-spanned="1" table:number-rows-spanned="4">
            <text:p>101,42</text:p>
          </table:table-cell>
          <table:table-cell table:style-name="ce15" office:value-type="float" office:value="60" calcext:value-type="float" table:number-columns-spanned="1" table:number-rows-spanned="4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66:.J69])" office:value-type="float" office:value="4.54510409090421" calcext:value-type="float" table:number-columns-spanned="1" table:number-rows-spanned="4">
            <text:p>4,55</text:p>
          </table:table-cell>
          <table:table-cell table:style-name="ce17" table:formula="of:=[.K23]*100/[.I23]" office:value-type="float" office:value="2.55879998133049" calcext:value-type="float">
            <text:p>2,56</text:p>
          </table:table-cell>
          <table:table-cell table:formula="of:=[.J23]*100/[.G23]" office:value-type="float" office:value="84.3227355908296" calcext:value-type="float">
            <text:p>84,32</text:p>
          </table:table-cell>
          <table:table-cell table:style-name="ce18" table:formula="of:=AVERAGE([.K66:.K69])" office:value-type="float" office:value="109.824191341236" calcext:value-type="float" table:number-columns-spanned="1" table:number-rows-spanned="4">
            <text:p>109,82</text:p>
          </table:table-cell>
          <table:table-cell table:style-name="ce22" office:value-type="float" office:value="60" calcext:value-type="float" table:number-columns-spanned="1" table:number-rows-spanned="4">
            <text:p>6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66:.P69])" office:value-type="float" office:value="8.07435973737268" calcext:value-type="float" table:number-columns-spanned="1" table:number-rows-spanned="4">
            <text:p>8,07</text:p>
          </table:table-cell>
          <table:table-cell table:style-name="ce24" table:formula="of:=[.Q23]*100/[.O23]" office:value-type="float" office:value="9.93632307427307" calcext:value-type="float">
            <text:p>9,94</text:p>
          </table:table-cell>
          <table:table-cell table:formula="of:=[.P23]*100/[.M23]" office:value-type="float" office:value="100" calcext:value-type="float">
            <text:p>100,00</text:p>
          </table:table-cell>
          <table:table-cell table:style-name="ce25" table:formula="of:=AVERAGE([.Q66:.Q69])" office:value-type="float" office:value="100.652604081016" calcext:value-type="float" table:number-columns-spanned="1" table:number-rows-spanned="4">
            <text:p>100,65</text:p>
          </table:table-cell>
          <table:table-cell table:style-name="ce29" office:value-type="float" office:value="60" calcext:value-type="float" table:number-columns-spanned="1" table:number-rows-spanned="4">
            <text:p>6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66:.V69])" office:value-type="float" office:value="10.6627754431726" calcext:value-type="float" table:number-columns-spanned="1" table:number-rows-spanned="4">
            <text:p>10,66</text:p>
          </table:table-cell>
          <table:table-cell table:style-name="ce31" table:formula="of:=[.W23]*100/[.U23]" office:value-type="float" office:value="9.06969154272518" calcext:value-type="float">
            <text:p>9,07</text:p>
          </table:table-cell>
          <table:table-cell table:formula="of:=[.V23]*100/[.S23]" office:value-type="float" office:value="100.000301613633" calcext:value-type="float">
            <text:p>100,00</text:p>
          </table:table-cell>
          <table:table-cell table:style-name="ce32" table:formula="of:=AVERAGE([.W66:.W69])" office:value-type="float" office:value="100.000075403408" calcext:value-type="float" table:number-columns-spanned="1" table:number-rows-spanned="4">
            <text:p>100,0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24]*100)/[.C24]" office:value-type="float" office:value="6.05387780451829" calcext:value-type="float">
            <text:p>6,05</text:p>
          </table:table-cell>
          <table:table-cell table:formula="of:=[.D24]*100/[.A24]" office:value-type="float" office:value="101.483525238379" calcext:value-type="float">
            <text:p>101,48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24]*100/[.I24]" office:value-type="float" office:value="4.24408771253079" calcext:value-type="float">
            <text:p>4,24</text:p>
          </table:table-cell>
          <table:table-cell table:formula="of:=[.J24]*100/[.G24]" office:value-type="float" office:value="145.574005656828" calcext:value-type="float">
            <text:p>145,57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24]*100/[.O24]" office:value-type="float" office:value="11.6783611348215" calcext:value-type="float">
            <text:p>11,68</text:p>
          </table:table-cell>
          <table:table-cell table:formula="of:=[.P24]*100/[.M24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24]*100/[.U24]" office:value-type="float" office:value="7.87591284929689" calcext:value-type="float">
            <text:p>7,88</text:p>
          </table:table-cell>
          <table:table-cell table:formula="of:=[.V24]*100/[.S24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25]*100)/[.C25]" office:value-type="float" office:value="7.3510622764109" calcext:value-type="float">
            <text:p>7,35</text:p>
          </table:table-cell>
          <table:table-cell table:formula="of:=[.D25]*100/[.A25]" office:value-type="float" office:value="100.026766815061" calcext:value-type="float">
            <text:p>100,03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25]*100/[.I25]" office:value-type="float" office:value="5.53088124202247" calcext:value-type="float">
            <text:p>5,53</text:p>
          </table:table-cell>
          <table:table-cell table:formula="of:=[.J25]*100/[.G25]" office:value-type="float" office:value="108.350170110581" calcext:value-type="float">
            <text:p>108,35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25]*100/[.O25]" office:value-type="float" office:value="9.14407522074252" calcext:value-type="float">
            <text:p>9,14</text:p>
          </table:table-cell>
          <table:table-cell table:formula="of:=[.P25]*100/[.M25]" office:value-type="float" office:value="102.610416324066" calcext:value-type="float">
            <text:p>102,61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25]*100/[.U25]" office:value-type="float" office:value="7.71044042390297" calcext:value-type="float">
            <text:p>7,71</text:p>
          </table:table-cell>
          <table:table-cell table:formula="of:=[.V25]*100/[.S25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26]*100)/[.C26]" office:value-type="float" office:value="2.18710499248617" calcext:value-type="float">
            <text:p>2,19</text:p>
          </table:table-cell>
          <table:table-cell table:formula="of:=[.D26]*100/[.A26]" office:value-type="float" office:value="101.717154196978" calcext:value-type="float">
            <text:p>101,72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26]*100/[.I26]" office:value-type="float" office:value="5.84664742773308" calcext:value-type="float">
            <text:p>5,85</text:p>
          </table:table-cell>
          <table:table-cell table:formula="of:=[.J26]*100/[.G26]" office:value-type="float" office:value="101.049854006705" calcext:value-type="float">
            <text:p>101,05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26]*100/[.O26]" office:value-type="float" office:value="1.53867951965359" calcext:value-type="float">
            <text:p>1,54</text:p>
          </table:table-cell>
          <table:table-cell table:formula="of:=[.P26]*100/[.M26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26]*100/[.U26]" office:value-type="float" office:value="17.9950569567655" calcext:value-type="float">
            <text:p>18,00</text:p>
          </table:table-cell>
          <table:table-cell table:formula="of:=[.V26]*100/[.S26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table-cell table:style-name="ce8" office:value-type="float" office:value="70" calcext:value-type="float" table:number-columns-spanned="1" table:number-rows-spanned="4">
            <text:p>7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0:.D73])" office:value-type="float" office:value="5.75251198318233" calcext:value-type="float" table:number-columns-spanned="1" table:number-rows-spanned="4">
            <text:p>5,75</text:p>
          </table:table-cell>
          <table:table-cell table:style-name="ce10" table:formula="of:=([.E27]*100)/[.C27]" office:value-type="float" office:value="4.62465748653168" calcext:value-type="float">
            <text:p>4,62</text:p>
          </table:table-cell>
          <table:table-cell table:formula="of:=[.D27]*100/[.A27]" office:value-type="float" office:value="102.808479882104" calcext:value-type="float">
            <text:p>102,81</text:p>
          </table:table-cell>
          <table:table-cell table:style-name="ce11" table:formula="of:=AVERAGE([.E70:.E73])" office:value-type="float" office:value="102.042337252858" calcext:value-type="float" table:number-columns-spanned="1" table:number-rows-spanned="4">
            <text:p>102,04</text:p>
          </table:table-cell>
          <table:table-cell table:style-name="ce15" office:value-type="float" office:value="70" calcext:value-type="float" table:number-columns-spanned="1" table:number-rows-spanned="4">
            <text:p>7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0:.J73])" office:value-type="float" office:value="6.76912818857241" calcext:value-type="float" table:number-columns-spanned="1" table:number-rows-spanned="4">
            <text:p>6,77</text:p>
          </table:table-cell>
          <table:table-cell table:style-name="ce17" table:formula="of:=[.K27]*100/[.I27]" office:value-type="float" office:value="5.14084667781831" calcext:value-type="float">
            <text:p>5,14</text:p>
          </table:table-cell>
          <table:table-cell table:formula="of:=[.J27]*100/[.G27]" office:value-type="float" office:value="101.85421838183" calcext:value-type="float">
            <text:p>101,85</text:p>
          </table:table-cell>
          <table:table-cell table:style-name="ce18" table:formula="of:=AVERAGE([.K70:.K73])" office:value-type="float" office:value="101.524383788744" calcext:value-type="float" table:number-columns-spanned="1" table:number-rows-spanned="4">
            <text:p>101,52</text:p>
          </table:table-cell>
          <table:table-cell table:style-name="ce22" office:value-type="float" office:value="70" calcext:value-type="float" table:number-columns-spanned="1" table:number-rows-spanned="4">
            <text:p>7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0:.P73])" office:value-type="float" office:value="10.2776962039768" calcext:value-type="float" table:number-columns-spanned="1" table:number-rows-spanned="4">
            <text:p>10,28</text:p>
          </table:table-cell>
          <table:table-cell table:style-name="ce24" table:formula="of:=[.Q27]*100/[.O27]" office:value-type="float" office:value="12.0259568851738" calcext:value-type="float">
            <text:p>12,03</text:p>
          </table:table-cell>
          <table:table-cell table:formula="of:=[.P27]*100/[.M27]" office:value-type="float" office:value="100" calcext:value-type="float">
            <text:p>100,00</text:p>
          </table:table-cell>
          <table:table-cell table:style-name="ce25" table:formula="of:=AVERAGE([.Q70:.Q73])" office:value-type="float" office:value="100.145474140101" calcext:value-type="float" table:number-columns-spanned="1" table:number-rows-spanned="4">
            <text:p>100,15</text:p>
          </table:table-cell>
          <table:table-cell table:style-name="ce29" office:value-type="float" office:value="70" calcext:value-type="float" table:number-columns-spanned="1" table:number-rows-spanned="4">
            <text:p>7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0:.V73])" office:value-type="float" office:value="9.18694793779639" calcext:value-type="float" table:number-columns-spanned="1" table:number-rows-spanned="4">
            <text:p>9,19</text:p>
          </table:table-cell>
          <table:table-cell table:style-name="ce31" table:formula="of:=[.W27]*100/[.U27]" office:value-type="float" office:value="9.54788264284715" calcext:value-type="float">
            <text:p>9,55</text:p>
          </table:table-cell>
          <table:table-cell table:formula="of:=[.V27]*100/[.S27]" office:value-type="float" office:value="100.961405701579" calcext:value-type="float">
            <text:p>100,96</text:p>
          </table:table-cell>
          <table:table-cell table:style-name="ce32" table:formula="of:=AVERAGE([.W70:.W73])" office:value-type="float" office:value="126.772125732796" calcext:value-type="float" table:number-columns-spanned="1" table:number-rows-spanned="4">
            <text:p>126,77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28]*100)/[.C28]" office:value-type="float" office:value="10.4638059330764" calcext:value-type="float">
            <text:p>10,46</text:p>
          </table:table-cell>
          <table:table-cell table:formula="of:=[.D28]*100/[.A28]" office:value-type="float" office:value="101.184863881005" calcext:value-type="float">
            <text:p>101,18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28]*100/[.I28]" office:value-type="float" office:value="11.3365990202939" calcext:value-type="float">
            <text:p>11,34</text:p>
          </table:table-cell>
          <table:table-cell table:formula="of:=[.J28]*100/[.G28]" office:value-type="float" office:value="102.148405808859" calcext:value-type="float">
            <text:p>102,15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28]*100/[.O28]" office:value-type="float" office:value="10.5661627004065" calcext:value-type="float">
            <text:p>10,57</text:p>
          </table:table-cell>
          <table:table-cell table:formula="of:=[.P28]*100/[.M28]" office:value-type="float" office:value="100.468547055145" calcext:value-type="float">
            <text:p>100,47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28]*100/[.U28]" office:value-type="float" office:value="9.97259520257329" calcext:value-type="float">
            <text:p>9,97</text:p>
          </table:table-cell>
          <table:table-cell table:formula="of:=[.V28]*100/[.S28]" office:value-type="float" office:value="101.988205021656" calcext:value-type="float">
            <text:p>101,99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29]*100)/[.C29]" office:value-type="float" office:value="6.26824296779453" calcext:value-type="float">
            <text:p>6,27</text:p>
          </table:table-cell>
          <table:table-cell table:formula="of:=[.D29]*100/[.A29]" office:value-type="float" office:value="101.046987731185" calcext:value-type="float">
            <text:p>101,05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29]*100/[.I29]" office:value-type="float" office:value="1.58464111467788" calcext:value-type="float">
            <text:p>1,58</text:p>
          </table:table-cell>
          <table:table-cell table:formula="of:=[.J29]*100/[.G29]" office:value-type="float" office:value="101.866497705064" calcext:value-type="float">
            <text:p>101,87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29]*100/[.O29]" office:value-type="float" office:value="5.00428233936824" calcext:value-type="float">
            <text:p>5,00</text:p>
          </table:table-cell>
          <table:table-cell table:formula="of:=[.P29]*100/[.M29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29]*100/[.U29]" office:value-type="float" office:value="4.87285815760142" calcext:value-type="float">
            <text:p>4,87</text:p>
          </table:table-cell>
          <table:table-cell table:formula="of:=[.V29]*100/[.S29]" office:value-type="float" office:value="123.109149044401" calcext:value-type="float">
            <text:p>123,11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0]*100)/[.C30]" office:value-type="float" office:value="1.65334154532671" calcext:value-type="float">
            <text:p>1,65</text:p>
          </table:table-cell>
          <table:table-cell table:formula="of:=[.D30]*100/[.A30]" office:value-type="float" office:value="103.129017517136" calcext:value-type="float">
            <text:p>103,13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0]*100/[.I30]" office:value-type="float" office:value="9.01442594149952" calcext:value-type="float">
            <text:p>9,01</text:p>
          </table:table-cell>
          <table:table-cell table:formula="of:=[.J30]*100/[.G30]" office:value-type="float" office:value="100.228413259221" calcext:value-type="float">
            <text:p>100,23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0]*100/[.O30]" office:value-type="float" office:value="13.5143828909587" calcext:value-type="float">
            <text:p>13,51</text:p>
          </table:table-cell>
          <table:table-cell table:formula="of:=[.P30]*100/[.M30]" office:value-type="float" office:value="100.11334950526" calcext:value-type="float">
            <text:p>100,11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0]*100/[.U30]" office:value-type="float" office:value="12.3544557481637" calcext:value-type="float">
            <text:p>12,35</text:p>
          </table:table-cell>
          <table:table-cell table:formula="of:=[.V30]*100/[.S30]" office:value-type="float" office:value="181.029743163547" calcext:value-type="float">
            <text:p>181,03</text:p>
          </table:table-cell>
          <table:covered-table-cell table:style-name="ce32"/>
        </table:table-row>
        <table:table-row table:style-name="ro4">
          <table:table-cell table:style-name="ce8" office:value-type="float" office:value="80" calcext:value-type="float" table:number-columns-spanned="1" table:number-rows-spanned="4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4:.D77])" office:value-type="float" office:value="7.40253744825415" calcext:value-type="float" table:number-columns-spanned="1" table:number-rows-spanned="4">
            <text:p>7,40</text:p>
          </table:table-cell>
          <table:table-cell table:style-name="ce10" table:formula="of:=([.E31]*100)/[.C31]" office:value-type="float" office:value="5.10778871543088" calcext:value-type="float">
            <text:p>5,11</text:p>
          </table:table-cell>
          <table:table-cell table:formula="of:=[.D31]*100/[.A31]" office:value-type="float" office:value="102.880098801751" calcext:value-type="float">
            <text:p>102,88</text:p>
          </table:table-cell>
          <table:table-cell table:style-name="ce11" table:formula="of:=AVERAGE([.E74:.E77])" office:value-type="float" office:value="103.494576773415" calcext:value-type="float" table:number-columns-spanned="1" table:number-rows-spanned="4">
            <text:p>103,49</text:p>
          </table:table-cell>
          <table:table-cell table:style-name="ce15" office:value-type="float" office:value="80" calcext:value-type="float" table:number-columns-spanned="1" table:number-rows-spanned="4">
            <text:p>8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4:.J77])" office:value-type="float" office:value="5.0752533379912" calcext:value-type="float" table:number-columns-spanned="1" table:number-rows-spanned="4">
            <text:p>5,08</text:p>
          </table:table-cell>
          <table:table-cell table:style-name="ce17" table:formula="of:=[.K31]*100/[.I31]" office:value-type="float" office:value="3.99757447622629" calcext:value-type="float">
            <text:p>4,00</text:p>
          </table:table-cell>
          <table:table-cell table:formula="of:=[.J31]*100/[.G31]" office:value-type="float" office:value="103.632723212254" calcext:value-type="float">
            <text:p>103,63</text:p>
          </table:table-cell>
          <table:table-cell table:style-name="ce18" table:formula="of:=AVERAGE([.K74:.K77])" office:value-type="float" office:value="102.55041254615" calcext:value-type="float" table:number-columns-spanned="1" table:number-rows-spanned="4">
            <text:p>102,55</text:p>
          </table:table-cell>
          <table:table-cell table:style-name="ce22" office:value-type="float" office:value="80" calcext:value-type="float" table:number-columns-spanned="1" table:number-rows-spanned="4">
            <text:p>8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4:.P77])" office:value-type="float" office:value="9.43571554317804" calcext:value-type="float" table:number-columns-spanned="1" table:number-rows-spanned="4">
            <text:p>9,44</text:p>
          </table:table-cell>
          <table:table-cell table:style-name="ce24" table:formula="of:=[.Q31]*100/[.O31]" office:value-type="float" office:value="18.8560773091898" calcext:value-type="float">
            <text:p>18,86</text:p>
          </table:table-cell>
          <table:table-cell table:formula="of:=[.P31]*100/[.M31]" office:value-type="float" office:value="100.722924539838" calcext:value-type="float">
            <text:p>100,72</text:p>
          </table:table-cell>
          <table:table-cell table:style-name="ce25" table:formula="of:=AVERAGE([.Q74:.Q77])" office:value-type="float" office:value="101.482689964167" calcext:value-type="float" table:number-columns-spanned="1" table:number-rows-spanned="4">
            <text:p>101,48</text:p>
          </table:table-cell>
          <table:table-cell table:style-name="ce29" office:value-type="float" office:value="80" calcext:value-type="float" table:number-columns-spanned="1" table:number-rows-spanned="4">
            <text:p>8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4:.V77])" office:value-type="float" office:value="6.80839373351199" calcext:value-type="float" table:number-columns-spanned="1" table:number-rows-spanned="4">
            <text:p>6,81</text:p>
          </table:table-cell>
          <table:table-cell table:style-name="ce31" table:formula="of:=[.W31]*100/[.U31]" office:value-type="float" office:value="9.75894245723173" calcext:value-type="float">
            <text:p>9,76</text:p>
          </table:table-cell>
          <table:table-cell table:formula="of:=[.V31]*100/[.S31]" office:value-type="float" office:value="103.714153873652" calcext:value-type="float">
            <text:p>103,71</text:p>
          </table:table-cell>
          <table:table-cell table:style-name="ce32" table:formula="of:=AVERAGE([.W74:.W77])" office:value-type="float" office:value="101.1675281146" calcext:value-type="float" table:number-columns-spanned="1" table:number-rows-spanned="4">
            <text:p>101,17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32]*100)/[.C32]" office:value-type="float" office:value="7.84643874983289" calcext:value-type="float">
            <text:p>7,85</text:p>
          </table:table-cell>
          <table:table-cell table:formula="of:=[.D32]*100/[.A32]" office:value-type="float" office:value="103.530914650106" calcext:value-type="float">
            <text:p>103,53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32]*100/[.I32]" office:value-type="float" office:value="3.71514873929606" calcext:value-type="float">
            <text:p>3,72</text:p>
          </table:table-cell>
          <table:table-cell table:formula="of:=[.J32]*100/[.G32]" office:value-type="float" office:value="101.692164973073" calcext:value-type="float">
            <text:p>101,69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32]*100/[.O32]" office:value-type="float" office:value="2.3891881579806" calcext:value-type="float">
            <text:p>2,39</text:p>
          </table:table-cell>
          <table:table-cell table:formula="of:=[.P32]*100/[.M32]" office:value-type="float" office:value="100.31886570491" calcext:value-type="float">
            <text:p>100,32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32]*100/[.U32]" office:value-type="float" office:value="6.44768322141446" calcext:value-type="float">
            <text:p>6,45</text:p>
          </table:table-cell>
          <table:table-cell table:formula="of:=[.V32]*100/[.S32]" office:value-type="float" office:value="100.31379664193" calcext:value-type="float">
            <text:p>100,31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33]*100)/[.C33]" office:value-type="float" office:value="10.1201773380231" calcext:value-type="float">
            <text:p>10,12</text:p>
          </table:table-cell>
          <table:table-cell table:formula="of:=[.D33]*100/[.A33]" office:value-type="float" office:value="104.63460474126" calcext:value-type="float">
            <text:p>104,63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33]*100/[.I33]" office:value-type="float" office:value="4.55046215867751" calcext:value-type="float">
            <text:p>4,55</text:p>
          </table:table-cell>
          <table:table-cell table:formula="of:=[.J33]*100/[.G33]" office:value-type="float" office:value="102.518000812678" calcext:value-type="float">
            <text:p>102,52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33]*100/[.O33]" office:value-type="float" office:value="10.6608095569473" calcext:value-type="float">
            <text:p>10,66</text:p>
          </table:table-cell>
          <table:table-cell table:formula="of:=[.P33]*100/[.M33]" office:value-type="float" office:value="100.681310206909" calcext:value-type="float">
            <text:p>100,68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33]*100/[.U33]" office:value-type="float" office:value="8.12592756323218" calcext:value-type="float">
            <text:p>8,13</text:p>
          </table:table-cell>
          <table:table-cell table:formula="of:=[.V33]*100/[.S33]" office:value-type="float" office:value="100.371188077825" calcext:value-type="float">
            <text:p>100,37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4]*100)/[.C34]" office:value-type="float" office:value="6.53574498972978" calcext:value-type="float">
            <text:p>6,54</text:p>
          </table:table-cell>
          <table:table-cell table:formula="of:=[.D34]*100/[.A34]" office:value-type="float" office:value="102.932688900543" calcext:value-type="float">
            <text:p>102,93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4]*100/[.I34]" office:value-type="float" office:value="8.03782797776494" calcext:value-type="float">
            <text:p>8,04</text:p>
          </table:table-cell>
          <table:table-cell table:formula="of:=[.J34]*100/[.G34]" office:value-type="float" office:value="102.358761186595" calcext:value-type="float">
            <text:p>102,36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4]*100/[.O34]" office:value-type="float" office:value="5.83678714859437" calcext:value-type="float">
            <text:p>5,84</text:p>
          </table:table-cell>
          <table:table-cell table:formula="of:=[.P34]*100/[.M34]" office:value-type="float" office:value="104.207659405011" calcext:value-type="float">
            <text:p>104,21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4]*100/[.U34]" office:value-type="float" office:value="2.9010216921696" calcext:value-type="float">
            <text:p>2,90</text:p>
          </table:table-cell>
          <table:table-cell table:formula="of:=[.V34]*100/[.S34]" office:value-type="float" office:value="100.270973864992" calcext:value-type="float">
            <text:p>100,27</text:p>
          </table:table-cell>
          <table:covered-table-cell table:style-name="ce32"/>
        </table:table-row>
        <table:table-row table:style-name="ro4">
          <table:table-cell table:style-name="ce8" office:value-type="float" office:value="90" calcext:value-type="float" table:number-columns-spanned="1" table:number-rows-spanned="4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8:.D81])" office:value-type="float" office:value="4.20542977464014" calcext:value-type="float" table:number-columns-spanned="1" table:number-rows-spanned="4">
            <text:p>4,21</text:p>
          </table:table-cell>
          <table:table-cell table:style-name="ce10" table:formula="of:=([.E35]*100)/[.C35]" office:value-type="float" office:value="2.88656108398105" calcext:value-type="float">
            <text:p>2,89</text:p>
          </table:table-cell>
          <table:table-cell table:formula="of:=[.D35]*100/[.A35]" office:value-type="float" office:value="105.778400918244" calcext:value-type="float">
            <text:p>105,78</text:p>
          </table:table-cell>
          <table:table-cell table:style-name="ce11" table:formula="of:=AVERAGE([.E78:.E81])" office:value-type="float" office:value="104.698541126215" calcext:value-type="float" table:number-columns-spanned="1" table:number-rows-spanned="4">
            <text:p>104,70</text:p>
          </table:table-cell>
          <table:table-cell table:style-name="ce15" office:value-type="float" office:value="90" calcext:value-type="float" table:number-columns-spanned="1" table:number-rows-spanned="4">
            <text:p>9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8:.J81])" office:value-type="float" office:value="4.59616801121062" calcext:value-type="float" table:number-columns-spanned="1" table:number-rows-spanned="4">
            <text:p>4,60</text:p>
          </table:table-cell>
          <table:table-cell table:style-name="ce17" table:formula="of:=[.K35]*100/[.I35]" office:value-type="float" office:value="5.82578387852822" calcext:value-type="float">
            <text:p>5,83</text:p>
          </table:table-cell>
          <table:table-cell table:formula="of:=[.J35]*100/[.G35]" office:value-type="float" office:value="102.464580334505" calcext:value-type="float">
            <text:p>102,46</text:p>
          </table:table-cell>
          <table:table-cell table:style-name="ce18" table:formula="of:=AVERAGE([.K78:.K81])" office:value-type="float" office:value="101.996352137151" calcext:value-type="float" table:number-columns-spanned="1" table:number-rows-spanned="4">
            <text:p>102,00</text:p>
          </table:table-cell>
          <table:table-cell table:style-name="ce22" office:value-type="float" office:value="90" calcext:value-type="float" table:number-columns-spanned="1" table:number-rows-spanned="4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8:.P81])" office:value-type="float" office:value="12.4962960895046" calcext:value-type="float" table:number-columns-spanned="1" table:number-rows-spanned="4">
            <text:p>12,50</text:p>
          </table:table-cell>
          <table:table-cell table:style-name="ce24" table:formula="of:=[.Q35]*100/[.O35]" office:value-type="float" office:value="13.8181682419063" calcext:value-type="float">
            <text:p>13,82</text:p>
          </table:table-cell>
          <table:table-cell table:formula="of:=[.P35]*100/[.M35]" office:value-type="float" office:value="100.180941698048" calcext:value-type="float">
            <text:p>100,18</text:p>
          </table:table-cell>
          <table:table-cell table:style-name="ce25" table:formula="of:=AVERAGE([.Q78:.Q81])" office:value-type="float" office:value="100.645208510277" calcext:value-type="float" table:number-columns-spanned="1" table:number-rows-spanned="4">
            <text:p>100,65</text:p>
          </table:table-cell>
          <table:table-cell table:style-name="ce29" office:value-type="float" office:value="90" calcext:value-type="float" table:number-columns-spanned="1" table:number-rows-spanned="4">
            <text:p>9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8:.V81])" office:value-type="float" office:value="5.09543876322265" calcext:value-type="float" table:number-columns-spanned="1" table:number-rows-spanned="4">
            <text:p>5,10</text:p>
          </table:table-cell>
          <table:table-cell table:style-name="ce31" table:formula="of:=[.W35]*100/[.U35]" office:value-type="float" office:value="9.47681808236286" calcext:value-type="float">
            <text:p>9,48</text:p>
          </table:table-cell>
          <table:table-cell table:formula="of:=[.V35]*100/[.S35]" office:value-type="float" office:value="101.863183928206" calcext:value-type="float">
            <text:p>101,86</text:p>
          </table:table-cell>
          <table:table-cell table:style-name="ce32" table:formula="of:=AVERAGE([.W78:.W81])" office:value-type="float" office:value="101.196708183808" calcext:value-type="float" table:number-columns-spanned="1" table:number-rows-spanned="4">
            <text:p>101,2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36]*100)/[.C36]" office:value-type="float" office:value="3.274703668685" calcext:value-type="float">
            <text:p>3,27</text:p>
          </table:table-cell>
          <table:table-cell table:formula="of:=[.D36]*100/[.A36]" office:value-type="float" office:value="103.665913700099" calcext:value-type="float">
            <text:p>103,67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36]*100/[.I36]" office:value-type="float" office:value="6.35278874887677" calcext:value-type="float">
            <text:p>6,35</text:p>
          </table:table-cell>
          <table:table-cell table:formula="of:=[.J36]*100/[.G36]" office:value-type="float" office:value="102.582122009843" calcext:value-type="float">
            <text:p>102,58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36]*100/[.O36]" office:value-type="float" office:value="4.93282897115679" calcext:value-type="float">
            <text:p>4,93</text:p>
          </table:table-cell>
          <table:table-cell table:formula="of:=[.P36]*100/[.M36]" office:value-type="float" office:value="99.9580125085124" calcext:value-type="float">
            <text:p>99,96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36]*100/[.U36]" office:value-type="float" office:value="5.22961794409693" calcext:value-type="float">
            <text:p>5,23</text:p>
          </table:table-cell>
          <table:table-cell table:formula="of:=[.V36]*100/[.S36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37]*100)/[.C37]" office:value-type="float" office:value="4.66092506502497" calcext:value-type="float">
            <text:p>4,66</text:p>
          </table:table-cell>
          <table:table-cell table:formula="of:=[.D37]*100/[.A37]" office:value-type="float" office:value="103.859451880017" calcext:value-type="float">
            <text:p>103,86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37]*100/[.I37]" office:value-type="float" office:value="4.61167117150024" calcext:value-type="float">
            <text:p>4,61</text:p>
          </table:table-cell>
          <table:table-cell table:formula="of:=[.J37]*100/[.G37]" office:value-type="float" office:value="101.640466128493" calcext:value-type="float">
            <text:p>101,64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37]*100/[.O37]" office:value-type="float" office:value="15.3167498041163" calcext:value-type="float">
            <text:p>15,32</text:p>
          </table:table-cell>
          <table:table-cell table:formula="of:=[.P37]*100/[.M37]" office:value-type="float" office:value="102.441879834549" calcext:value-type="float">
            <text:p>102,44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37]*100/[.U37]" office:value-type="float" office:value="5.67195141077005" calcext:value-type="float">
            <text:p>5,67</text:p>
          </table:table-cell>
          <table:table-cell table:formula="of:=[.V37]*100/[.S37]" office:value-type="float" office:value="102.225733058819" calcext:value-type="float">
            <text:p>102,23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8]*100)/[.C38]" office:value-type="float" office:value="5.99952928086954" calcext:value-type="float">
            <text:p>6,00</text:p>
          </table:table-cell>
          <table:table-cell table:formula="of:=[.D38]*100/[.A38]" office:value-type="float" office:value="105.490398006499" calcext:value-type="float">
            <text:p>105,49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8]*100/[.I38]" office:value-type="float" office:value="1.59442824593727" calcext:value-type="float">
            <text:p>1,59</text:p>
          </table:table-cell>
          <table:table-cell table:formula="of:=[.J38]*100/[.G38]" office:value-type="float" office:value="101.298240075764" calcext:value-type="float">
            <text:p>101,30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8]*100/[.O38]" office:value-type="float" office:value="15.917437340839" calcext:value-type="float">
            <text:p>15,92</text:p>
          </table:table-cell>
          <table:table-cell table:formula="of:=[.P38]*100/[.M38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8]*100/[.U38]" office:value-type="float" office:value="0.00336761566075681" calcext:value-type="float">
            <text:p>0,00</text:p>
          </table:table-cell>
          <table:table-cell table:formula="of:=[.V38]*100/[.S38]" office:value-type="float" office:value="100.697915748208" calcext:value-type="float">
            <text:p>100,70</text:p>
          </table:table-cell>
          <table:covered-table-cell table:style-name="ce32"/>
        </table:table-row>
        <table:table-row table:style-name="ro4">
          <table:table-cell table:style-name="ce8" office:value-type="float" office:value="100" calcext:value-type="float" table:number-columns-spanned="1" table:number-rows-spanned="4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82:.D85])" office:value-type="float" office:value="5.92297630054388" calcext:value-type="float" table:number-columns-spanned="1" table:number-rows-spanned="4">
            <text:p>5,92</text:p>
          </table:table-cell>
          <table:table-cell table:style-name="ce10" table:formula="of:=([.E39]*100)/[.C39]" office:value-type="float" office:value="6.53894456478679" calcext:value-type="float">
            <text:p>6,54</text:p>
          </table:table-cell>
          <table:table-cell table:formula="of:=[.D39]*100/[.A39]" office:value-type="float" office:value="103.300665163682" calcext:value-type="float">
            <text:p>103,30</text:p>
          </table:table-cell>
          <table:table-cell table:style-name="ce11" table:formula="of:=AVERAGE([.E82:.E85])" office:value-type="float" office:value="105.468633287823" calcext:value-type="float" table:number-columns-spanned="1" table:number-rows-spanned="4">
            <text:p>105,47</text:p>
          </table:table-cell>
          <table:table-cell table:style-name="ce15" office:value-type="float" office:value="100" calcext:value-type="float" table:number-columns-spanned="1" table:number-rows-spanned="4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82:.J85])" office:value-type="float" office:value="5.54983911953947" calcext:value-type="float" table:number-columns-spanned="1" table:number-rows-spanned="4">
            <text:p>5,55</text:p>
          </table:table-cell>
          <table:table-cell table:style-name="ce17" table:formula="of:=[.K39]*100/[.I39]" office:value-type="float" office:value="4.59238274208795" calcext:value-type="float">
            <text:p>4,59</text:p>
          </table:table-cell>
          <table:table-cell table:formula="of:=[.J39]*100/[.G39]" office:value-type="float" office:value="103.360354763911" calcext:value-type="float">
            <text:p>103,36</text:p>
          </table:table-cell>
          <table:table-cell table:style-name="ce18" table:formula="of:=AVERAGE([.K82:.K85])" office:value-type="float" office:value="102.506243614019" calcext:value-type="float" table:number-columns-spanned="1" table:number-rows-spanned="4">
            <text:p>102,51</text:p>
          </table:table-cell>
          <table:table-cell table:style-name="ce22" office:value-type="float" office:value="100" calcext:value-type="float" table:number-columns-spanned="1" table:number-rows-spanned="4">
            <text:p>10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82:.P85])" office:value-type="float" office:value="8.29054559670275" calcext:value-type="float" table:number-columns-spanned="1" table:number-rows-spanned="4">
            <text:p>8,29</text:p>
          </table:table-cell>
          <table:table-cell table:style-name="ce24" table:formula="of:=[.Q39]*100/[.O39]" office:value-type="float" office:value="9.63132675560155" calcext:value-type="float">
            <text:p>9,63</text:p>
          </table:table-cell>
          <table:table-cell table:formula="of:=[.P39]*100/[.M39]" office:value-type="float" office:value="100.667420441947" calcext:value-type="float">
            <text:p>100,67</text:p>
          </table:table-cell>
          <table:table-cell table:style-name="ce25" table:formula="of:=AVERAGE([.Q82:.Q85])" office:value-type="float" office:value="101.153661677288" calcext:value-type="float" table:number-columns-spanned="1" table:number-rows-spanned="4">
            <text:p>101,15</text:p>
          </table:table-cell>
          <table:table-cell table:style-name="ce29" office:value-type="float" office:value="100" calcext:value-type="float" table:number-columns-spanned="1" table:number-rows-spanned="4">
            <text:p>10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82:.V85])" office:value-type="float" office:value="5.59669106535025" calcext:value-type="float" table:number-columns-spanned="1" table:number-rows-spanned="4">
            <text:p>5,60</text:p>
          </table:table-cell>
          <table:table-cell table:style-name="ce31" table:formula="of:=[.W39]*100/[.U39]" office:value-type="float" office:value="2.50330101620234" calcext:value-type="float">
            <text:p>2,50</text:p>
          </table:table-cell>
          <table:table-cell table:formula="of:=[.V39]*100/[.S39]" office:value-type="float" office:value="101.384821956881" calcext:value-type="float">
            <text:p>101,38</text:p>
          </table:table-cell>
          <table:table-cell table:style-name="ce32" table:formula="of:=AVERAGE([.W82:.W85])" office:value-type="float" office:value="100.798585525222" calcext:value-type="float" table:number-columns-spanned="1" table:number-rows-spanned="4">
            <text:p>100,8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40]*100)/[.C40]" office:value-type="float" office:value="8.77243119473885" calcext:value-type="float">
            <text:p>8,77</text:p>
          </table:table-cell>
          <table:table-cell table:formula="of:=[.D40]*100/[.A40]" office:value-type="float" office:value="101.723488013306" calcext:value-type="float">
            <text:p>101,72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40]*100/[.I40]" office:value-type="float" office:value="5.99182308121167" calcext:value-type="float">
            <text:p>5,99</text:p>
          </table:table-cell>
          <table:table-cell table:formula="of:=[.J40]*100/[.G40]" office:value-type="float" office:value="102.239388170048" calcext:value-type="float">
            <text:p>102,24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40]*100/[.O40]" office:value-type="float" office:value="2.39696234407104" calcext:value-type="float">
            <text:p>2,40</text:p>
          </table:table-cell>
          <table:table-cell table:formula="of:=[.P40]*100/[.M40]" office:value-type="float" office:value="101.752908163529" calcext:value-type="float">
            <text:p>101,75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40]*100/[.U40]" office:value-type="float" office:value="9.23200040434331" calcext:value-type="float">
            <text:p>9,23</text:p>
          </table:table-cell>
          <table:table-cell table:formula="of:=[.V40]*100/[.S40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41]*100)/[.C41]" office:value-type="float" office:value="6.14451381837474" calcext:value-type="float">
            <text:p>6,14</text:p>
          </table:table-cell>
          <table:table-cell table:formula="of:=[.D41]*100/[.A41]" office:value-type="float" office:value="104.663165277354" calcext:value-type="float">
            <text:p>104,66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41]*100/[.I41]" office:value-type="float" office:value="6.10255822985233" calcext:value-type="float">
            <text:p>6,10</text:p>
          </table:table-cell>
          <table:table-cell table:formula="of:=[.J41]*100/[.G41]" office:value-type="float" office:value="102.910753800105" calcext:value-type="float">
            <text:p>102,91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41]*100/[.O41]" office:value-type="float" office:value="10.1658711384219" calcext:value-type="float">
            <text:p>10,17</text:p>
          </table:table-cell>
          <table:table-cell table:formula="of:=[.P41]*100/[.M41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41]*100/[.U41]" office:value-type="float" office:value="8.17715024923068" calcext:value-type="float">
            <text:p>8,18</text:p>
          </table:table-cell>
          <table:table-cell table:formula="of:=[.V41]*100/[.S41]" office:value-type="float" office:value="100.964859688769" calcext:value-type="float">
            <text:p>100,96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42]*100)/[.C42]" office:value-type="float" office:value="2.23601562427516" calcext:value-type="float">
            <text:p>2,24</text:p>
          </table:table-cell>
          <table:table-cell table:formula="of:=[.D42]*100/[.A42]" office:value-type="float" office:value="112.18721469695" calcext:value-type="float">
            <text:p>112,19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42]*100/[.I42]" office:value-type="float" office:value="5.51259242500591" calcext:value-type="float">
            <text:p>5,51</text:p>
          </table:table-cell>
          <table:table-cell table:formula="of:=[.J42]*100/[.G42]" office:value-type="float" office:value="101.514477722013" calcext:value-type="float">
            <text:p>101,51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42]*100/[.O42]" office:value-type="float" office:value="10.9680221487165" calcext:value-type="float">
            <text:p>10,97</text:p>
          </table:table-cell>
          <table:table-cell table:formula="of:=[.P42]*100/[.M42]" office:value-type="float" office:value="102.194318103677" calcext:value-type="float">
            <text:p>102,19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42]*100/[.U42]" office:value-type="float" office:value="2.47431259162466" calcext:value-type="float">
            <text:p>2,47</text:p>
          </table:table-cell>
          <table:table-cell table:formula="of:=[.V42]*100/[.S42]" office:value-type="float" office:value="100.844660455236" calcext:value-type="float">
            <text:p>100,84</text:p>
          </table:table-cell>
          <table:covered-table-cell table:style-name="ce32"/>
        </table:table-row>
        <table:table-row table:style-name="ro6">
          <table:table-cell table:style-name="ce5"/>
          <table:table-cell table:number-columns-repeated="2"/>
          <table:table-cell table:number-columns-repeated="2" table:style-name="ce9" office:value-type="string" calcext:value-type="string">
            <text:p>Guadagno medio</text:p>
          </table:table-cell>
          <table:table-cell/>
          <table:table-cell table:style-name="ce14"/>
          <table:table-cell table:number-columns-repeated="2"/>
          <table:table-cell table:number-columns-repeated="2" table:style-name="ce16" office:value-type="string" calcext:value-type="string">
            <text:p>Guadagno medio</text:p>
          </table:table-cell>
          <table:table-cell/>
          <table:table-cell table:style-name="ce20"/>
          <table:table-cell table:number-columns-repeated="2"/>
          <table:table-cell table:number-columns-repeated="2" table:style-name="ce23" office:value-type="string" calcext:value-type="string">
            <text:p>Guadagno medio</text:p>
          </table:table-cell>
          <table:table-cell/>
          <table:table-cell table:style-name="ce26"/>
          <table:table-cell table:number-columns-repeated="2"/>
          <table:table-cell table:number-columns-repeated="2" table:style-name="ce30" office:value-type="string" calcext:value-type="string">
            <text:p>Guadagno medio</text:p>
          </table:table-cell>
          <table:table-cell/>
        </table:table-row>
        <table:table-row table:style-name="ro1">
          <table:table-cell table:style-name="ce5"/>
          <table:table-cell/>
          <table:table-cell table:style-name="ce10" table:formula="of:=AVERAGE([.C46:.C82])" office:value-type="float" office:value="5.9517635891999" calcext:value-type="float">
            <text:p>5,95</text:p>
          </table:table-cell>
          <table:table-cell table:style-name="ce10" table:formula="of:=AVERAGE([.D46:.D85])" office:value-type="float" office:value="5.9517635891999" calcext:value-type="float">
            <text:p>5,95</text:p>
          </table:table-cell>
          <table:table-cell table:formula="of:=AVERAGE([.E46:.E85])" office:value-type="float" office:value="102.119611583345" calcext:value-type="float">
            <text:p>102,12</text:p>
          </table:table-cell>
          <table:table-cell table:style-name="ce10" table:formula="of:=AVERAGE([.F46:.F82])" office:value-type="float" office:value="102.119611583345" calcext:value-type="float">
            <text:p>102,12</text:p>
          </table:table-cell>
          <table:table-cell table:style-name="ce14"/>
          <table:table-cell/>
          <table:table-cell table:style-name="ce17" table:formula="of:=AVERAGE([.I46:.I86])" office:value-type="float" office:value="4.99444947624033" calcext:value-type="float">
            <text:p>4,99</text:p>
          </table:table-cell>
          <table:table-cell table:style-name="ce17" table:formula="of:=AVERAGE([.J46:.J85])" office:value-type="float" office:value="4.99444947624033" calcext:value-type="float">
            <text:p>4,99</text:p>
          </table:table-cell>
          <table:table-cell table:formula="of:=AVERAGE([.K46:.K85])" office:value-type="float" office:value="102.156692736394" calcext:value-type="float">
            <text:p>102,16</text:p>
          </table:table-cell>
          <table:table-cell table:style-name="ce17" table:formula="of:=AVERAGE([.L46:.L82])" office:value-type="float" office:value="102.156692736394" calcext:value-type="float">
            <text:p>102,16</text:p>
          </table:table-cell>
          <table:table-cell table:style-name="ce20"/>
          <table:table-cell/>
          <table:table-cell table:style-name="ce24" table:formula="of:=AVERAGE([.O46:.O86])" office:value-type="float" office:value="9.36972223275252" calcext:value-type="float">
            <text:p>9,37</text:p>
          </table:table-cell>
          <table:table-cell table:style-name="ce24" table:formula="of:=AVERAGE([.P46:.P85])" office:value-type="float" office:value="9.36972223275252" calcext:value-type="float">
            <text:p>9,37</text:p>
          </table:table-cell>
          <table:table-cell table:formula="of:=AVERAGE([.Q46:.Q85])" office:value-type="float" office:value="100.472983611729" calcext:value-type="float">
            <text:p>100,47</text:p>
          </table:table-cell>
          <table:table-cell table:style-name="ce24" table:formula="of:=AVERAGE([.R46:.R82])" office:value-type="float" office:value="100.472983611729" calcext:value-type="float">
            <text:p>100,47</text:p>
          </table:table-cell>
          <table:table-cell table:style-name="ce26"/>
          <table:table-cell/>
          <table:table-cell table:style-name="ce31" table:formula="of:=AVERAGE([.U46:.U86])" office:value-type="float" office:value="7.43518018669409" calcext:value-type="float">
            <text:p>7,44</text:p>
          </table:table-cell>
          <table:table-cell table:style-name="ce31" table:formula="of:=AVERAGE([.V46:.V85])" office:value-type="float" office:value="7.43518018669409" calcext:value-type="float">
            <text:p>7,44</text:p>
          </table:table-cell>
          <table:table-cell table:formula="of:=AVERAGE([.W46:.W85])" office:value-type="float" office:value="103.717216259958" calcext:value-type="float">
            <text:p>103,72</text:p>
          </table:table-cell>
          <table:table-cell table:style-name="ce31" table:formula="of:=AVERAGE([.X46:.X82])" office:value-type="float" office:value="103.717216259958" calcext:value-type="float">
            <text:p>103,72</text:p>
          </table:table-cell>
        </table:table-row>
        <table:table-row table:style-name="ro1" table:number-rows-repeated="3">
          <table:table-cell table:style-name="Default" table:number-columns-repeated="24"/>
        </table:table-row>
        <table:table-row table:style-name="ro7">
          <table:table-cell table:style-name="Default" table:number-columns-repeated="9"/>
          <table:table-cell table:style-name="ce1" office:value-type="string" calcext:value-type="string">
            <text:p>Numero nodi</text:p>
          </table:table-cell>
          <table:table-cell table:style-name="ce1" office:value-type="string" calcext:value-type="string">
            <text:p>Guadagno LS</text:p>
          </table:table-cell>
          <table:table-cell table:style-name="ce1" office:value-type="string" calcext:value-type="string">
            <text:p>Guadagno Cplex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10" calcext:value-type="float">
            <text:p>10</text:p>
          </table:table-cell>
          <table:table-cell table:style-name="ce19" table:formula="of:=AVERAGE([.C46];[.I46];[.O46];[.U46])" office:value-type="float" office:value="3.93691565935457" calcext:value-type="float">
            <text:p>3,94</text:p>
          </table:table-cell>
          <table:table-cell table:style-name="ce19" table:formula="of:=AVERAGE([.F46];[.L46];[.R46];[.X46])" office:value-type="float" office:value="99.9984283788932" calcext:value-type="float">
            <text:p>100,00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20" calcext:value-type="float">
            <text:p>20</text:p>
          </table:table-cell>
          <table:table-cell table:style-name="ce19" table:formula="of:=AVERAGE([.C50];[.I50];[.O50];[.U50])" office:value-type="float" office:value="7.5012992385021" calcext:value-type="float">
            <text:p>7,50</text:p>
          </table:table-cell>
          <table:table-cell table:style-name="ce19" table:formula="of:=AVERAGE([.F50];[.L50];[.R50];[.X50])" office:value-type="float" office:value="100.04845952518" calcext:value-type="float">
            <text:p>100,05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30" calcext:value-type="float">
            <text:p>30</text:p>
          </table:table-cell>
          <table:table-cell table:style-name="ce19" table:formula="of:=AVERAGE([.C54];[.I54];[.O54];[.U54])" office:value-type="float" office:value="7.22665201130749" calcext:value-type="float">
            <text:p>7,23</text:p>
          </table:table-cell>
          <table:table-cell table:style-name="ce19" table:formula="of:=AVERAGE([.F54];[.L54];[.R54];[.X54])" office:value-type="float" office:value="101.781998880073" calcext:value-type="float">
            <text:p>101,78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40" calcext:value-type="float">
            <text:p>40</text:p>
          </table:table-cell>
          <table:table-cell table:style-name="ce19" table:formula="of:=AVERAGE([.C58];[.I58];[.O58];[.U58])" office:value-type="float" office:value="9.61734499204216" calcext:value-type="float">
            <text:p>9,62</text:p>
          </table:table-cell>
          <table:table-cell table:style-name="ce19" table:formula="of:=AVERAGE([.F58];[.L58];[.R58];[.X58])" office:value-type="float" office:value="100.893696632038" calcext:value-type="float">
            <text:p>100,89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50" calcext:value-type="float">
            <text:p>50</text:p>
          </table:table-cell>
          <table:table-cell table:style-name="ce19" table:formula="of:=AVERAGE([.C62];[.I62];[.O62];[.U62])" office:value-type="float" office:value="5.76433381212133" calcext:value-type="float">
            <text:p>5,76</text:p>
          </table:table-cell>
          <table:table-cell table:style-name="ce19" table:formula="of:=AVERAGE([.F62];[.L62];[.R62];[.X62])" office:value-type="float" office:value="101.059624597159" calcext:value-type="float">
            <text:p>101,06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60" calcext:value-type="float">
            <text:p>60</text:p>
          </table:table-cell>
          <table:table-cell table:style-name="ce19" table:formula="of:=AVERAGE([.C66];[.I66];[.O66];[.U66])" office:value-type="float" office:value="7.21585072459506" calcext:value-type="float">
            <text:p>7,22</text:p>
          </table:table-cell>
          <table:table-cell table:style-name="ce19" table:formula="of:=AVERAGE([.F66];[.L66];[.R66];[.X66])" office:value-type="float" office:value="102.973186871564" calcext:value-type="float">
            <text:p>102,97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70" calcext:value-type="float">
            <text:p>70</text:p>
          </table:table-cell>
          <table:table-cell table:style-name="ce19" table:formula="of:=AVERAGE([.C70];[.I70];[.O70];[.U70])" office:value-type="float" office:value="7.99657107838198" calcext:value-type="float">
            <text:p>8,00</text:p>
          </table:table-cell>
          <table:table-cell table:style-name="ce19" table:formula="of:=AVERAGE([.F70];[.L70];[.R70];[.X70])" office:value-type="float" office:value="107.621080228625" calcext:value-type="float">
            <text:p>107,62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80" calcext:value-type="float">
            <text:p>80</text:p>
          </table:table-cell>
          <table:table-cell table:style-name="ce19" table:formula="of:=AVERAGE([.C74];[.I74];[.O74];[.U74])" office:value-type="float" office:value="7.18047501573385" calcext:value-type="float">
            <text:p>7,18</text:p>
          </table:table-cell>
          <table:table-cell table:style-name="ce19" table:formula="of:=AVERAGE([.F74];[.L74];[.R74];[.X74])" office:value-type="float" office:value="102.173801849583" calcext:value-type="float">
            <text:p>102,17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90" calcext:value-type="float">
            <text:p>90</text:p>
          </table:table-cell>
          <table:table-cell table:style-name="ce19" table:formula="of:=AVERAGE([.C78];[.I78];[.O78];[.U78])" office:value-type="float" office:value="6.5983331596445" calcext:value-type="float">
            <text:p>6,60</text:p>
          </table:table-cell>
          <table:table-cell table:style-name="ce19" table:formula="of:=AVERAGE([.F78];[.L78];[.R78];[.X78])" office:value-type="float" office:value="102.134202489363" calcext:value-type="float">
            <text:p>102,13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100" calcext:value-type="float">
            <text:p>100</text:p>
          </table:table-cell>
          <table:table-cell table:style-name="ce19" table:formula="of:=AVERAGE([.C82];[.I82];[.O82];[.U82])" office:value-type="float" office:value="6.34001302053409" calcext:value-type="float">
            <text:p>6,34</text:p>
          </table:table-cell>
          <table:table-cell table:style-name="ce19" table:formula="of:=AVERAGE([.F82];[.L82];[.R82];[.X82])" office:value-type="float" office:value="102.481781026088" calcext:value-type="float">
            <text:p>102,48</text:p>
          </table:table-cell>
          <table:table-cell table:style-name="Default" table:number-columns-repeated="12"/>
        </table:table-row>
        <table:table-row table:style-name="ro1" table:number-rows-repeated="5">
          <table:table-cell table:style-name="Default" table:number-columns-repeated="2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Distr Unif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Cluster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Line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Circle</text:p>
          </table:table-cell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0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111">
      <number:number number:decimal-places="3" loext:min-decimal-places="3" number:min-integer-digits="1"/>
    </number:number-style>
    <number:number-style style:name="N112">
      <number:number number:decimal-places="0" loext:min-decimal-places="0" number:min-integer-digits="0"/>
    </number:number-style>
    <number:date-style style:name="N113">
      <number:seconds/>
      <number:text>tan</number:text>
      <number:day/>
      <number:text>a</number:text>
      <number:year number:style="long"/>
      <number:day/>
    </number:date-style>
    <number:number-style style:name="N114">
      <number:number number:decimal-places="0" loext:min-decimal-places="0" number:min-integer-digits="3" number:grouping="true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20:09:19.55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22:29:03.242000000</meta:creation-date>
    <dc:date>2016-02-06T21:33:38.877000000</dc:date>
    <meta:editing-duration>PT2H1M12S</meta:editing-duration>
    <meta:editing-cycles>6</meta:editing-cycles>
    <meta:generator>LibreOffice/5.0.2.2$Windows_x86 LibreOffice_project/37b43f919e4de5eeaca9b9755ed688758a8251fe</meta:generator>
    <meta:document-statistic meta:table-count="2" meta:cell-count="206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true" chart:minimum="0.04" chart:maximum="4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699cm" svg:height="12.193cm" xlink:href=".." xlink:type="simple" chart:class="chart:scatter" chart:column-mapping="0 1 2 3 4 5 6 7" chart:style-name="ch1">
        <chart:title svg:x="4.123cm" svg:y="0.073cm" chart:style-name="ch2">
          <text:p>Tempi medi di esecuzione (per dataset)</text:p>
        </chart:title>
        <chart:legend chart:legend-position="end" svg:x="15.048cm" svg:y="4.03cm" style:legend-expansion="high" chart:style-name="ch3"/>
        <chart:plot-area chart:style-name="ch4" table:cell-range-address="ExecTime.A5:ExecTime.B14 ExecTime.A4:ExecTime.B4 ExecTime.D4:ExecTime.D14 ExecTime.F4:ExecTime.F14 ExecTime.H4:ExecTime.H14 ExecTime.K4:ExecTime.K14 ExecTime.M4:ExecTime.M14 ExecTime.O4:ExecTime.O14 ExecTime.Q4:ExecTime.Q14" chart:data-source-has-labels="both" svg:x="0.279cm" svg:y="0.936cm" svg:width="14.862cm" svg:height="10.53cm">
          <chartooo:coordinate-region svg:x="1.292cm" svg:y="1.138cm" svg:width="13.572cm" svg:height="9.675cm"/>
          <chart:axis chart:dimension="x" chart:name="primary-x" chart:style-name="ch5" chartooo:axis-type="auto">
            <chart:title svg:x="6.764cm" svg:y="11.59cm" chart:style-name="ch6">
              <text:p>N° nodi</text:p>
            </chart:title>
            <chart:categories table:cell-range-address="ExecTime.A5:ExecTime.A14"/>
          </chart:axis>
          <chart:axis chart:dimension="x" chart:name="secondary-x" chart:style-name="ch7"/>
          <chart:axis chart:dimension="y" chart:name="primary-y" chart:style-name="ch8">
            <chart:title svg:x="0cm" svg:y="7.018cm" chart:style-name="ch9">
              <text:p>Secondi</text:p>
            </chart:title>
            <chart:grid chart:style-name="ch10" chart:class="major"/>
          </chart:axis>
          <chart:series chart:style-name="ch11" chart:values-cell-range-address="ExecTime.B5:ExecTime.B14" chart:label-cell-address="ExecTime.B4:ExecTime.B4" chart:class="chart:scatter">
            <chart:domain table:cell-range-address="ExecTime.A5:ExecTime.A14"/>
            <chart:data-point chart:repeated="10"/>
          </chart:series>
          <chart:series chart:style-name="ch12" chart:values-cell-range-address="ExecTime.D5:ExecTime.D14" chart:label-cell-address="ExecTime.D4:ExecTime.D4" chart:class="chart:scatter">
            <chart:data-point chart:repeated="10"/>
          </chart:series>
          <chart:series chart:style-name="ch13" chart:values-cell-range-address="ExecTime.F5:ExecTime.F14" chart:label-cell-address="ExecTime.F4:ExecTime.F4" chart:class="chart:scatter">
            <chart:data-point chart:repeated="10"/>
          </chart:series>
          <chart:series chart:style-name="ch14" chart:values-cell-range-address="ExecTime.H5:ExecTime.H14" chart:label-cell-address="ExecTime.H4:ExecTime.H4" chart:class="chart:scatter">
            <chart:data-point chart:repeated="10"/>
          </chart:series>
          <chart:series chart:style-name="ch15" chart:values-cell-range-address="ExecTime.K5:ExecTime.K14" chart:label-cell-address="ExecTime.K4:ExecTime.K4" chart:class="chart:scatter">
            <chart:data-point chart:repeated="10"/>
          </chart:series>
          <chart:series chart:style-name="ch16" chart:values-cell-range-address="ExecTime.M5:ExecTime.M14" chart:label-cell-address="ExecTime.M4:ExecTime.M4" chart:class="chart:scatter">
            <chart:data-point chart:repeated="10"/>
          </chart:series>
          <chart:series chart:style-name="ch17" chart:values-cell-range-address="ExecTime.O5:ExecTime.O14" chart:label-cell-address="ExecTime.O4:ExecTime.O4" chart:class="chart:scatter">
            <chart:data-point chart:repeated="10"/>
          </chart:series>
          <chart:series chart:style-name="ch18" chart:values-cell-range-address="ExecTime.Q5:ExecTime.Q14" chart:label-cell-address="ExecTime.Q4:ExecTime.Q4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CPLEX Unif</text:p>
                <draw:g>
                  <svg:desc>ExecTime.B4:ExecTime.B4</svg:desc>
                </draw:g>
              </table:table-cell>
              <table:table-cell office:value-type="string">
                <text:p>T CPLEX Clust</text:p>
                <draw:g>
                  <svg:desc>ExecTime.D4:ExecTime.D4</svg:desc>
                </draw:g>
              </table:table-cell>
              <table:table-cell office:value-type="string">
                <text:p>T CPLEX Line</text:p>
                <draw:g>
                  <svg:desc>ExecTime.F4:ExecTime.F4</svg:desc>
                </draw:g>
              </table:table-cell>
              <table:table-cell office:value-type="string">
                <text:p>T CPLEX Circ</text:p>
                <draw:g>
                  <svg:desc>ExecTime.H4:ExecTime.H4</svg:desc>
                </draw:g>
              </table:table-cell>
              <table:table-cell office:value-type="string">
                <text:p>T SA Unif</text:p>
                <draw:g>
                  <svg:desc>ExecTime.K4:ExecTime.K4</svg:desc>
                </draw:g>
              </table:table-cell>
              <table:table-cell office:value-type="string">
                <text:p>T SA Clust</text:p>
                <draw:g>
                  <svg:desc>ExecTime.M4:ExecTime.M4</svg:desc>
                </draw:g>
              </table:table-cell>
              <table:table-cell office:value-type="string">
                <text:p>T SA Line</text:p>
                <draw:g>
                  <svg:desc>ExecTime.O4:ExecTime.O4</svg:desc>
                </draw:g>
              </table:table-cell>
              <table:table-cell office:value-type="string">
                <text:p>T SA Circ</text:p>
                <draw:g>
                  <svg:desc>ExecTime.Q4:ExecTime.Q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ExecTime.A5:ExecTime.A14</svg:desc>
                </draw:g>
              </table:table-cell>
              <table:table-cell office:value-type="float" office:value="10">
                <text:p>10</text:p>
                <draw:g>
                  <svg:desc>ExecTime.A5:ExecTime.A14</svg:desc>
                </draw:g>
              </table:table-cell>
              <table:table-cell office:value-type="float" office:value="0.063475">
                <text:p>0.063475</text:p>
                <draw:g>
                  <svg:desc>ExecTime.B5:ExecTime.B14</svg:desc>
                </draw:g>
              </table:table-cell>
              <table:table-cell office:value-type="float" office:value="0.0983">
                <text:p>0.0983</text:p>
                <draw:g>
                  <svg:desc>ExecTime.D5:ExecTime.D14</svg:desc>
                </draw:g>
              </table:table-cell>
              <table:table-cell office:value-type="float" office:value="0.08755">
                <text:p>0.08755</text:p>
                <draw:g>
                  <svg:desc>ExecTime.F5:ExecTime.F14</svg:desc>
                </draw:g>
              </table:table-cell>
              <table:table-cell office:value-type="float" office:value="0.0603">
                <text:p>0.0603</text:p>
                <draw:g>
                  <svg:desc>ExecTime.H5:ExecTime.H14</svg:desc>
                </draw:g>
              </table:table-cell>
              <table:table-cell office:value-type="float" office:value="0.602675">
                <text:p>0.602675</text:p>
                <draw:g>
                  <svg:desc>ExecTime.K5:ExecTime.K14</svg:desc>
                </draw:g>
              </table:table-cell>
              <table:table-cell office:value-type="float" office:value="0.625975">
                <text:p>0.625975</text:p>
                <draw:g>
                  <svg:desc>ExecTime.M5:ExecTime.M14</svg:desc>
                </draw:g>
              </table:table-cell>
              <table:table-cell office:value-type="float" office:value="0.616225">
                <text:p>0.616225</text:p>
                <draw:g>
                  <svg:desc>ExecTime.O5:ExecTime.O14</svg:desc>
                </draw:g>
              </table:table-cell>
              <table:table-cell office:value-type="float" office:value="0.6139">
                <text:p>0.6139</text:p>
                <draw:g>
                  <svg:desc>ExecTime.Q5:ExecTime.Q1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2395">
                <text:p>0.32395</text:p>
              </table:table-cell>
              <table:table-cell office:value-type="float" office:value="0.546925">
                <text:p>0.546925</text:p>
              </table:table-cell>
              <table:table-cell office:value-type="float" office:value="0.404675">
                <text:p>0.404675</text:p>
              </table:table-cell>
              <table:table-cell office:value-type="float" office:value="0.25725">
                <text:p>0.25725</text:p>
              </table:table-cell>
              <table:table-cell office:value-type="float" office:value="1.351275">
                <text:p>1.351275</text:p>
              </table:table-cell>
              <table:table-cell office:value-type="float" office:value="1.35585">
                <text:p>1.35585</text:p>
              </table:table-cell>
              <table:table-cell office:value-type="float" office:value="1.349325">
                <text:p>1.349325</text:p>
              </table:table-cell>
              <table:table-cell office:value-type="float" office:value="1.31825">
                <text:p>1.318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514275">
                <text:p>2.514275</text:p>
              </table:table-cell>
              <table:table-cell office:value-type="float" office:value="1.476275">
                <text:p>1.476275</text:p>
              </table:table-cell>
              <table:table-cell office:value-type="float" office:value="2.763675">
                <text:p>2.763675</text:p>
              </table:table-cell>
              <table:table-cell office:value-type="float" office:value="2.932375">
                <text:p>2.932375</text:p>
              </table:table-cell>
              <table:table-cell office:value-type="float" office:value="2.19305">
                <text:p>2.19305</text:p>
              </table:table-cell>
              <table:table-cell office:value-type="float" office:value="2.1982">
                <text:p>2.1982</text:p>
              </table:table-cell>
              <table:table-cell office:value-type="float" office:value="2.211575">
                <text:p>2.211575</text:p>
              </table:table-cell>
              <table:table-cell office:value-type="float" office:value="2.12095">
                <text:p>2.120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94325">
                <text:p>6.94325</text:p>
              </table:table-cell>
              <table:table-cell office:value-type="float" office:value="9.660425">
                <text:p>9.660425</text:p>
              </table:table-cell>
              <table:table-cell office:value-type="float" office:value="6.3755">
                <text:p>6.3755</text:p>
              </table:table-cell>
              <table:table-cell office:value-type="float" office:value="5.83975">
                <text:p>5.83975</text:p>
              </table:table-cell>
              <table:table-cell office:value-type="float" office:value="3.206425">
                <text:p>3.206425</text:p>
              </table:table-cell>
              <table:table-cell office:value-type="float" office:value="3.259075">
                <text:p>3.259075</text:p>
              </table:table-cell>
              <table:table-cell office:value-type="float" office:value="3.17415">
                <text:p>3.17415</text:p>
              </table:table-cell>
              <table:table-cell office:value-type="float" office:value="3.073425">
                <text:p>3.073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7.389725">
                <text:p>17.389725</text:p>
              </table:table-cell>
              <table:table-cell office:value-type="float" office:value="31.35625">
                <text:p>31.35625</text:p>
              </table:table-cell>
              <table:table-cell office:value-type="float" office:value="8.51">
                <text:p>8.51</text:p>
              </table:table-cell>
              <table:table-cell office:value-type="float" office:value="14.703">
                <text:p>14.703</text:p>
              </table:table-cell>
              <table:table-cell office:value-type="float" office:value="4.19685">
                <text:p>4.19685</text:p>
              </table:table-cell>
              <table:table-cell office:value-type="float" office:value="4.2254">
                <text:p>4.2254</text:p>
              </table:table-cell>
              <table:table-cell office:value-type="float" office:value="4.26795">
                <text:p>4.26795</text:p>
              </table:table-cell>
              <table:table-cell office:value-type="float" office:value="4.1408">
                <text:p>4.14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.98135">
                <text:p>19.98135</text:p>
              </table:table-cell>
              <table:table-cell office:value-type="float" office:value="74.337">
                <text:p>74.337</text:p>
              </table:table-cell>
              <table:table-cell office:value-type="float" office:value="21.99525">
                <text:p>21.99525</text:p>
              </table:table-cell>
              <table:table-cell office:value-type="float" office:value="16.25075">
                <text:p>16.25075</text:p>
              </table:table-cell>
              <table:table-cell office:value-type="float" office:value="5.415075">
                <text:p>5.415075</text:p>
              </table:table-cell>
              <table:table-cell office:value-type="float" office:value="5.435775">
                <text:p>5.435775</text:p>
              </table:table-cell>
              <table:table-cell office:value-type="float" office:value="5.6427">
                <text:p>5.6427</text:p>
              </table:table-cell>
              <table:table-cell office:value-type="float" office:value="5.296325">
                <text:p>5.2963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.28625">
                <text:p>60.28625</text:p>
              </table:table-cell>
              <table:table-cell office:value-type="float" office:value="140.6935">
                <text:p>140.6935</text:p>
              </table:table-cell>
              <table:table-cell office:value-type="float" office:value="165.94175">
                <text:p>165.94175</text:p>
              </table:table-cell>
              <table:table-cell office:value-type="float" office:value="1830.34475">
                <text:p>1830.34475</text:p>
              </table:table-cell>
              <table:table-cell office:value-type="float" office:value="6.819">
                <text:p>6.819</text:p>
              </table:table-cell>
              <table:table-cell office:value-type="float" office:value="6.832225">
                <text:p>6.832225</text:p>
              </table:table-cell>
              <table:table-cell office:value-type="float" office:value="6.811525">
                <text:p>6.811525</text:p>
              </table:table-cell>
              <table:table-cell office:value-type="float" office:value="6.590325">
                <text:p>6.5903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9.9184">
                <text:p>109.9184</text:p>
              </table:table-cell>
              <table:table-cell office:value-type="float" office:value="1889.24775">
                <text:p>1889.24775</text:p>
              </table:table-cell>
              <table:table-cell office:value-type="float" office:value="142.22075">
                <text:p>142.22075</text:p>
              </table:table-cell>
              <table:table-cell office:value-type="float" office:value="134.429">
                <text:p>134.429</text:p>
              </table:table-cell>
              <table:table-cell office:value-type="float" office:value="8.331575">
                <text:p>8.331575</text:p>
              </table:table-cell>
              <table:table-cell office:value-type="float" office:value="8.484225">
                <text:p>8.484225</text:p>
              </table:table-cell>
              <table:table-cell office:value-type="float" office:value="8.36575">
                <text:p>8.36575</text:p>
              </table:table-cell>
              <table:table-cell office:value-type="float" office:value="7.9837">
                <text:p>7.983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.8557">
                <text:p>99.8557</text:p>
              </table:table-cell>
              <table:table-cell office:value-type="float" office:value="1008.3725">
                <text:p>1008.3725</text:p>
              </table:table-cell>
              <table:table-cell office:value-type="float" office:value="1248.4065">
                <text:p>1248.4065</text:p>
              </table:table-cell>
              <table:table-cell office:value-type="float" office:value="625.2715">
                <text:p>625.2715</text:p>
              </table:table-cell>
              <table:table-cell office:value-type="float" office:value="9.97495">
                <text:p>9.97495</text:p>
              </table:table-cell>
              <table:table-cell office:value-type="float" office:value="10.137125">
                <text:p>10.137125</text:p>
              </table:table-cell>
              <table:table-cell office:value-type="float" office:value="9.8356">
                <text:p>9.8356</text:p>
              </table:table-cell>
              <table:table-cell office:value-type="float" office:value="9.520975">
                <text:p>9.5209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84.59975">
                <text:p>284.59975</text:p>
              </table:table-cell>
              <table:table-cell office:value-type="float" office:value="1395.84975">
                <text:p>1395.84975</text:p>
              </table:table-cell>
              <table:table-cell office:value-type="float" office:value="2056.003">
                <text:p>2056.003</text:p>
              </table:table-cell>
              <table:table-cell office:value-type="float" office:value="1936.28125">
                <text:p>1936.28125</text:p>
              </table:table-cell>
              <table:table-cell office:value-type="float" office:value="11.5581">
                <text:p>11.5581</text:p>
              </table:table-cell>
              <table:table-cell office:value-type="float" office:value="11.67945">
                <text:p>11.67945</text:p>
              </table:table-cell>
              <table:table-cell office:value-type="float" office:value="11.5515">
                <text:p>11.5515</text:p>
              </table:table-cell>
              <table:table-cell office:value-type="float" office:value="11.17325">
                <text:p>11.17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68cm" svg:height="10.375cm" xlink:href=".." xlink:type="simple" chart:class="chart:scatter" chart:style-name="ch1">
        <chart:title svg:x="2.128cm" svg:y="0.343cm" chart:style-name="ch2">
          <text:p>Guadagno Local Search su soluzione Sim Annealing (globale)</text:p>
        </chart:title>
        <chart:plot-area chart:style-name="ch3" table:cell-range-address="Foglio2.J92:Foglio2.K101" svg:x="0.497cm" svg:y="1.354cm" svg:width="15.836cm" svg:height="8.173cm">
          <chartooo:coordinate-region svg:x="1.616cm" svg:y="1.556cm" svg:width="14.429cm" svg:height="7.318cm"/>
          <chart:axis chart:dimension="x" chart:name="primary-x" chart:style-name="ch4">
            <chart:title svg:x="7.672cm" svg:y="9.655cm" chart:style-name="ch5">
              <text:p>N° nodi</text:p>
            </chart:title>
          </chart:axis>
          <chart:axis chart:dimension="y" chart:name="primary-y" chart:style-name="ch6">
            <chart:title svg:x="0cm" svg:y="7.04cm" chart:style-name="ch7">
              <text:p>Punti percentuali</text:p>
            </chart:title>
            <chart:grid chart:style-name="ch8" chart:class="major"/>
          </chart:axis>
          <chart:series chart:style-name="ch9" chart:values-cell-range-address="Foglio2.K92:Foglio2.K101" chart:class="chart:scatter">
            <chart:domain table:cell-range-address="Foglio2.J92:Foglio2.J10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J92:Foglio2.J101</svg:desc>
                </draw:g>
              </table:table-cell>
              <table:table-cell office:value-type="float" office:value="3.93691565935457">
                <text:p>3.93691565935457</text:p>
                <draw:g>
                  <svg:desc>Foglio2.K92:Foglio2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.5012992385021">
                <text:p>7.5012992385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.22665201130749">
                <text:p>7.22665201130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61734499204216">
                <text:p>9.61734499204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76433381212133">
                <text:p>5.76433381212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.21585072459506">
                <text:p>7.21585072459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.99657107838198">
                <text:p>7.99657107838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.18047501573385">
                <text:p>7.18047501573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.5983331596445">
                <text:p>6.5983331596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.34001302053409">
                <text:p>6.34001302053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20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true" chart:minimum="0.04" chart:maximum="4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65cm" svg:height="12.063cm" xlink:href=".." xlink:type="simple" chart:class="chart:scatter" chart:style-name="ch1">
        <chart:title svg:x="5.535cm" svg:y="0.377cm" chart:style-name="ch2">
          <text:p>Tempi medi di esecuzione (globali)</text:p>
        </chart:title>
        <chart:legend chart:legend-position="end" svg:x="15.333cm" svg:y="5.477cm" style:legend-expansion="high" chart:style-name="ch3"/>
        <chart:plot-area chart:style-name="ch4" table:cell-range-address="ExecTime.A47:ExecTime.C56 ExecTime.B46:ExecTime.C46" chart:data-source-has-labels="row" svg:x="0.521cm" svg:y="1.422cm" svg:width="14.646cm" svg:height="10.149cm">
          <chartooo:coordinate-region svg:x="1.534cm" svg:y="1.624cm" svg:width="13.345cm" svg:height="9.294cm"/>
          <chart:axis chart:dimension="x" chart:name="primary-x" chart:style-name="ch5">
            <chart:title svg:x="7.069cm" svg:y="11.343cm" chart:style-name="ch6">
              <text:p>N° Nodi</text:p>
            </chart:title>
          </chart:axis>
          <chart:axis chart:dimension="y" chart:name="primary-y" chart:style-name="ch7">
            <chart:title svg:x="0cm" svg:y="7.313cm" chart:style-name="ch8">
              <text:p>Secondi</text:p>
            </chart:title>
            <chart:grid chart:style-name="ch9" chart:class="major"/>
          </chart:axis>
          <chart:series chart:style-name="ch10" chart:values-cell-range-address="ExecTime.B47:ExecTime.B56" chart:label-cell-address="ExecTime.B46:ExecTime.B46" chart:class="chart:scatter">
            <chart:domain table:cell-range-address="ExecTime.A47:ExecTime.A56"/>
            <chart:data-point chart:repeated="10"/>
          </chart:series>
          <chart:series chart:style-name="ch11" chart:values-cell-range-address="ExecTime.C47:ExecTime.C56" chart:label-cell-address="ExecTime.C46:ExecTime.C46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CPLEX</text:p>
                <draw:g>
                  <svg:desc>ExecTime.B46:ExecTime.B46</svg:desc>
                </draw:g>
              </table:table-cell>
              <table:table-cell office:value-type="string">
                <text:p>T Sim Ann</text:p>
                <draw:g>
                  <svg:desc>ExecTime.C46:ExecTime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xecTime.A47:ExecTime.A56</svg:desc>
                </draw:g>
              </table:table-cell>
              <table:table-cell office:value-type="float" office:value="0.07740625">
                <text:p>0.07740625</text:p>
                <draw:g>
                  <svg:desc>ExecTime.B47:ExecTime.B56</svg:desc>
                </draw:g>
              </table:table-cell>
              <table:table-cell office:value-type="float" office:value="0.61469375">
                <text:p>0.61469375</text:p>
                <draw:g>
                  <svg:desc>ExecTime.C47:ExecTime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832">
                <text:p>0.3832</text:p>
              </table:table-cell>
              <table:table-cell office:value-type="float" office:value="1.343675">
                <text:p>1.343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2165">
                <text:p>2.42165</text:p>
              </table:table-cell>
              <table:table-cell office:value-type="float" office:value="2.18094375">
                <text:p>2.1809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.20473125">
                <text:p>7.20473125</text:p>
              </table:table-cell>
              <table:table-cell office:value-type="float" office:value="3.17826875">
                <text:p>3.1782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.98974375">
                <text:p>17.98974375</text:p>
              </table:table-cell>
              <table:table-cell office:value-type="float" office:value="4.20775">
                <text:p>4.2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3.1410875">
                <text:p>33.1410875</text:p>
              </table:table-cell>
              <table:table-cell office:value-type="float" office:value="5.44746875">
                <text:p>5.447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49.3165625">
                <text:p>549.3165625</text:p>
              </table:table-cell>
              <table:table-cell office:value-type="float" office:value="6.76326875">
                <text:p>6.7632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68.953975">
                <text:p>568.953975</text:p>
              </table:table-cell>
              <table:table-cell office:value-type="float" office:value="8.2913125">
                <text:p>8.291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745.47655">
                <text:p>745.47655</text:p>
              </table:table-cell>
              <table:table-cell office:value-type="float" office:value="9.8671625">
                <text:p>9.867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18.1834375">
                <text:p>1418.1834375</text:p>
              </table:table-cell>
              <table:table-cell office:value-type="float" office:value="11.490575">
                <text:p>11.4905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48cm" svg:height="10.418cm" xlink:href=".." xlink:type="simple" chart:class="chart:scatter" chart:style-name="ch1">
        <chart:title svg:x="1.905cm" svg:y="0.344cm" chart:style-name="ch2">
          <text:p>Guadagno Local Search su soluzione Sim Annealing (per dataset)</text:p>
        </chart:title>
        <chart:legend chart:legend-position="end" svg:x="14.465cm" svg:y="4.151cm" style:legend-expansion="high" chart:style-name="ch3"/>
        <chart:plot-area chart:style-name="ch4" table:cell-range-address="Foglio2.A46:Foglio2.A85 Foglio2.J107:Foglio2.J110 Foglio2.C46:Foglio2.C85 Foglio2.I46:Foglio2.I85 Foglio2.O46:Foglio2.O85 Foglio2.U46:Foglio2.U85" chart:data-source-has-labels="row" svg:x="0.858cm" svg:y="1.533cm" svg:width="13.581cm" svg:height="8.233cm">
          <chartooo:coordinate-region svg:x="1.977cm" svg:y="1.735cm" svg:width="12.186cm" svg:height="7.378cm"/>
          <chart:axis chart:dimension="x" chart:name="primary-x" chart:style-name="ch5">
            <chart:title svg:x="6.905cm" svg:y="9.698cm" chart:style-name="ch6">
              <text:p>N° nodi</text:p>
            </chart:title>
          </chart:axis>
          <chart:axis chart:dimension="y" chart:name="primary-y" chart:style-name="ch7">
            <chart:title svg:x="0cm" svg:y="7.249cm" chart:style-name="ch8">
              <text:p>Punti percentuali</text:p>
            </chart:title>
            <chart:grid chart:style-name="ch9" chart:class="major"/>
          </chart:axis>
          <chart:series chart:style-name="ch10" chart:values-cell-range-address="Foglio2.C46:Foglio2.C85" chart:label-cell-address="Foglio2.J107:Foglio2.J107" chart:class="chart:scatter">
            <chart:domain table:cell-range-address="Foglio2.A46:Foglio2.A85"/>
            <chart:data-point chart:repeated="40"/>
          </chart:series>
          <chart:series chart:style-name="ch11" chart:values-cell-range-address="Foglio2.I46:Foglio2.I85" chart:label-cell-address="Foglio2.J108:Foglio2.J108" chart:class="chart:scatter">
            <chart:data-point chart:repeated="40"/>
          </chart:series>
          <chart:series chart:style-name="ch12" chart:values-cell-range-address="Foglio2.O46:Foglio2.O85" chart:label-cell-address="Foglio2.J109:Foglio2.J109" chart:class="chart:scatter">
            <chart:data-point chart:repeated="40"/>
          </chart:series>
          <chart:series chart:style-name="ch13" chart:values-cell-range-address="Foglio2.U46:Foglio2.U85" chart:label-cell-address="Foglio2.J110:Foglio2.J110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istr Unif</text:p>
                <draw:g>
                  <svg:desc>Foglio2.J107:Foglio2.J107</svg:desc>
                </draw:g>
              </table:table-cell>
              <table:table-cell office:value-type="string">
                <text:p>Cluster</text:p>
                <draw:g>
                  <svg:desc>Foglio2.J108:Foglio2.J108</svg:desc>
                </draw:g>
              </table:table-cell>
              <table:table-cell office:value-type="string">
                <text:p>Line</text:p>
                <draw:g>
                  <svg:desc>Foglio2.J109:Foglio2.J109</svg:desc>
                </draw:g>
              </table:table-cell>
              <table:table-cell office:value-type="string">
                <text:p>Circle</text:p>
                <draw:g>
                  <svg:desc>Foglio2.J110:Foglio2.J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A46:Foglio2.A85</svg:desc>
                </draw:g>
              </table:table-cell>
              <table:table-cell office:value-type="float" office:value="5.5566109646238">
                <text:p>5.5566109646238</text:p>
                <draw:g>
                  <svg:desc>Foglio2.C46:Foglio2.C85</svg:desc>
                </draw:g>
              </table:table-cell>
              <table:table-cell office:value-type="float" office:value="2.20293071486155">
                <text:p>2.20293071486155</text:p>
                <draw:g>
                  <svg:desc>Foglio2.I46:Foglio2.I85</svg:desc>
                </draw:g>
              </table:table-cell>
              <table:table-cell office:value-type="float" office:value="4.26624451661419">
                <text:p>4.26624451661419</text:p>
                <draw:g>
                  <svg:desc>Foglio2.O46:Foglio2.O85</svg:desc>
                </draw:g>
              </table:table-cell>
              <table:table-cell office:value-type="float" office:value="3.72187644131874">
                <text:p>3.72187644131874</text:p>
                <draw:g>
                  <svg:desc>Foglio2.U46:Foglio2.U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20050106488128">
                <text:p>5.20050106488128</text:p>
              </table:table-cell>
              <table:table-cell office:value-type="float" office:value="3.17434119391185">
                <text:p>3.17434119391185</text:p>
              </table:table-cell>
              <table:table-cell office:value-type="float" office:value="7.66668782481589">
                <text:p>7.66668782481589</text:p>
              </table:table-cell>
              <table:table-cell office:value-type="float" office:value="13.9636668703994">
                <text:p>13.9636668703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8.26778721309498">
                <text:p>8.26778721309498</text:p>
              </table:table-cell>
              <table:table-cell office:value-type="float" office:value="5.36665119348322">
                <text:p>5.36665119348322</text:p>
              </table:table-cell>
              <table:table-cell office:value-type="float" office:value="11.5560152441647">
                <text:p>11.5560152441647</text:p>
              </table:table-cell>
              <table:table-cell office:value-type="float" office:value="3.71615439448709">
                <text:p>3.71615439448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7.66712997135231">
                <text:p>7.66712997135231</text:p>
              </table:table-cell>
              <table:table-cell office:value-type="float" office:value="7.10682390914701">
                <text:p>7.10682390914701</text:p>
              </table:table-cell>
              <table:table-cell office:value-type="float" office:value="13.5675251774571">
                <text:p>13.5675251774571</text:p>
              </table:table-cell>
              <table:table-cell office:value-type="float" office:value="10.1279009102122">
                <text:p>10.1279009102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96098754449544">
                <text:p>3.96098754449544</text:p>
              </table:table-cell>
              <table:table-cell office:value-type="float" office:value="5.55825500278177">
                <text:p>5.55825500278177</text:p>
              </table:table-cell>
              <table:table-cell office:value-type="float" office:value="8.06613639373848">
                <text:p>8.06613639373848</text:p>
              </table:table-cell>
              <table:table-cell office:value-type="float" office:value="5.47195630746963">
                <text:p>5.47195630746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.58116362693071">
                <text:p>5.58116362693071</text:p>
              </table:table-cell>
              <table:table-cell office:value-type="float" office:value="4.54510409090421">
                <text:p>4.54510409090421</text:p>
              </table:table-cell>
              <table:table-cell office:value-type="float" office:value="8.07435973737268">
                <text:p>8.07435973737268</text:p>
              </table:table-cell>
              <table:table-cell office:value-type="float" office:value="10.6627754431726">
                <text:p>10.6627754431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5.75251198318233">
                <text:p>5.75251198318233</text:p>
              </table:table-cell>
              <table:table-cell office:value-type="float" office:value="6.76912818857241">
                <text:p>6.76912818857241</text:p>
              </table:table-cell>
              <table:table-cell office:value-type="float" office:value="10.2776962039768">
                <text:p>10.2776962039768</text:p>
              </table:table-cell>
              <table:table-cell office:value-type="float" office:value="9.18694793779639">
                <text:p>9.186947937796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7.40253744825415">
                <text:p>7.40253744825415</text:p>
              </table:table-cell>
              <table:table-cell office:value-type="float" office:value="5.0752533379912">
                <text:p>5.0752533379912</text:p>
              </table:table-cell>
              <table:table-cell office:value-type="float" office:value="9.43571554317804">
                <text:p>9.43571554317804</text:p>
              </table:table-cell>
              <table:table-cell office:value-type="float" office:value="6.80839373351199">
                <text:p>6.80839373351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4.20542977464014">
                <text:p>4.20542977464014</text:p>
              </table:table-cell>
              <table:table-cell office:value-type="float" office:value="4.59616801121062">
                <text:p>4.59616801121062</text:p>
              </table:table-cell>
              <table:table-cell office:value-type="float" office:value="12.4962960895046">
                <text:p>12.4962960895046</text:p>
              </table:table-cell>
              <table:table-cell office:value-type="float" office:value="5.09543876322265">
                <text:p>5.09543876322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5.92297630054388">
                <text:p>5.92297630054388</text:p>
              </table:table-cell>
              <table:table-cell office:value-type="float" office:value="5.54983911953947">
                <text:p>5.54983911953947</text:p>
              </table:table-cell>
              <table:table-cell office:value-type="float" office:value="8.29054559670275">
                <text:p>8.29054559670275</text:p>
              </table:table-cell>
              <table:table-cell office:value-type="float" office:value="5.59669106535025">
                <text:p>5.59669106535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min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02cm" svg:height="10.597cm" xlink:href=".." xlink:type="simple" chart:class="chart:scatter" chart:style-name="ch1">
        <chart:title svg:x="0.612cm" svg:y="0.347cm" chart:style-name="ch2">
          <text:p>Peggioramento soluzione Simulated Annealing rispetto a CPLEX (per dataset)</text:p>
        </chart:title>
        <chart:legend chart:legend-position="end" svg:x="14.419cm" svg:y="4.24cm" style:legend-expansion="high" chart:style-name="ch3"/>
        <chart:plot-area chart:style-name="ch4" table:cell-range-address="Foglio2.A46:Foglio2.A85 Foglio2.J107:Foglio2.J110 Foglio2.F46:Foglio2.F85 Foglio2.L46:Foglio2.L85 Foglio2.R46:Foglio2.R85 Foglio2.X46:Foglio2.X85" chart:data-source-has-labels="row" svg:x="0.989cm" svg:y="1.564cm" svg:width="13.48cm" svg:height="8.394cm">
          <chartooo:coordinate-region svg:x="2.298cm" svg:y="1.766cm" svg:width="11.884cm" svg:height="7.539cm"/>
          <chart:axis chart:dimension="x" chart:name="primary-x" chart:style-name="ch5">
            <chart:title svg:x="6.986cm" svg:y="9.877cm" chart:style-name="ch6">
              <text:p>N° nodi</text:p>
            </chart:title>
          </chart:axis>
          <chart:axis chart:dimension="y" chart:name="primary-y" chart:style-name="ch7">
            <chart:title svg:x="0cm" svg:y="7.361cm" chart:style-name="ch8">
              <text:p>Punti percentuali</text:p>
            </chart:title>
            <chart:grid chart:style-name="ch9" chart:class="major"/>
          </chart:axis>
          <chart:series chart:style-name="ch10" chart:values-cell-range-address="Foglio2.F46:Foglio2.F85" chart:label-cell-address="Foglio2.J107:Foglio2.J107" chart:class="chart:scatter">
            <chart:domain table:cell-range-address="Foglio2.A46:Foglio2.A85"/>
            <chart:data-point chart:repeated="40"/>
          </chart:series>
          <chart:series chart:style-name="ch11" chart:values-cell-range-address="Foglio2.L46:Foglio2.L85" chart:label-cell-address="Foglio2.J108:Foglio2.J108" chart:class="chart:scatter">
            <chart:data-point chart:repeated="40"/>
          </chart:series>
          <chart:series chart:style-name="ch12" chart:values-cell-range-address="Foglio2.R46:Foglio2.R85" chart:label-cell-address="Foglio2.J109:Foglio2.J109" chart:class="chart:scatter">
            <chart:data-point chart:repeated="40"/>
          </chart:series>
          <chart:series chart:style-name="ch13" chart:values-cell-range-address="Foglio2.X46:Foglio2.X85" chart:label-cell-address="Foglio2.J110:Foglio2.J110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istr Unif</text:p>
                <draw:g>
                  <svg:desc>Foglio2.J107:Foglio2.J107</svg:desc>
                </draw:g>
              </table:table-cell>
              <table:table-cell office:value-type="string">
                <text:p>Cluster</text:p>
                <draw:g>
                  <svg:desc>Foglio2.J108:Foglio2.J108</svg:desc>
                </draw:g>
              </table:table-cell>
              <table:table-cell office:value-type="string">
                <text:p>Line</text:p>
                <draw:g>
                  <svg:desc>Foglio2.J109:Foglio2.J109</svg:desc>
                </draw:g>
              </table:table-cell>
              <table:table-cell office:value-type="string">
                <text:p>Circle</text:p>
                <draw:g>
                  <svg:desc>Foglio2.J110:Foglio2.J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A46:Foglio2.A85</svg:desc>
                </draw:g>
              </table:table-cell>
              <table:table-cell office:value-type="float" office:value="99.9999243352855">
                <text:p>99.9999243352855</text:p>
                <draw:g>
                  <svg:desc>Foglio2.F46:Foglio2.F85</svg:desc>
                </draw:g>
              </table:table-cell>
              <table:table-cell office:value-type="float" office:value="100.002123963978">
                <text:p>100.002123963978</text:p>
                <draw:g>
                  <svg:desc>Foglio2.L46:Foglio2.L85</svg:desc>
                </draw:g>
              </table:table-cell>
              <table:table-cell office:value-type="float" office:value="100">
                <text:p>100</text:p>
                <draw:g>
                  <svg:desc>Foglio2.R46:Foglio2.R85</svg:desc>
                </draw:g>
              </table:table-cell>
              <table:table-cell office:value-type="float" office:value="99.9916652163096">
                <text:p>99.9916652163096</text:p>
                <draw:g>
                  <svg:desc>Foglio2.X46:Foglio2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0.052568628832">
                <text:p>100.052568628832</text:p>
              </table:table-cell>
              <table:table-cell office:value-type="float" office:value="100.103198048015">
                <text:p>100.103198048015</text:p>
              </table:table-cell>
              <table:table-cell office:value-type="float" office:value="100.038071423871">
                <text:p>100.038071423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00.25085514719">
                <text:p>100.25085514719</text:p>
              </table:table-cell>
              <table:table-cell office:value-type="float" office:value="101.028921862085">
                <text:p>101.028921862085</text:p>
              </table:table-cell>
              <table:table-cell office:value-type="float" office:value="100">
                <text:p>100</text:p>
              </table:table-cell>
              <table:table-cell office:value-type="float" office:value="105.848218511015">
                <text:p>105.848218511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01.795799086265">
                <text:p>101.795799086265</text:p>
              </table:table-cell>
              <table:table-cell office:value-type="float" office:value="100.715025548781">
                <text:p>100.715025548781</text:p>
              </table:table-cell>
              <table:table-cell office:value-type="float" office:value="100.083118672497">
                <text:p>100.083118672497</text:p>
              </table:table-cell>
              <table:table-cell office:value-type="float" office:value="100.980843220608">
                <text:p>100.980843220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01.977003534972">
                <text:p>101.977003534972</text:p>
              </table:table-cell>
              <table:table-cell office:value-type="float" office:value="101.316074513781">
                <text:p>101.316074513781</text:p>
              </table:table-cell>
              <table:table-cell office:value-type="float" office:value="100.529007648075">
                <text:p>100.529007648075</text:p>
              </table:table-cell>
              <table:table-cell office:value-type="float" office:value="100.416412691809">
                <text:p>100.416412691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01.415876660597">
                <text:p>101.415876660597</text:p>
              </table:table-cell>
              <table:table-cell office:value-type="float" office:value="109.824191341236">
                <text:p>109.824191341236</text:p>
              </table:table-cell>
              <table:table-cell office:value-type="float" office:value="100.652604081016">
                <text:p>100.652604081016</text:p>
              </table:table-cell>
              <table:table-cell office:value-type="float" office:value="100.000075403408">
                <text:p>100.000075403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102.042337252858">
                <text:p>102.042337252858</text:p>
              </table:table-cell>
              <table:table-cell office:value-type="float" office:value="101.524383788744">
                <text:p>101.524383788744</text:p>
              </table:table-cell>
              <table:table-cell office:value-type="float" office:value="100.145474140101">
                <text:p>100.145474140101</text:p>
              </table:table-cell>
              <table:table-cell office:value-type="float" office:value="126.772125732796">
                <text:p>126.772125732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103.494576773415">
                <text:p>103.494576773415</text:p>
              </table:table-cell>
              <table:table-cell office:value-type="float" office:value="102.55041254615">
                <text:p>102.55041254615</text:p>
              </table:table-cell>
              <table:table-cell office:value-type="float" office:value="101.482689964167">
                <text:p>101.482689964167</text:p>
              </table:table-cell>
              <table:table-cell office:value-type="float" office:value="101.1675281146">
                <text:p>101.1675281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104.698541126215">
                <text:p>104.698541126215</text:p>
              </table:table-cell>
              <table:table-cell office:value-type="float" office:value="101.996352137151">
                <text:p>101.996352137151</text:p>
              </table:table-cell>
              <table:table-cell office:value-type="float" office:value="100.645208510277">
                <text:p>100.645208510277</text:p>
              </table:table-cell>
              <table:table-cell office:value-type="float" office:value="101.196708183808">
                <text:p>101.1967081838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05.468633287823">
                <text:p>105.468633287823</text:p>
              </table:table-cell>
              <table:table-cell office:value-type="float" office:value="102.506243614019">
                <text:p>102.506243614019</text:p>
              </table:table-cell>
              <table:table-cell office:value-type="float" office:value="101.153661677288">
                <text:p>101.153661677288</text:p>
              </table:table-cell>
              <table:table-cell office:value-type="float" office:value="100.798585525222">
                <text:p>100.798585525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58cm" svg:height="10.425cm" xlink:href=".." xlink:type="simple" chart:class="chart:scatter" chart:style-name="ch1">
        <chart:title svg:x="0.903cm" svg:y="0.344cm" chart:style-name="ch2">
          <text:p>Peggioramento soluzione Simulated Annealing rispetto a CPLEX (globale)</text:p>
        </chart:title>
        <chart:plot-area chart:style-name="ch3" table:cell-range-address="Foglio2.J92:Foglio2.J101 Foglio2.L92:Foglio2.L101" svg:x="0.848cm" svg:y="1.536cm" svg:width="15.748cm" svg:height="8.222cm">
          <chartooo:coordinate-region svg:x="2.157cm" svg:y="1.738cm" svg:width="14.152cm" svg:height="7.367cm"/>
          <chart:axis chart:dimension="x" chart:name="primary-x" chart:style-name="ch4">
            <chart:title svg:x="7.979cm" svg:y="9.705cm" chart:style-name="ch5">
              <text:p>N° nodi</text:p>
            </chart:title>
          </chart:axis>
          <chart:axis chart:dimension="y" chart:name="primary-y" chart:style-name="ch6">
            <chart:title svg:x="0cm" svg:y="7.247cm" chart:style-name="ch7">
              <text:p>Punti percentuali</text:p>
            </chart:title>
            <chart:grid chart:style-name="ch8" chart:class="major"/>
          </chart:axis>
          <chart:series chart:style-name="ch9" chart:values-cell-range-address="Foglio2.L92:Foglio2.L101" chart:class="chart:scatter">
            <chart:domain table:cell-range-address="Foglio2.J92:Foglio2.J10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J92:Foglio2.J101</svg:desc>
                </draw:g>
              </table:table-cell>
              <table:table-cell office:value-type="float" office:value="99.9984283788932">
                <text:p>99.9984283788932</text:p>
                <draw:g>
                  <svg:desc>Foglio2.L92:Foglio2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0.04845952518">
                <text:p>100.04845952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1.781998880073">
                <text:p>101.781998880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0.893696632038">
                <text:p>100.893696632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1.059624597159">
                <text:p>101.059624597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2.973186871564">
                <text:p>102.973186871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7.621080228625">
                <text:p>107.621080228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2.173801849583">
                <text:p>102.17380184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2.134202489363">
                <text:p>102.13420248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2.481781026088">
                <text:p>102.4817810260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